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79mm"/>
    </style:style>
    <style:style style:name="co2" style:family="table-column">
      <style:table-column-properties fo:break-before="auto" style:column-width="19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26.33mm"/>
    </style:style>
    <style:style style:name="co8" style:family="table-column">
      <style:table-column-properties fo:break-before="auto" style:column-width="24.41mm"/>
    </style:style>
    <style:style style:name="co9" style:family="table-column">
      <style:table-column-properties fo:break-before="auto" style:column-width="25.36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25.29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16.72mm"/>
    </style:style>
    <style:style style:name="co16" style:family="table-column">
      <style:table-column-properties fo:break-before="auto" style:column-width="19.28mm"/>
    </style:style>
    <style:style style:name="co17" style:family="table-column">
      <style:table-column-properties fo:break-before="auto" style:column-width="34.34mm"/>
    </style:style>
    <style:style style:name="co18" style:family="table-column">
      <style:table-column-properties fo:break-before="auto" style:column-width="21.2mm"/>
    </style:style>
    <style:style style:name="ro1" style:family="table-row">
      <style:table-row-properties style:row-height="5.9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ackground-color="#fffb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b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ackground-color="#fffb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b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adc5e7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fo:background-color="#e0efd4"/>
    </style:style>
    <style:style style:name="ce28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b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bcc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4"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8"/>
        <table:table-column table:style-name="co4" table:number-columns-repeated="3" table:default-cell-style-name="ce19"/>
        <table:table-column table:style-name="co5" table:number-columns-repeated="3" table:default-cell-style-name="ce19"/>
        <table:table-column table:style-name="co6" table:number-columns-repeated="3" table:default-cell-style-name="ce19"/>
        <table:table-column table:style-name="co3" table:number-columns-repeated="27" table:default-cell-style-name="ce19"/>
        <table:table-row table:style-name="ro1">
          <table:table-cell table:style-name="ce1" office:value-type="string" calcext:value-type="string" table:number-columns-spanned="1" table:number-rows-spanned="4">
            <text:p># Test</text:p>
          </table:table-cell>
          <table:table-cell table:style-name="ce6" office:value-type="string" calcext:value-type="string" table:number-columns-spanned="3" table:number-rows-spanned="3">
            <text:p>Secuenctial Algorithm</text:p>
          </table:table-cell>
          <table:covered-table-cell table:number-columns-repeated="2" table:style-name="ce6"/>
          <table:table-cell table:style-name="ce15" office:value-type="string" calcext:value-type="string" table:number-columns-spanned="9" table:number-rows-spanned="2">
            <text:p>MPI</text:p>
          </table:table-cell>
          <table:covered-table-cell table:number-columns-repeated="8" table:style-name="ce16"/>
          <table:table-cell table:style-name="ce25" office:value-type="string" calcext:value-type="string" table:number-columns-spanned="27" table:number-rows-spanned="1">
            <text:p>OpenMP</text:p>
          </table:table-cell>
          <table:covered-table-cell table:number-columns-repeated="26" table:style-name="ce27"/>
        </table:table-row>
        <table:table-row table:style-name="ro2">
          <table:covered-table-cell table:style-name="ce1"/>
          <table:covered-table-cell table:number-columns-repeated="3" table:style-name="ce6"/>
          <table:covered-table-cell table:number-columns-repeated="9" table:style-name="ce16"/>
          <table:table-cell table:style-name="ce26" office:value-type="string" calcext:value-type="string" table:number-columns-spanned="9" table:number-rows-spanned="1">
            <text:p>N = 512</text:p>
          </table:table-cell>
          <table:covered-table-cell table:number-columns-repeated="8" table:style-name="ce27"/>
          <table:table-cell table:style-name="ce26" office:value-type="string" calcext:value-type="string" table:number-columns-spanned="9" table:number-rows-spanned="1">
            <text:p>N = 1024</text:p>
          </table:table-cell>
          <table:covered-table-cell table:number-columns-repeated="8" table:style-name="ce27"/>
          <table:table-cell table:style-name="ce26" office:value-type="string" calcext:value-type="string" table:number-columns-spanned="9" table:number-rows-spanned="1">
            <text:p>N = 2048</text:p>
          </table:table-cell>
          <table:covered-table-cell table:number-columns-repeated="8" table:style-name="ce27"/>
        </table:table-row>
        <table:table-row table:style-name="ro2">
          <table:covered-table-cell table:style-name="ce1"/>
          <table:covered-table-cell table:number-columns-repeated="3" table:style-name="ce6"/>
          <table:table-cell table:style-name="ce18" office:value-type="string" calcext:value-type="string" table:number-columns-spanned="3" table:number-rows-spanned="1">
            <text:p>N = 512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N = 1024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N = 2048</text:p>
          </table:table-cell>
          <table:covered-table-cell table:number-columns-repeated="2" table:style-name="ce18"/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  <table:table-cell table:style-name="ce26" office:value-type="string" calcext:value-type="string">
            <text:p>P = <text:s/>4</text:p>
          </table:table-cell>
          <table:table-cell table:style-name="ce26" office:value-type="string" calcext:value-type="string">
            <text:p>P = <text:s/>8</text:p>
          </table:table-cell>
          <table:table-cell table:style-name="ce26" office:value-type="string" calcext:value-type="string">
            <text:p>P = <text:s/>12</text:p>
          </table:table-cell>
        </table:table-row>
        <table:table-row table:style-name="ro2">
          <table:covered-table-cell table:style-name="ce1"/>
          <table:table-cell table:style-name="ce7" office:value-type="string" calcext:value-type="string">
            <text:p>N = 512</text:p>
          </table:table-cell>
          <table:table-cell table:style-name="ce7" office:value-type="string" calcext:value-type="string">
            <text:p>N = 1024</text:p>
          </table:table-cell>
          <table:table-cell table:style-name="ce11" office:value-type="string" calcext:value-type="string">
            <text:p>N = 2048</text:p>
          </table:table-cell>
          <table:table-cell table:style-name="ce18" office:value-type="string" calcext:value-type="string">
            <text:p>K = <text:s/>4</text:p>
          </table:table-cell>
          <table:table-cell table:style-name="ce18" office:value-type="string" calcext:value-type="string">
            <text:p>K = <text:s/>8</text:p>
          </table:table-cell>
          <table:table-cell table:style-name="ce18" office:value-type="string" calcext:value-type="string">
            <text:p>K = <text:s/>12</text:p>
          </table:table-cell>
          <table:table-cell table:style-name="ce18" office:value-type="string" calcext:value-type="string">
            <text:p>K = <text:s/>4</text:p>
          </table:table-cell>
          <table:table-cell table:style-name="ce18" office:value-type="string" calcext:value-type="string">
            <text:p>K = <text:s/>8</text:p>
          </table:table-cell>
          <table:table-cell table:style-name="ce18" office:value-type="string" calcext:value-type="string">
            <text:p>K = <text:s/>12</text:p>
          </table:table-cell>
          <table:table-cell table:style-name="ce18" office:value-type="string" calcext:value-type="string">
            <text:p>K = <text:s/>4</text:p>
          </table:table-cell>
          <table:table-cell table:style-name="ce18" office:value-type="string" calcext:value-type="string">
            <text:p>K = <text:s/>8</text:p>
          </table:table-cell>
          <table:table-cell table:style-name="ce18" office:value-type="string" calcext:value-type="string">
            <text:p>K = <text:s/>12</text:p>
          </table:table-cell>
          <table:table-cell table:number-columns-repeated="3" table:style-name="ce26" office:value-type="string" calcext:value-type="string">
            <text:p>K = <text:s/>4</text:p>
          </table:table-cell>
          <table:table-cell table:number-columns-repeated="3" table:style-name="ce26" office:value-type="string" calcext:value-type="string">
            <text:p>K = 8</text:p>
          </table:table-cell>
          <table:table-cell table:number-columns-repeated="3" table:style-name="ce26" office:value-type="string" calcext:value-type="string">
            <text:p>K = 12</text:p>
          </table:table-cell>
          <table:table-cell table:number-columns-repeated="3" table:style-name="ce26" office:value-type="string" calcext:value-type="string">
            <text:p>K = <text:s/>4</text:p>
          </table:table-cell>
          <table:table-cell table:number-columns-repeated="3" table:style-name="ce26" office:value-type="string" calcext:value-type="string">
            <text:p>K = 8</text:p>
          </table:table-cell>
          <table:table-cell table:number-columns-repeated="3" table:style-name="ce26" office:value-type="string" calcext:value-type="string">
            <text:p>K = 12</text:p>
          </table:table-cell>
          <table:table-cell table:number-columns-repeated="3" table:style-name="ce26" office:value-type="string" calcext:value-type="string">
            <text:p>K = <text:s/>4</text:p>
          </table:table-cell>
          <table:table-cell table:number-columns-repeated="3" table:style-name="ce26" office:value-type="string" calcext:value-type="string">
            <text:p>K = 8</text:p>
          </table:table-cell>
          <table:table-cell table:number-columns-repeated="3" table:style-name="ce26" office:value-type="string" calcext:value-type="string">
            <text:p>K = 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.782062" calcext:value-type="float">
            <text:p>11,78</text:p>
          </table:table-cell>
          <table:table-cell office:value-type="float" office:value="93.856065" calcext:value-type="float">
            <text:p>93,86</text:p>
          </table:table-cell>
          <table:table-cell office:value-type="float" office:value="2499.941579" calcext:value-type="float">
            <text:p>2499,94</text:p>
          </table:table-cell>
          <table:table-cell office:value-type="float" office:value="4.329321" calcext:value-type="float">
            <text:p>4,33</text:p>
          </table:table-cell>
          <table:table-cell office:value-type="float" office:value="1.881847" calcext:value-type="float">
            <text:p>1,88</text:p>
          </table:table-cell>
          <table:table-cell office:value-type="float" office:value="1.3826" calcext:value-type="float">
            <text:p>1,38</text:p>
          </table:table-cell>
          <table:table-cell office:value-type="float" office:value="37.669599" calcext:value-type="float">
            <text:p>37,67</text:p>
          </table:table-cell>
          <table:table-cell office:value-type="float" office:value="18.798695" calcext:value-type="float">
            <text:p>18,80</text:p>
          </table:table-cell>
          <table:table-cell office:value-type="float" office:value="12.074037" calcext:value-type="float">
            <text:p>12,07</text:p>
          </table:table-cell>
          <table:table-cell office:value-type="float" office:value="706.937" calcext:value-type="float">
            <text:p>706,94</text:p>
          </table:table-cell>
          <table:table-cell office:value-type="float" office:value="308.788809" calcext:value-type="float">
            <text:p>308,79</text:p>
          </table:table-cell>
          <table:table-cell office:value-type="float" office:value="200.986554" calcext:value-type="float">
            <text:p>200,99</text:p>
          </table:table-cell>
          <table:table-cell office:value-type="float" office:value="1.636301" calcext:value-type="float">
            <text:p>1,64</text:p>
          </table:table-cell>
          <table:table-cell office:value-type="float" office:value="1.408287" calcext:value-type="float">
            <text:p>1,41</text:p>
          </table:table-cell>
          <table:table-cell office:value-type="float" office:value="1.325529" calcext:value-type="float">
            <text:p>1,33</text:p>
          </table:table-cell>
          <table:table-cell office:value-type="float" office:value="1.174443" calcext:value-type="float">
            <text:p>1,17</text:p>
          </table:table-cell>
          <table:table-cell office:value-type="float" office:value="1.109766" calcext:value-type="float">
            <text:p>1,11</text:p>
          </table:table-cell>
          <table:table-cell office:value-type="float" office:value="1.178671" calcext:value-type="float">
            <text:p>1,18</text:p>
          </table:table-cell>
          <table:table-cell office:value-type="float" office:value="1.126143" calcext:value-type="float">
            <text:p>1,13</text:p>
          </table:table-cell>
          <table:table-cell office:value-type="float" office:value="1.275141" calcext:value-type="float">
            <text:p>1,28</text:p>
          </table:table-cell>
          <table:table-cell office:value-type="float" office:value="1.304224" calcext:value-type="float">
            <text:p>1,30</text:p>
          </table:table-cell>
          <table:table-cell office:value-type="float" office:value="12.514566" calcext:value-type="float">
            <text:p>12,51</text:p>
          </table:table-cell>
          <table:table-cell office:value-type="float" office:value="9.438341" calcext:value-type="float">
            <text:p>9,44</text:p>
          </table:table-cell>
          <table:table-cell office:value-type="float" office:value="9.141252" calcext:value-type="float">
            <text:p>9,14</text:p>
          </table:table-cell>
          <table:table-cell office:value-type="float" office:value="8.980733" calcext:value-type="float">
            <text:p>8,98</text:p>
          </table:table-cell>
          <table:table-cell office:value-type="float" office:value="8.833769" calcext:value-type="float">
            <text:p>8,83</text:p>
          </table:table-cell>
          <table:table-cell office:value-type="float" office:value="8.719125" calcext:value-type="float">
            <text:p>8,72</text:p>
          </table:table-cell>
          <table:table-cell office:value-type="float" office:value="8.358729" calcext:value-type="float">
            <text:p>8,36</text:p>
          </table:table-cell>
          <table:table-cell office:value-type="float" office:value="8.589367" calcext:value-type="float">
            <text:p>8,59</text:p>
          </table:table-cell>
          <table:table-cell office:value-type="float" office:value="8.795731" calcext:value-type="float">
            <text:p>8,80</text:p>
          </table:table-cell>
          <table:table-cell office:value-type="float" office:value="202.027539" calcext:value-type="float">
            <text:p>202,03</text:p>
          </table:table-cell>
          <table:table-cell office:value-type="float" office:value="164.35356" calcext:value-type="float">
            <text:p>164,35</text:p>
          </table:table-cell>
          <table:table-cell office:value-type="float" office:value="165.370977" calcext:value-type="float">
            <text:p>165,37</text:p>
          </table:table-cell>
          <table:table-cell office:value-type="float" office:value="140.403642" calcext:value-type="float">
            <text:p>140,40</text:p>
          </table:table-cell>
          <table:table-cell office:value-type="float" office:value="138.919892" calcext:value-type="float">
            <text:p>138,92</text:p>
          </table:table-cell>
          <table:table-cell office:value-type="float" office:value="141.346815" calcext:value-type="float">
            <text:p>141,35</text:p>
          </table:table-cell>
          <table:table-cell office:value-type="float" office:value="130.799843" calcext:value-type="float">
            <text:p>130,80</text:p>
          </table:table-cell>
          <table:table-cell office:value-type="float" office:value="131.962836" calcext:value-type="float">
            <text:p>131,96</text:p>
          </table:table-cell>
          <table:table-cell office:value-type="float" office:value="133.763277" calcext:value-type="float">
            <text:p>133,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.586841" calcext:value-type="float">
            <text:p>11,59</text:p>
          </table:table-cell>
          <table:table-cell office:value-type="float" office:value="92.912849" calcext:value-type="float">
            <text:p>92,91</text:p>
          </table:table-cell>
          <table:table-cell office:value-type="float" office:value="2091.796801" calcext:value-type="float">
            <text:p>2091,80</text:p>
          </table:table-cell>
          <table:table-cell office:value-type="float" office:value="3.992656" calcext:value-type="float">
            <text:p>3,99</text:p>
          </table:table-cell>
          <table:table-cell office:value-type="float" office:value="1.782875" calcext:value-type="float">
            <text:p>1,78</text:p>
          </table:table-cell>
          <table:table-cell office:value-type="float" office:value="1.276889" calcext:value-type="float">
            <text:p>1,28</text:p>
          </table:table-cell>
          <table:table-cell office:value-type="float" office:value="38.188429" calcext:value-type="float">
            <text:p>38,19</text:p>
          </table:table-cell>
          <table:table-cell office:value-type="float" office:value="18.793176" calcext:value-type="float">
            <text:p>18,79</text:p>
          </table:table-cell>
          <table:table-cell office:value-type="float" office:value="11.923832" calcext:value-type="float">
            <text:p>11,92</text:p>
          </table:table-cell>
          <table:table-cell office:value-type="float" office:value="705.640746" calcext:value-type="float">
            <text:p>705,64</text:p>
          </table:table-cell>
          <table:table-cell office:value-type="float" office:value="308.204783" calcext:value-type="float">
            <text:p>308,20</text:p>
          </table:table-cell>
          <table:table-cell office:value-type="float" office:value="200.614437" calcext:value-type="float">
            <text:p>200,61</text:p>
          </table:table-cell>
          <table:table-cell office:value-type="float" office:value="1.621942" calcext:value-type="float">
            <text:p>1,62</text:p>
          </table:table-cell>
          <table:table-cell office:value-type="float" office:value="1.320004" calcext:value-type="float">
            <text:p>1,32</text:p>
          </table:table-cell>
          <table:table-cell office:value-type="float" office:value="1.26731" calcext:value-type="float">
            <text:p>1,27</text:p>
          </table:table-cell>
          <table:table-cell office:value-type="float" office:value="1.12437" calcext:value-type="float">
            <text:p>1,12</text:p>
          </table:table-cell>
          <table:table-cell office:value-type="float" office:value="1.087397" calcext:value-type="float">
            <text:p>1,09</text:p>
          </table:table-cell>
          <table:table-cell office:value-type="float" office:value="1.144578" calcext:value-type="float">
            <text:p>1,14</text:p>
          </table:table-cell>
          <table:table-cell office:value-type="float" office:value="1.087463" calcext:value-type="float">
            <text:p>1,09</text:p>
          </table:table-cell>
          <table:table-cell office:value-type="float" office:value="1.199888" calcext:value-type="float">
            <text:p>1,20</text:p>
          </table:table-cell>
          <table:table-cell office:value-type="float" office:value="1.336447" calcext:value-type="float">
            <text:p>1,34</text:p>
          </table:table-cell>
          <table:table-cell office:value-type="float" office:value="12.412954" calcext:value-type="float">
            <text:p>12,41</text:p>
          </table:table-cell>
          <table:table-cell office:value-type="float" office:value="9.49393" calcext:value-type="float">
            <text:p>9,49</text:p>
          </table:table-cell>
          <table:table-cell office:value-type="float" office:value="8.882545" calcext:value-type="float">
            <text:p>8,88</text:p>
          </table:table-cell>
          <table:table-cell office:value-type="float" office:value="9.04099" calcext:value-type="float">
            <text:p>9,04</text:p>
          </table:table-cell>
          <table:table-cell office:value-type="float" office:value="8.806218" calcext:value-type="float">
            <text:p>8,81</text:p>
          </table:table-cell>
          <table:table-cell office:value-type="float" office:value="8.614098" calcext:value-type="float">
            <text:p>8,61</text:p>
          </table:table-cell>
          <table:table-cell office:value-type="float" office:value="8.279305" calcext:value-type="float">
            <text:p>8,28</text:p>
          </table:table-cell>
          <table:table-cell office:value-type="float" office:value="8.752077" calcext:value-type="float">
            <text:p>8,75</text:p>
          </table:table-cell>
          <table:table-cell office:value-type="float" office:value="8.705823" calcext:value-type="float">
            <text:p>8,71</text:p>
          </table:table-cell>
          <table:table-cell office:value-type="float" office:value="179.66355" calcext:value-type="float">
            <text:p>179,66</text:p>
          </table:table-cell>
          <table:table-cell office:value-type="float" office:value="162.268399" calcext:value-type="float">
            <text:p>162,27</text:p>
          </table:table-cell>
          <table:table-cell office:value-type="float" office:value="165.386508" calcext:value-type="float">
            <text:p>165,39</text:p>
          </table:table-cell>
          <table:table-cell office:value-type="float" office:value="141.745445" calcext:value-type="float">
            <text:p>141,75</text:p>
          </table:table-cell>
          <table:table-cell office:value-type="float" office:value="138.14692" calcext:value-type="float">
            <text:p>138,15</text:p>
          </table:table-cell>
          <table:table-cell office:value-type="float" office:value="141.474878" calcext:value-type="float">
            <text:p>141,47</text:p>
          </table:table-cell>
          <table:table-cell office:value-type="float" office:value="130.505326" calcext:value-type="float">
            <text:p>130,51</text:p>
          </table:table-cell>
          <table:table-cell office:value-type="float" office:value="131.820158" calcext:value-type="float">
            <text:p>131,82</text:p>
          </table:table-cell>
          <table:table-cell office:value-type="float" office:value="133.310576" calcext:value-type="float">
            <text:p>133,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.643681" calcext:value-type="float">
            <text:p>11,64</text:p>
          </table:table-cell>
          <table:table-cell office:value-type="float" office:value="92.922826" calcext:value-type="float">
            <text:p>92,92</text:p>
          </table:table-cell>
          <table:table-cell office:value-type="float" office:value="2091.706319" calcext:value-type="float">
            <text:p>2091,71</text:p>
          </table:table-cell>
          <table:table-cell office:value-type="float" office:value="3.985901" calcext:value-type="float">
            <text:p>3,99</text:p>
          </table:table-cell>
          <table:table-cell office:value-type="float" office:value="1.780812" calcext:value-type="float">
            <text:p>1,78</text:p>
          </table:table-cell>
          <table:table-cell office:value-type="float" office:value="1.279224" calcext:value-type="float">
            <text:p>1,28</text:p>
          </table:table-cell>
          <table:table-cell office:value-type="float" office:value="37.833814" calcext:value-type="float">
            <text:p>37,83</text:p>
          </table:table-cell>
          <table:table-cell office:value-type="float" office:value="18.784208" calcext:value-type="float">
            <text:p>18,78</text:p>
          </table:table-cell>
          <table:table-cell office:value-type="float" office:value="11.918634" calcext:value-type="float">
            <text:p>11,92</text:p>
          </table:table-cell>
          <table:table-cell office:value-type="float" office:value="706.850626" calcext:value-type="float">
            <text:p>706,85</text:p>
          </table:table-cell>
          <table:table-cell office:value-type="float" office:value="308.398469" calcext:value-type="float">
            <text:p>308,40</text:p>
          </table:table-cell>
          <table:table-cell office:value-type="float" office:value="200.91373" calcext:value-type="float">
            <text:p>200,91</text:p>
          </table:table-cell>
          <table:table-cell office:value-type="float" office:value="1.621684" calcext:value-type="float">
            <text:p>1,62</text:p>
          </table:table-cell>
          <table:table-cell office:value-type="float" office:value="1.342427" calcext:value-type="float">
            <text:p>1,34</text:p>
          </table:table-cell>
          <table:table-cell office:value-type="float" office:value="1.27235" calcext:value-type="float">
            <text:p>1,27</text:p>
          </table:table-cell>
          <table:table-cell office:value-type="float" office:value="1.126867" calcext:value-type="float">
            <text:p>1,13</text:p>
          </table:table-cell>
          <table:table-cell office:value-type="float" office:value="1.121263" calcext:value-type="float">
            <text:p>1,12</text:p>
          </table:table-cell>
          <table:table-cell office:value-type="float" office:value="1.162763" calcext:value-type="float">
            <text:p>1,16</text:p>
          </table:table-cell>
          <table:table-cell office:value-type="float" office:value="1.076753" calcext:value-type="float">
            <text:p>1,08</text:p>
          </table:table-cell>
          <table:table-cell office:value-type="float" office:value="1.21162" calcext:value-type="float">
            <text:p>1,21</text:p>
          </table:table-cell>
          <table:table-cell office:value-type="float" office:value="1.198357" calcext:value-type="float">
            <text:p>1,20</text:p>
          </table:table-cell>
          <table:table-cell office:value-type="float" office:value="12.44282" calcext:value-type="float">
            <text:p>12,44</text:p>
          </table:table-cell>
          <table:table-cell office:value-type="float" office:value="9.613097" calcext:value-type="float">
            <text:p>9,61</text:p>
          </table:table-cell>
          <table:table-cell office:value-type="float" office:value="9.234654" calcext:value-type="float">
            <text:p>9,23</text:p>
          </table:table-cell>
          <table:table-cell office:value-type="float" office:value="8.887651" calcext:value-type="float">
            <text:p>8,89</text:p>
          </table:table-cell>
          <table:table-cell office:value-type="float" office:value="8.821869" calcext:value-type="float">
            <text:p>8,82</text:p>
          </table:table-cell>
          <table:table-cell office:value-type="float" office:value="8.603087" calcext:value-type="float">
            <text:p>8,60</text:p>
          </table:table-cell>
          <table:table-cell office:value-type="float" office:value="8.292742" calcext:value-type="float">
            <text:p>8,29</text:p>
          </table:table-cell>
          <table:table-cell office:value-type="float" office:value="8.779338" calcext:value-type="float">
            <text:p>8,78</text:p>
          </table:table-cell>
          <table:table-cell office:value-type="float" office:value="8.74568" calcext:value-type="float">
            <text:p>8,75</text:p>
          </table:table-cell>
          <table:table-cell office:value-type="float" office:value="179.708425" calcext:value-type="float">
            <text:p>179,71</text:p>
          </table:table-cell>
          <table:table-cell office:value-type="float" office:value="163.535501" calcext:value-type="float">
            <text:p>163,54</text:p>
          </table:table-cell>
          <table:table-cell office:value-type="float" office:value="165.566051" calcext:value-type="float">
            <text:p>165,57</text:p>
          </table:table-cell>
          <table:table-cell office:value-type="float" office:value="139.965199" calcext:value-type="float">
            <text:p>139,97</text:p>
          </table:table-cell>
          <table:table-cell office:value-type="float" office:value="138.063019" calcext:value-type="float">
            <text:p>138,06</text:p>
          </table:table-cell>
          <table:table-cell office:value-type="float" office:value="141.42629" calcext:value-type="float">
            <text:p>141,43</text:p>
          </table:table-cell>
          <table:table-cell office:value-type="float" office:value="130.568224" calcext:value-type="float">
            <text:p>130,57</text:p>
          </table:table-cell>
          <table:table-cell office:value-type="float" office:value="132.39588" calcext:value-type="float">
            <text:p>132,40</text:p>
          </table:table-cell>
          <table:table-cell office:value-type="float" office:value="134.187726" calcext:value-type="float">
            <text:p>134,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.596171" calcext:value-type="float">
            <text:p>11,60</text:p>
          </table:table-cell>
          <table:table-cell office:value-type="float" office:value="93.848405" calcext:value-type="float">
            <text:p>93,85</text:p>
          </table:table-cell>
          <table:table-cell office:value-type="float" office:value="2091.734505" calcext:value-type="float">
            <text:p>2091,73</text:p>
          </table:table-cell>
          <table:table-cell office:value-type="float" office:value="3.984112" calcext:value-type="float">
            <text:p>3,98</text:p>
          </table:table-cell>
          <table:table-cell office:value-type="float" office:value="1.782926" calcext:value-type="float">
            <text:p>1,78</text:p>
          </table:table-cell>
          <table:table-cell office:value-type="float" office:value="1.276088" calcext:value-type="float">
            <text:p>1,28</text:p>
          </table:table-cell>
          <table:table-cell office:value-type="float" office:value="37.93456" calcext:value-type="float">
            <text:p>37,93</text:p>
          </table:table-cell>
          <table:table-cell office:value-type="float" office:value="18.772915" calcext:value-type="float">
            <text:p>18,77</text:p>
          </table:table-cell>
          <table:table-cell office:value-type="float" office:value="11.921038" calcext:value-type="float">
            <text:p>11,92</text:p>
          </table:table-cell>
          <table:table-cell office:value-type="float" office:value="707.763855" calcext:value-type="float">
            <text:p>707,76</text:p>
          </table:table-cell>
          <table:table-cell office:value-type="float" office:value="308.287269" calcext:value-type="float">
            <text:p>308,29</text:p>
          </table:table-cell>
          <table:table-cell office:value-type="float" office:value="200.912151" calcext:value-type="float">
            <text:p>200,91</text:p>
          </table:table-cell>
          <table:table-cell office:value-type="float" office:value="1.639799" calcext:value-type="float">
            <text:p>1,64</text:p>
          </table:table-cell>
          <table:table-cell office:value-type="float" office:value="1.309938" calcext:value-type="float">
            <text:p>1,31</text:p>
          </table:table-cell>
          <table:table-cell office:value-type="float" office:value="1.286752" calcext:value-type="float">
            <text:p>1,29</text:p>
          </table:table-cell>
          <table:table-cell office:value-type="float" office:value="1.130191" calcext:value-type="float">
            <text:p>1,13</text:p>
          </table:table-cell>
          <table:table-cell office:value-type="float" office:value="1.110565" calcext:value-type="float">
            <text:p>1,11</text:p>
          </table:table-cell>
          <table:table-cell office:value-type="float" office:value="1.155358" calcext:value-type="float">
            <text:p>1,16</text:p>
          </table:table-cell>
          <table:table-cell office:value-type="float" office:value="1.085888" calcext:value-type="float">
            <text:p>1,09</text:p>
          </table:table-cell>
          <table:table-cell office:value-type="float" office:value="1.149137" calcext:value-type="float">
            <text:p>1,15</text:p>
          </table:table-cell>
          <table:table-cell office:value-type="float" office:value="1.166534" calcext:value-type="float">
            <text:p>1,17</text:p>
          </table:table-cell>
          <table:table-cell office:value-type="float" office:value="12.183524" calcext:value-type="float">
            <text:p>12,18</text:p>
          </table:table-cell>
          <table:table-cell office:value-type="float" office:value="9.427099" calcext:value-type="float">
            <text:p>9,43</text:p>
          </table:table-cell>
          <table:table-cell office:value-type="float" office:value="9.038817" calcext:value-type="float">
            <text:p>9,04</text:p>
          </table:table-cell>
          <table:table-cell office:value-type="float" office:value="8.888472" calcext:value-type="float">
            <text:p>8,89</text:p>
          </table:table-cell>
          <table:table-cell office:value-type="float" office:value="8.804436" calcext:value-type="float">
            <text:p>8,80</text:p>
          </table:table-cell>
          <table:table-cell office:value-type="float" office:value="8.686365" calcext:value-type="float">
            <text:p>8,69</text:p>
          </table:table-cell>
          <table:table-cell office:value-type="float" office:value="8.295636" calcext:value-type="float">
            <text:p>8,30</text:p>
          </table:table-cell>
          <table:table-cell office:value-type="float" office:value="8.619352" calcext:value-type="float">
            <text:p>8,62</text:p>
          </table:table-cell>
          <table:table-cell office:value-type="float" office:value="8.72347" calcext:value-type="float">
            <text:p>8,72</text:p>
          </table:table-cell>
          <table:table-cell office:value-type="float" office:value="180.171249" calcext:value-type="float">
            <text:p>180,17</text:p>
          </table:table-cell>
          <table:table-cell office:value-type="float" office:value="164.433119" calcext:value-type="float">
            <text:p>164,43</text:p>
          </table:table-cell>
          <table:table-cell office:value-type="float" office:value="165.105036" calcext:value-type="float">
            <text:p>165,11</text:p>
          </table:table-cell>
          <table:table-cell office:value-type="float" office:value="140.59168" calcext:value-type="float">
            <text:p>140,59</text:p>
          </table:table-cell>
          <table:table-cell office:value-type="float" office:value="138.713948" calcext:value-type="float">
            <text:p>138,71</text:p>
          </table:table-cell>
          <table:table-cell office:value-type="float" office:value="141.506772" calcext:value-type="float">
            <text:p>141,51</text:p>
          </table:table-cell>
          <table:table-cell office:value-type="float" office:value="130.366994" calcext:value-type="float">
            <text:p>130,37</text:p>
          </table:table-cell>
          <table:table-cell office:value-type="float" office:value="132.55405" calcext:value-type="float">
            <text:p>132,55</text:p>
          </table:table-cell>
          <table:table-cell office:value-type="float" office:value="133.325467" calcext:value-type="float">
            <text:p>133,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.653246" calcext:value-type="float">
            <text:p>11,65</text:p>
          </table:table-cell>
          <table:table-cell office:value-type="float" office:value="92.904468" calcext:value-type="float">
            <text:p>92,90</text:p>
          </table:table-cell>
          <table:table-cell office:value-type="float" office:value="2092.261425" calcext:value-type="float">
            <text:p>2092,26</text:p>
          </table:table-cell>
          <table:table-cell office:value-type="float" office:value="3.986194" calcext:value-type="float">
            <text:p>3,99</text:p>
          </table:table-cell>
          <table:table-cell office:value-type="float" office:value="1.780787" calcext:value-type="float">
            <text:p>1,78</text:p>
          </table:table-cell>
          <table:table-cell office:value-type="float" office:value="1.278836" calcext:value-type="float">
            <text:p>1,28</text:p>
          </table:table-cell>
          <table:table-cell office:value-type="float" office:value="37.599333" calcext:value-type="float">
            <text:p>37,60</text:p>
          </table:table-cell>
          <table:table-cell office:value-type="float" office:value="18.79211" calcext:value-type="float">
            <text:p>18,79</text:p>
          </table:table-cell>
          <table:table-cell office:value-type="float" office:value="11.922966" calcext:value-type="float">
            <text:p>11,92</text:p>
          </table:table-cell>
          <table:table-cell office:value-type="float" office:value="707.076163" calcext:value-type="float">
            <text:p>707,08</text:p>
          </table:table-cell>
          <table:table-cell office:value-type="float" office:value="308.591612" calcext:value-type="float">
            <text:p>308,59</text:p>
          </table:table-cell>
          <table:table-cell office:value-type="float" office:value="200.697364" calcext:value-type="float">
            <text:p>200,70</text:p>
          </table:table-cell>
          <table:table-cell office:value-type="float" office:value="1.621872" calcext:value-type="float">
            <text:p>1,62</text:p>
          </table:table-cell>
          <table:table-cell office:value-type="float" office:value="1.300694" calcext:value-type="float">
            <text:p>1,30</text:p>
          </table:table-cell>
          <table:table-cell office:value-type="float" office:value="1.30847" calcext:value-type="float">
            <text:p>1,31</text:p>
          </table:table-cell>
          <table:table-cell office:value-type="float" office:value="1.117671" calcext:value-type="float">
            <text:p>1,12</text:p>
          </table:table-cell>
          <table:table-cell office:value-type="float" office:value="1.054938" calcext:value-type="float">
            <text:p>1,05</text:p>
          </table:table-cell>
          <table:table-cell office:value-type="float" office:value="1.081546" calcext:value-type="float">
            <text:p>1,08</text:p>
          </table:table-cell>
          <table:table-cell office:value-type="float" office:value="1.101824" calcext:value-type="float">
            <text:p>1,10</text:p>
          </table:table-cell>
          <table:table-cell office:value-type="float" office:value="1.085205" calcext:value-type="float">
            <text:p>1,09</text:p>
          </table:table-cell>
          <table:table-cell office:value-type="float" office:value="1.159814" calcext:value-type="float">
            <text:p>1,16</text:p>
          </table:table-cell>
          <table:table-cell office:value-type="float" office:value="12.251701" calcext:value-type="float">
            <text:p>12,25</text:p>
          </table:table-cell>
          <table:table-cell office:value-type="float" office:value="9.328398" calcext:value-type="float">
            <text:p>9,33</text:p>
          </table:table-cell>
          <table:table-cell office:value-type="float" office:value="9.049288" calcext:value-type="float">
            <text:p>9,05</text:p>
          </table:table-cell>
          <table:table-cell office:value-type="float" office:value="8.917831" calcext:value-type="float">
            <text:p>8,92</text:p>
          </table:table-cell>
          <table:table-cell office:value-type="float" office:value="8.751447" calcext:value-type="float">
            <text:p>8,75</text:p>
          </table:table-cell>
          <table:table-cell office:value-type="float" office:value="8.615784" calcext:value-type="float">
            <text:p>8,62</text:p>
          </table:table-cell>
          <table:table-cell office:value-type="float" office:value="8.329563" calcext:value-type="float">
            <text:p>8,33</text:p>
          </table:table-cell>
          <table:table-cell office:value-type="float" office:value="8.82628" calcext:value-type="float">
            <text:p>8,83</text:p>
          </table:table-cell>
          <table:table-cell office:value-type="float" office:value="8.632235" calcext:value-type="float">
            <text:p>8,63</text:p>
          </table:table-cell>
          <table:table-cell office:value-type="float" office:value="179.803444" calcext:value-type="float">
            <text:p>179,80</text:p>
          </table:table-cell>
          <table:table-cell office:value-type="float" office:value="165.091459" calcext:value-type="float">
            <text:p>165,09</text:p>
          </table:table-cell>
          <table:table-cell office:value-type="float" office:value="165.12938" calcext:value-type="float">
            <text:p>165,13</text:p>
          </table:table-cell>
          <table:table-cell office:value-type="float" office:value="140.56355" calcext:value-type="float">
            <text:p>140,56</text:p>
          </table:table-cell>
          <table:table-cell office:value-type="float" office:value="138.125735" calcext:value-type="float">
            <text:p>138,13</text:p>
          </table:table-cell>
          <table:table-cell office:value-type="float" office:value="141.518179" calcext:value-type="float">
            <text:p>141,52</text:p>
          </table:table-cell>
          <table:table-cell office:value-type="float" office:value="130.278479" calcext:value-type="float">
            <text:p>130,28</text:p>
          </table:table-cell>
          <table:table-cell office:value-type="float" office:value="132.129543" calcext:value-type="float">
            <text:p>132,13</text:p>
          </table:table-cell>
          <table:table-cell office:value-type="float" office:value="134.238623" calcext:value-type="float">
            <text:p>134,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.582259" calcext:value-type="float">
            <text:p>11,58</text:p>
          </table:table-cell>
          <table:table-cell office:value-type="float" office:value="92.908959" calcext:value-type="float">
            <text:p>92,91</text:p>
          </table:table-cell>
          <table:table-cell office:value-type="float" office:value="2092.520315" calcext:value-type="float">
            <text:p>2092,52</text:p>
          </table:table-cell>
          <table:table-cell office:value-type="float" office:value="3.982632" calcext:value-type="float">
            <text:p>3,98</text:p>
          </table:table-cell>
          <table:table-cell office:value-type="float" office:value="1.782599" calcext:value-type="float">
            <text:p>1,78</text:p>
          </table:table-cell>
          <table:table-cell office:value-type="float" office:value="1.275902" calcext:value-type="float">
            <text:p>1,28</text:p>
          </table:table-cell>
          <table:table-cell office:value-type="float" office:value="37.741577" calcext:value-type="float">
            <text:p>37,74</text:p>
          </table:table-cell>
          <table:table-cell office:value-type="float" office:value="18.784562" calcext:value-type="float">
            <text:p>18,78</text:p>
          </table:table-cell>
          <table:table-cell office:value-type="float" office:value="11.922561" calcext:value-type="float">
            <text:p>11,92</text:p>
          </table:table-cell>
          <table:table-cell office:value-type="float" office:value="706.750246" calcext:value-type="float">
            <text:p>706,75</text:p>
          </table:table-cell>
          <table:table-cell office:value-type="float" office:value="308.529333" calcext:value-type="float">
            <text:p>308,53</text:p>
          </table:table-cell>
          <table:table-cell office:value-type="float" office:value="200.65603" calcext:value-type="float">
            <text:p>200,66</text:p>
          </table:table-cell>
          <table:table-cell office:value-type="float" office:value="1.614062" calcext:value-type="float">
            <text:p>1,61</text:p>
          </table:table-cell>
          <table:table-cell office:value-type="float" office:value="1.338496" calcext:value-type="float">
            <text:p>1,34</text:p>
          </table:table-cell>
          <table:table-cell office:value-type="float" office:value="1.268658" calcext:value-type="float">
            <text:p>1,27</text:p>
          </table:table-cell>
          <table:table-cell office:value-type="float" office:value="1.137287" calcext:value-type="float">
            <text:p>1,14</text:p>
          </table:table-cell>
          <table:table-cell office:value-type="float" office:value="1.015006" calcext:value-type="float">
            <text:p>1,02</text:p>
          </table:table-cell>
          <table:table-cell office:value-type="float" office:value="1.039335" calcext:value-type="float">
            <text:p>1,04</text:p>
          </table:table-cell>
          <table:table-cell office:value-type="float" office:value="1.085285" calcext:value-type="float">
            <text:p>1,09</text:p>
          </table:table-cell>
          <table:table-cell office:value-type="float" office:value="1.078476" calcext:value-type="float">
            <text:p>1,08</text:p>
          </table:table-cell>
          <table:table-cell office:value-type="float" office:value="1.159106" calcext:value-type="float">
            <text:p>1,16</text:p>
          </table:table-cell>
          <table:table-cell office:value-type="float" office:value="11.877617" calcext:value-type="float">
            <text:p>11,88</text:p>
          </table:table-cell>
          <table:table-cell office:value-type="float" office:value="9.487792" calcext:value-type="float">
            <text:p>9,49</text:p>
          </table:table-cell>
          <table:table-cell office:value-type="float" office:value="9.010907" calcext:value-type="float">
            <text:p>9,01</text:p>
          </table:table-cell>
          <table:table-cell office:value-type="float" office:value="8.912564" calcext:value-type="float">
            <text:p>8,91</text:p>
          </table:table-cell>
          <table:table-cell office:value-type="float" office:value="8.803952" calcext:value-type="float">
            <text:p>8,80</text:p>
          </table:table-cell>
          <table:table-cell office:value-type="float" office:value="8.604522" calcext:value-type="float">
            <text:p>8,60</text:p>
          </table:table-cell>
          <table:table-cell office:value-type="float" office:value="8.268729" calcext:value-type="float">
            <text:p>8,27</text:p>
          </table:table-cell>
          <table:table-cell office:value-type="float" office:value="8.725633" calcext:value-type="float">
            <text:p>8,73</text:p>
          </table:table-cell>
          <table:table-cell office:value-type="float" office:value="8.753634" calcext:value-type="float">
            <text:p>8,75</text:p>
          </table:table-cell>
          <table:table-cell office:value-type="float" office:value="179.995606" calcext:value-type="float">
            <text:p>180,00</text:p>
          </table:table-cell>
          <table:table-cell office:value-type="float" office:value="163.432955" calcext:value-type="float">
            <text:p>163,43</text:p>
          </table:table-cell>
          <table:table-cell office:value-type="float" office:value="165.678029" calcext:value-type="float">
            <text:p>165,68</text:p>
          </table:table-cell>
          <table:table-cell office:value-type="float" office:value="141.099688" calcext:value-type="float">
            <text:p>141,10</text:p>
          </table:table-cell>
          <table:table-cell office:value-type="float" office:value="137.821011" calcext:value-type="float">
            <text:p>137,82</text:p>
          </table:table-cell>
          <table:table-cell office:value-type="float" office:value="141.300134" calcext:value-type="float">
            <text:p>141,30</text:p>
          </table:table-cell>
          <table:table-cell office:value-type="float" office:value="130.458451" calcext:value-type="float">
            <text:p>130,46</text:p>
          </table:table-cell>
          <table:table-cell office:value-type="float" office:value="132.208573" calcext:value-type="float">
            <text:p>132,21</text:p>
          </table:table-cell>
          <table:table-cell office:value-type="float" office:value="132.431524" calcext:value-type="float">
            <text:p>132,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.597011" calcext:value-type="float">
            <text:p>11,60</text:p>
          </table:table-cell>
          <table:table-cell office:value-type="float" office:value="92.916884" calcext:value-type="float">
            <text:p>92,92</text:p>
          </table:table-cell>
          <table:table-cell office:value-type="float" office:value="2091.609761" calcext:value-type="float">
            <text:p>2091,61</text:p>
          </table:table-cell>
          <table:table-cell office:value-type="float" office:value="3.983684" calcext:value-type="float">
            <text:p>3,98</text:p>
          </table:table-cell>
          <table:table-cell office:value-type="float" office:value="1.780071" calcext:value-type="float">
            <text:p>1,78</text:p>
          </table:table-cell>
          <table:table-cell office:value-type="float" office:value="1.276501" calcext:value-type="float">
            <text:p>1,28</text:p>
          </table:table-cell>
          <table:table-cell office:value-type="float" office:value="37.041269" calcext:value-type="float">
            <text:p>37,04</text:p>
          </table:table-cell>
          <table:table-cell office:value-type="float" office:value="18.795315" calcext:value-type="float">
            <text:p>18,80</text:p>
          </table:table-cell>
          <table:table-cell office:value-type="float" office:value="11.925983" calcext:value-type="float">
            <text:p>11,93</text:p>
          </table:table-cell>
          <table:table-cell office:value-type="float" office:value="706.274298" calcext:value-type="float">
            <text:p>706,27</text:p>
          </table:table-cell>
          <table:table-cell office:value-type="float" office:value="308.664716" calcext:value-type="float">
            <text:p>308,66</text:p>
          </table:table-cell>
          <table:table-cell office:value-type="float" office:value="200.749407" calcext:value-type="float">
            <text:p>200,75</text:p>
          </table:table-cell>
          <table:table-cell office:value-type="float" office:value="1.626206" calcext:value-type="float">
            <text:p>1,63</text:p>
          </table:table-cell>
          <table:table-cell office:value-type="float" office:value="1.338954" calcext:value-type="float">
            <text:p>1,34</text:p>
          </table:table-cell>
          <table:table-cell office:value-type="float" office:value="1.277546" calcext:value-type="float">
            <text:p>1,28</text:p>
          </table:table-cell>
          <table:table-cell office:value-type="float" office:value="1.135044" calcext:value-type="float">
            <text:p>1,14</text:p>
          </table:table-cell>
          <table:table-cell office:value-type="float" office:value="0.976937" calcext:value-type="float">
            <text:p>0,98</text:p>
          </table:table-cell>
          <table:table-cell office:value-type="float" office:value="1.014805" calcext:value-type="float">
            <text:p>1,01</text:p>
          </table:table-cell>
          <table:table-cell office:value-type="float" office:value="1.103666" calcext:value-type="float">
            <text:p>1,10</text:p>
          </table:table-cell>
          <table:table-cell office:value-type="float" office:value="1.051599" calcext:value-type="float">
            <text:p>1,05</text:p>
          </table:table-cell>
          <table:table-cell office:value-type="float" office:value="1.208641" calcext:value-type="float">
            <text:p>1,21</text:p>
          </table:table-cell>
          <table:table-cell office:value-type="float" office:value="11.923152" calcext:value-type="float">
            <text:p>11,92</text:p>
          </table:table-cell>
          <table:table-cell office:value-type="float" office:value="9.482098" calcext:value-type="float">
            <text:p>9,48</text:p>
          </table:table-cell>
          <table:table-cell office:value-type="float" office:value="9.026818" calcext:value-type="float">
            <text:p>9,03</text:p>
          </table:table-cell>
          <table:table-cell office:value-type="float" office:value="8.969755" calcext:value-type="float">
            <text:p>8,97</text:p>
          </table:table-cell>
          <table:table-cell office:value-type="float" office:value="8.860873" calcext:value-type="float">
            <text:p>8,86</text:p>
          </table:table-cell>
          <table:table-cell office:value-type="float" office:value="8.737552" calcext:value-type="float">
            <text:p>8,74</text:p>
          </table:table-cell>
          <table:table-cell office:value-type="float" office:value="8.318732" calcext:value-type="float">
            <text:p>8,32</text:p>
          </table:table-cell>
          <table:table-cell office:value-type="float" office:value="8.527977" calcext:value-type="float">
            <text:p>8,53</text:p>
          </table:table-cell>
          <table:table-cell office:value-type="float" office:value="8.700379" calcext:value-type="float">
            <text:p>8,70</text:p>
          </table:table-cell>
          <table:table-cell office:value-type="float" office:value="180.042032" calcext:value-type="float">
            <text:p>180,04</text:p>
          </table:table-cell>
          <table:table-cell office:value-type="float" office:value="163.784306" calcext:value-type="float">
            <text:p>163,78</text:p>
          </table:table-cell>
          <table:table-cell office:value-type="float" office:value="165.235256" calcext:value-type="float">
            <text:p>165,24</text:p>
          </table:table-cell>
          <table:table-cell office:value-type="float" office:value="139.012736" calcext:value-type="float">
            <text:p>139,01</text:p>
          </table:table-cell>
          <table:table-cell office:value-type="float" office:value="138.290977" calcext:value-type="float">
            <text:p>138,29</text:p>
          </table:table-cell>
          <table:table-cell office:value-type="float" office:value="141.408088" calcext:value-type="float">
            <text:p>141,41</text:p>
          </table:table-cell>
          <table:table-cell office:value-type="float" office:value="130.464369" calcext:value-type="float">
            <text:p>130,46</text:p>
          </table:table-cell>
          <table:table-cell office:value-type="float" office:value="132.976418" calcext:value-type="float">
            <text:p>132,98</text:p>
          </table:table-cell>
          <table:table-cell office:value-type="float" office:value="133.582787" calcext:value-type="float">
            <text:p>133,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.026537" calcext:value-type="float">
            <text:p>12,03</text:p>
          </table:table-cell>
          <table:table-cell office:value-type="float" office:value="92.915973" calcext:value-type="float">
            <text:p>92,92</text:p>
          </table:table-cell>
          <table:table-cell office:value-type="float" office:value="2091.58819" calcext:value-type="float">
            <text:p>2091,59</text:p>
          </table:table-cell>
          <table:table-cell office:value-type="float" office:value="3.98522" calcext:value-type="float">
            <text:p>3,99</text:p>
          </table:table-cell>
          <table:table-cell office:value-type="float" office:value="1.782512" calcext:value-type="float">
            <text:p>1,78</text:p>
          </table:table-cell>
          <table:table-cell office:value-type="float" office:value="1.2779" calcext:value-type="float">
            <text:p>1,28</text:p>
          </table:table-cell>
          <table:table-cell office:value-type="float" office:value="37.300605" calcext:value-type="float">
            <text:p>37,30</text:p>
          </table:table-cell>
          <table:table-cell office:value-type="float" office:value="18.788565" calcext:value-type="float">
            <text:p>18,79</text:p>
          </table:table-cell>
          <table:table-cell office:value-type="float" office:value="11.909185" calcext:value-type="float">
            <text:p>11,91</text:p>
          </table:table-cell>
          <table:table-cell office:value-type="float" office:value="707.518822" calcext:value-type="float">
            <text:p>707,52</text:p>
          </table:table-cell>
          <table:table-cell office:value-type="float" office:value="308.400974" calcext:value-type="float">
            <text:p>308,40</text:p>
          </table:table-cell>
          <table:table-cell office:value-type="float" office:value="200.710082" calcext:value-type="float">
            <text:p>200,71</text:p>
          </table:table-cell>
          <table:table-cell office:value-type="float" office:value="1.628259" calcext:value-type="float">
            <text:p>1,63</text:p>
          </table:table-cell>
          <table:table-cell office:value-type="float" office:value="1.34086" calcext:value-type="float">
            <text:p>1,34</text:p>
          </table:table-cell>
          <table:table-cell office:value-type="float" office:value="1.30254" calcext:value-type="float">
            <text:p>1,30</text:p>
          </table:table-cell>
          <table:table-cell office:value-type="float" office:value="1.14704" calcext:value-type="float">
            <text:p>1,15</text:p>
          </table:table-cell>
          <table:table-cell office:value-type="float" office:value="1.034095" calcext:value-type="float">
            <text:p>1,03</text:p>
          </table:table-cell>
          <table:table-cell office:value-type="float" office:value="1.050347" calcext:value-type="float">
            <text:p>1,05</text:p>
          </table:table-cell>
          <table:table-cell office:value-type="float" office:value="1.072535" calcext:value-type="float">
            <text:p>1,07</text:p>
          </table:table-cell>
          <table:table-cell office:value-type="float" office:value="1.093505" calcext:value-type="float">
            <text:p>1,09</text:p>
          </table:table-cell>
          <table:table-cell office:value-type="float" office:value="1.201561" calcext:value-type="float">
            <text:p>1,20</text:p>
          </table:table-cell>
          <table:table-cell office:value-type="float" office:value="12.33791" calcext:value-type="float">
            <text:p>12,34</text:p>
          </table:table-cell>
          <table:table-cell office:value-type="float" office:value="9.402002" calcext:value-type="float">
            <text:p>9,40</text:p>
          </table:table-cell>
          <table:table-cell office:value-type="float" office:value="9.033995" calcext:value-type="float">
            <text:p>9,03</text:p>
          </table:table-cell>
          <table:table-cell office:value-type="float" office:value="8.96158" calcext:value-type="float">
            <text:p>8,96</text:p>
          </table:table-cell>
          <table:table-cell office:value-type="float" office:value="8.743845" calcext:value-type="float">
            <text:p>8,74</text:p>
          </table:table-cell>
          <table:table-cell office:value-type="float" office:value="8.617609" calcext:value-type="float">
            <text:p>8,62</text:p>
          </table:table-cell>
          <table:table-cell office:value-type="float" office:value="8.206856" calcext:value-type="float">
            <text:p>8,21</text:p>
          </table:table-cell>
          <table:table-cell office:value-type="float" office:value="8.681562" calcext:value-type="float">
            <text:p>8,68</text:p>
          </table:table-cell>
          <table:table-cell office:value-type="float" office:value="8.66164" calcext:value-type="float">
            <text:p>8,66</text:p>
          </table:table-cell>
          <table:table-cell office:value-type="float" office:value="179.443161" calcext:value-type="float">
            <text:p>179,44</text:p>
          </table:table-cell>
          <table:table-cell office:value-type="float" office:value="164.815934" calcext:value-type="float">
            <text:p>164,82</text:p>
          </table:table-cell>
          <table:table-cell office:value-type="float" office:value="165.133009" calcext:value-type="float">
            <text:p>165,13</text:p>
          </table:table-cell>
          <table:table-cell office:value-type="float" office:value="141.144105" calcext:value-type="float">
            <text:p>141,14</text:p>
          </table:table-cell>
          <table:table-cell office:value-type="float" office:value="137.971992" calcext:value-type="float">
            <text:p>137,97</text:p>
          </table:table-cell>
          <table:table-cell office:value-type="float" office:value="141.941835" calcext:value-type="float">
            <text:p>141,94</text:p>
          </table:table-cell>
          <table:table-cell office:value-type="float" office:value="130.37041" calcext:value-type="float">
            <text:p>130,37</text:p>
          </table:table-cell>
          <table:table-cell office:value-type="float" office:value="132.254901" calcext:value-type="float">
            <text:p>132,25</text:p>
          </table:table-cell>
          <table:table-cell office:value-type="float" office:value="134.43401" calcext:value-type="float">
            <text:p>134,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.015706" calcext:value-type="float">
            <text:p>12,02</text:p>
          </table:table-cell>
          <table:table-cell office:value-type="float" office:value="92.901966" calcext:value-type="float">
            <text:p>92,90</text:p>
          </table:table-cell>
          <table:table-cell office:value-type="float" office:value="2091.788243" calcext:value-type="float">
            <text:p>2091,79</text:p>
          </table:table-cell>
          <table:table-cell office:value-type="float" office:value="3.992521" calcext:value-type="float">
            <text:p>3,99</text:p>
          </table:table-cell>
          <table:table-cell office:value-type="float" office:value="1.780308" calcext:value-type="float">
            <text:p>1,78</text:p>
          </table:table-cell>
          <table:table-cell office:value-type="float" office:value="1.284229" calcext:value-type="float">
            <text:p>1,28</text:p>
          </table:table-cell>
          <table:table-cell office:value-type="float" office:value="38.435573" calcext:value-type="float">
            <text:p>38,44</text:p>
          </table:table-cell>
          <table:table-cell office:value-type="float" office:value="18.784934" calcext:value-type="float">
            <text:p>18,78</text:p>
          </table:table-cell>
          <table:table-cell office:value-type="float" office:value="11.91585" calcext:value-type="float">
            <text:p>11,92</text:p>
          </table:table-cell>
          <table:table-cell office:value-type="float" office:value="707.287654" calcext:value-type="float">
            <text:p>707,29</text:p>
          </table:table-cell>
          <table:table-cell office:value-type="float" office:value="308.43776" calcext:value-type="float">
            <text:p>308,44</text:p>
          </table:table-cell>
          <table:table-cell office:value-type="float" office:value="200.670294" calcext:value-type="float">
            <text:p>200,67</text:p>
          </table:table-cell>
          <table:table-cell office:value-type="float" office:value="1.616729" calcext:value-type="float">
            <text:p>1,62</text:p>
          </table:table-cell>
          <table:table-cell office:value-type="float" office:value="1.309193" calcext:value-type="float">
            <text:p>1,31</text:p>
          </table:table-cell>
          <table:table-cell office:value-type="float" office:value="1.275159" calcext:value-type="float">
            <text:p>1,28</text:p>
          </table:table-cell>
          <table:table-cell office:value-type="float" office:value="1.122434" calcext:value-type="float">
            <text:p>1,12</text:p>
          </table:table-cell>
          <table:table-cell office:value-type="float" office:value="0.981415" calcext:value-type="float">
            <text:p>0,98</text:p>
          </table:table-cell>
          <table:table-cell office:value-type="float" office:value="1.012199" calcext:value-type="float">
            <text:p>1,01</text:p>
          </table:table-cell>
          <table:table-cell office:value-type="float" office:value="1.081906" calcext:value-type="float">
            <text:p>1,08</text:p>
          </table:table-cell>
          <table:table-cell office:value-type="float" office:value="1.107828" calcext:value-type="float">
            <text:p>1,11</text:p>
          </table:table-cell>
          <table:table-cell office:value-type="float" office:value="1.195706" calcext:value-type="float">
            <text:p>1,20</text:p>
          </table:table-cell>
          <table:table-cell office:value-type="float" office:value="12.407407" calcext:value-type="float">
            <text:p>12,41</text:p>
          </table:table-cell>
          <table:table-cell office:value-type="float" office:value="9.796137" calcext:value-type="float">
            <text:p>9,80</text:p>
          </table:table-cell>
          <table:table-cell office:value-type="float" office:value="9.035537" calcext:value-type="float">
            <text:p>9,04</text:p>
          </table:table-cell>
          <table:table-cell office:value-type="float" office:value="9.030288" calcext:value-type="float">
            <text:p>9,03</text:p>
          </table:table-cell>
          <table:table-cell office:value-type="float" office:value="8.764223" calcext:value-type="float">
            <text:p>8,76</text:p>
          </table:table-cell>
          <table:table-cell office:value-type="float" office:value="8.714095" calcext:value-type="float">
            <text:p>8,71</text:p>
          </table:table-cell>
          <table:table-cell office:value-type="float" office:value="8.322058" calcext:value-type="float">
            <text:p>8,32</text:p>
          </table:table-cell>
          <table:table-cell office:value-type="float" office:value="8.678871" calcext:value-type="float">
            <text:p>8,68</text:p>
          </table:table-cell>
          <table:table-cell office:value-type="float" office:value="8.660398" calcext:value-type="float">
            <text:p>8,66</text:p>
          </table:table-cell>
          <table:table-cell office:value-type="float" office:value="179.378282" calcext:value-type="float">
            <text:p>179,38</text:p>
          </table:table-cell>
          <table:table-cell office:value-type="float" office:value="164.289315" calcext:value-type="float">
            <text:p>164,29</text:p>
          </table:table-cell>
          <table:table-cell office:value-type="float" office:value="164.987853" calcext:value-type="float">
            <text:p>164,99</text:p>
          </table:table-cell>
          <table:table-cell office:value-type="float" office:value="144.751488" calcext:value-type="float">
            <text:p>144,75</text:p>
          </table:table-cell>
          <table:table-cell office:value-type="float" office:value="138.172974" calcext:value-type="float">
            <text:p>138,17</text:p>
          </table:table-cell>
          <table:table-cell office:value-type="float" office:value="141.197515" calcext:value-type="float">
            <text:p>141,20</text:p>
          </table:table-cell>
          <table:table-cell office:value-type="float" office:value="130.373384" calcext:value-type="float">
            <text:p>130,37</text:p>
          </table:table-cell>
          <table:table-cell office:value-type="float" office:value="131.946555" calcext:value-type="float">
            <text:p>131,95</text:p>
          </table:table-cell>
          <table:table-cell office:value-type="float" office:value="133.704981" calcext:value-type="float">
            <text:p>133,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.015738" calcext:value-type="float">
            <text:p>12,02</text:p>
          </table:table-cell>
          <table:table-cell office:value-type="float" office:value="92.922918" calcext:value-type="float">
            <text:p>92,92</text:p>
          </table:table-cell>
          <table:table-cell office:value-type="float" office:value="2091.469765" calcext:value-type="float">
            <text:p>2091,47</text:p>
          </table:table-cell>
          <table:table-cell office:value-type="float" office:value="3.983841" calcext:value-type="float">
            <text:p>3,98</text:p>
          </table:table-cell>
          <table:table-cell office:value-type="float" office:value="1.780804" calcext:value-type="float">
            <text:p>1,78</text:p>
          </table:table-cell>
          <table:table-cell office:value-type="float" office:value="1.274837" calcext:value-type="float">
            <text:p>1,27</text:p>
          </table:table-cell>
          <table:table-cell office:value-type="float" office:value="37.342557" calcext:value-type="float">
            <text:p>37,34</text:p>
          </table:table-cell>
          <table:table-cell office:value-type="float" office:value="18.789956" calcext:value-type="float">
            <text:p>18,79</text:p>
          </table:table-cell>
          <table:table-cell office:value-type="float" office:value="11.925325" calcext:value-type="float">
            <text:p>11,93</text:p>
          </table:table-cell>
          <table:table-cell office:value-type="float" office:value="708.015438" calcext:value-type="float">
            <text:p>708,02</text:p>
          </table:table-cell>
          <table:table-cell office:value-type="float" office:value="308.787629" calcext:value-type="float">
            <text:p>308,79</text:p>
          </table:table-cell>
          <table:table-cell office:value-type="float" office:value="200.86057" calcext:value-type="float">
            <text:p>200,86</text:p>
          </table:table-cell>
          <table:table-cell office:value-type="float" office:value="1.631996" calcext:value-type="float">
            <text:p>1,63</text:p>
          </table:table-cell>
          <table:table-cell office:value-type="float" office:value="1.307291" calcext:value-type="float">
            <text:p>1,31</text:p>
          </table:table-cell>
          <table:table-cell office:value-type="float" office:value="1.277154" calcext:value-type="float">
            <text:p>1,28</text:p>
          </table:table-cell>
          <table:table-cell office:value-type="float" office:value="1.122927" calcext:value-type="float">
            <text:p>1,12</text:p>
          </table:table-cell>
          <table:table-cell office:value-type="float" office:value="0.979453" calcext:value-type="float">
            <text:p>0,98</text:p>
          </table:table-cell>
          <table:table-cell office:value-type="float" office:value="1.012148" calcext:value-type="float">
            <text:p>1,01</text:p>
          </table:table-cell>
          <table:table-cell office:value-type="float" office:value="1.070771" calcext:value-type="float">
            <text:p>1,07</text:p>
          </table:table-cell>
          <table:table-cell office:value-type="float" office:value="1.112321" calcext:value-type="float">
            <text:p>1,11</text:p>
          </table:table-cell>
          <table:table-cell office:value-type="float" office:value="1.150568" calcext:value-type="float">
            <text:p>1,15</text:p>
          </table:table-cell>
          <table:table-cell office:value-type="float" office:value="12.404265" calcext:value-type="float">
            <text:p>12,40</text:p>
          </table:table-cell>
          <table:table-cell office:value-type="float" office:value="9.274696" calcext:value-type="float">
            <text:p>9,27</text:p>
          </table:table-cell>
          <table:table-cell office:value-type="float" office:value="9.004384" calcext:value-type="float">
            <text:p>9,00</text:p>
          </table:table-cell>
          <table:table-cell office:value-type="float" office:value="9.146121" calcext:value-type="float">
            <text:p>9,15</text:p>
          </table:table-cell>
          <table:table-cell office:value-type="float" office:value="8.735119" calcext:value-type="float">
            <text:p>8,74</text:p>
          </table:table-cell>
          <table:table-cell office:value-type="float" office:value="8.630946" calcext:value-type="float">
            <text:p>8,63</text:p>
          </table:table-cell>
          <table:table-cell office:value-type="float" office:value="8.177402" calcext:value-type="float">
            <text:p>8,18</text:p>
          </table:table-cell>
          <table:table-cell office:value-type="float" office:value="8.711647" calcext:value-type="float">
            <text:p>8,71</text:p>
          </table:table-cell>
          <table:table-cell office:value-type="float" office:value="8.660233" calcext:value-type="float">
            <text:p>8,66</text:p>
          </table:table-cell>
          <table:table-cell office:value-type="float" office:value="179.56745" calcext:value-type="float">
            <text:p>179,57</text:p>
          </table:table-cell>
          <table:table-cell office:value-type="float" office:value="162.962769" calcext:value-type="float">
            <text:p>162,96</text:p>
          </table:table-cell>
          <table:table-cell office:value-type="float" office:value="165.285655" calcext:value-type="float">
            <text:p>165,29</text:p>
          </table:table-cell>
          <table:table-cell office:value-type="float" office:value="139.911226" calcext:value-type="float">
            <text:p>139,91</text:p>
          </table:table-cell>
          <table:table-cell office:value-type="float" office:value="138.512975" calcext:value-type="float">
            <text:p>138,51</text:p>
          </table:table-cell>
          <table:table-cell office:value-type="float" office:value="141.423362" calcext:value-type="float">
            <text:p>141,42</text:p>
          </table:table-cell>
          <table:table-cell office:value-type="float" office:value="130.441246" calcext:value-type="float">
            <text:p>130,44</text:p>
          </table:table-cell>
          <table:table-cell office:value-type="float" office:value="132.439598" calcext:value-type="float">
            <text:p>132,44</text:p>
          </table:table-cell>
          <table:table-cell office:value-type="float" office:value="133.204977" calcext:value-type="float">
            <text:p>133,20</text:p>
          </table:table-cell>
        </table:table-row>
        <table:table-row table:style-name="ro2">
          <table:table-cell table:style-name="ce5" office:value-type="string" calcext:value-type="string">
            <text:p>Prom</text:p>
          </table:table-cell>
          <table:table-cell table:style-name="ce9" table:formula="of:=AVERAGE([.B5:.B14])" office:value-type="float" office:value="11.7499252" calcext:value-type="float">
            <text:p>11,75</text:p>
          </table:table-cell>
          <table:table-cell table:style-name="ce9" table:formula="of:=AVERAGE([.C5:.C14])" office:value-type="float" office:value="93.1011313" calcext:value-type="float">
            <text:p>93,10</text:p>
          </table:table-cell>
          <table:table-cell table:style-name="ce9" table:formula="of:=AVERAGE([.D5:.D14])" office:value-type="float" office:value="2132.6416903" calcext:value-type="float">
            <text:p>2.132,64</text:p>
          </table:table-cell>
          <table:table-cell table:style-name="ce9" table:formula="of:=AVERAGE([.E5:.E14])" office:value-type="float" office:value="4.0206082" calcext:value-type="float">
            <text:p>4,02</text:p>
          </table:table-cell>
          <table:table-cell table:style-name="ce9" table:formula="of:=AVERAGE([.F5:.F14])" office:value-type="float" office:value="1.7915541" calcext:value-type="float">
            <text:p>1,79</text:p>
          </table:table-cell>
          <table:table-cell table:style-name="ce9" table:formula="of:=AVERAGE([.G5:.G14])" office:value-type="float" office:value="1.2883006" calcext:value-type="float">
            <text:p>1,29</text:p>
          </table:table-cell>
          <table:table-cell table:style-name="ce9" table:formula="of:=AVERAGE([.H5:.H14])" office:value-type="float" office:value="37.7087316" calcext:value-type="float">
            <text:p>37,71</text:p>
          </table:table-cell>
          <table:table-cell table:style-name="ce9" table:formula="of:=AVERAGE([.I5:.I14])" office:value-type="float" office:value="18.7884436" calcext:value-type="float">
            <text:p>18,79</text:p>
          </table:table-cell>
          <table:table-cell table:style-name="ce9" table:formula="of:=AVERAGE([.J5:.J14])" office:value-type="float" office:value="11.9359411" calcext:value-type="float">
            <text:p>11,94</text:p>
          </table:table-cell>
          <table:table-cell table:style-name="ce9" table:formula="of:=AVERAGE([.K5:.K14])" office:value-type="float" office:value="707.0114848" calcext:value-type="float">
            <text:p>707,01</text:p>
          </table:table-cell>
          <table:table-cell table:style-name="ce9" table:formula="of:=AVERAGE([.L5:.L14])" office:value-type="float" office:value="308.5091354" calcext:value-type="float">
            <text:p>308,51</text:p>
          </table:table-cell>
          <table:table-cell table:style-name="ce9" table:formula="of:=AVERAGE([.M5:.M14])" office:value-type="float" office:value="200.7770619" calcext:value-type="float">
            <text:p>200,78</text:p>
          </table:table-cell>
          <table:table-cell table:style-name="ce9" table:formula="of:=AVERAGE([.N5:.N14])" office:value-type="float" office:value="1.625885" calcext:value-type="float">
            <text:p>1,63</text:p>
          </table:table-cell>
          <table:table-cell table:style-name="ce9" table:formula="of:=AVERAGE([.O5:.O14])" office:value-type="float" office:value="1.3316144" calcext:value-type="float">
            <text:p>1,33</text:p>
          </table:table-cell>
          <table:table-cell table:style-name="ce9" table:formula="of:=AVERAGE([.P5:.P14])" office:value-type="float" office:value="1.2861468" calcext:value-type="float">
            <text:p>1,29</text:p>
          </table:table-cell>
          <table:table-cell table:style-name="ce9" table:formula="of:=AVERAGE([.Q5:.Q14])" office:value-type="float" office:value="1.1338274" calcext:value-type="float">
            <text:p>1,13</text:p>
          </table:table-cell>
          <table:table-cell table:style-name="ce9" table:formula="of:=AVERAGE([.R5:.R14])" office:value-type="float" office:value="1.0470835" calcext:value-type="float">
            <text:p>1,05</text:p>
          </table:table-cell>
          <table:table-cell table:style-name="ce9" table:formula="of:=AVERAGE([.S5:.S14])" office:value-type="float" office:value="1.085175" calcext:value-type="float">
            <text:p>1,09</text:p>
          </table:table-cell>
          <table:table-cell table:style-name="ce9" table:formula="of:=AVERAGE([.T5:.T14])" office:value-type="float" office:value="1.0892234" calcext:value-type="float">
            <text:p>1,09</text:p>
          </table:table-cell>
          <table:table-cell table:style-name="ce9" table:formula="of:=AVERAGE([.U5:.U14])" office:value-type="float" office:value="1.136472" calcext:value-type="float">
            <text:p>1,14</text:p>
          </table:table-cell>
          <table:table-cell table:style-name="ce9" table:formula="of:=AVERAGE([.V5:.V14])" office:value-type="float" office:value="1.2080958" calcext:value-type="float">
            <text:p>1,21</text:p>
          </table:table-cell>
          <table:table-cell table:style-name="ce9" table:formula="of:=AVERAGE([.W5:.W14])" office:value-type="float" office:value="12.2755916" calcext:value-type="float">
            <text:p>12,28</text:p>
          </table:table-cell>
          <table:table-cell table:style-name="ce9" table:formula="of:=AVERAGE([.X5:.X14])" office:value-type="float" office:value="9.474359" calcext:value-type="float">
            <text:p>9,47</text:p>
          </table:table-cell>
          <table:table-cell table:style-name="ce9" table:formula="of:=AVERAGE([.Y5:.Y14])" office:value-type="float" office:value="9.0458197" calcext:value-type="float">
            <text:p>9,05</text:p>
          </table:table-cell>
          <table:table-cell table:style-name="ce9" table:formula="of:=AVERAGE([.Z5:.Z14])" office:value-type="float" office:value="8.9735985" calcext:value-type="float">
            <text:p>8,97</text:p>
          </table:table-cell>
          <table:table-cell table:style-name="ce9" table:formula="of:=AVERAGE([.AA5:.AA14])" office:value-type="float" office:value="8.7925751" calcext:value-type="float">
            <text:p>8,79</text:p>
          </table:table-cell>
          <table:table-cell table:style-name="ce9" table:formula="of:=AVERAGE([.AB5:.AB14])" office:value-type="float" office:value="8.6543183" calcext:value-type="float">
            <text:p>8,65</text:p>
          </table:table-cell>
          <table:table-cell table:style-name="ce9" table:formula="of:=AVERAGE([.AC5:.AC14])" office:value-type="float" office:value="8.2849752" calcext:value-type="float">
            <text:p>8,28</text:p>
          </table:table-cell>
          <table:table-cell table:style-name="ce9" table:formula="of:=AVERAGE([.AD5:.AD14])" office:value-type="float" office:value="8.6892104" calcext:value-type="float">
            <text:p>8,69</text:p>
          </table:table-cell>
          <table:table-cell table:style-name="ce9" table:formula="of:=AVERAGE([.AE5:.AE14])" office:value-type="float" office:value="8.7039223" calcext:value-type="float">
            <text:p>8,70</text:p>
          </table:table-cell>
          <table:table-cell table:style-name="ce9" table:formula="of:=AVERAGE([.AF5:.AF14])" office:value-type="float" office:value="181.9800738" calcext:value-type="float">
            <text:p>181,98</text:p>
          </table:table-cell>
          <table:table-cell table:style-name="ce9" table:formula="of:=AVERAGE([.AG5:.AG14])" office:value-type="float" office:value="163.8967317" calcext:value-type="float">
            <text:p>163,90</text:p>
          </table:table-cell>
          <table:table-cell table:style-name="ce9" table:formula="of:=AVERAGE([.AH5:.AH14])" office:value-type="float" office:value="165.2877754" calcext:value-type="float">
            <text:p>165,29</text:p>
          </table:table-cell>
          <table:table-cell table:style-name="ce9" table:formula="of:=AVERAGE([.AI5:.AI14])" office:value-type="float" office:value="140.9188759" calcext:value-type="float">
            <text:p>140,92</text:p>
          </table:table-cell>
          <table:table-cell table:style-name="ce9" table:formula="of:=AVERAGE([.AJ5:.AJ14])" office:value-type="float" office:value="138.2739443" calcext:value-type="float">
            <text:p>138,27</text:p>
          </table:table-cell>
          <table:table-cell table:style-name="ce9" table:formula="of:=AVERAGE([.AK5:.AK14])" office:value-type="float" office:value="141.4543868" calcext:value-type="float">
            <text:p>141,45</text:p>
          </table:table-cell>
          <table:table-cell table:style-name="ce9" table:formula="of:=AVERAGE([.AL5:.AL14])" office:value-type="float" office:value="130.4626726" calcext:value-type="float">
            <text:p>130,46</text:p>
          </table:table-cell>
          <table:table-cell table:style-name="ce9" table:formula="of:=AVERAGE([.AM5:.AM14])" office:value-type="float" office:value="132.2688512" calcext:value-type="float">
            <text:p>132,27</text:p>
          </table:table-cell>
          <table:table-cell table:style-name="ce9" table:formula="of:=AVERAGE([.AN5:.AN14])" office:value-type="float" office:value="133.6183948" calcext:value-type="float">
            <text:p>133,62</text:p>
          </table:table-cell>
        </table:table-row>
      </table:table>
      <table:table table:name="MPI" table:style-name="ta1">
        <table:table-column table:style-name="co3" table:default-cell-style-name="ce20"/>
        <table:table-column table:style-name="co7" table:default-cell-style-name="ce22"/>
        <table:table-column table:style-name="co3" table:default-cell-style-name="ce23"/>
        <table:table-column table:style-name="co8" table:default-cell-style-name="ce24"/>
        <table:table-column table:style-name="co5" table:default-cell-style-name="ce24"/>
        <table:table-column table:style-name="co3" table:default-cell-style-name="ce23"/>
        <table:table-column table:style-name="co8" table:default-cell-style-name="ce24"/>
        <table:table-column table:style-name="co5" table:default-cell-style-name="ce24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row table:style-name="ro3">
          <table:table-cell table:style-name="ce28" table:number-columns-spanned="2" table:number-rows-spanned="2"/>
          <table:covered-table-cell table:style-name="ce28"/>
          <table:table-cell table:style-name="ce13" office:value-type="string" calcext:value-type="string" table:number-columns-spanned="9" table:number-rows-spanned="2">
            <text:p>MPI</text:p>
          </table:table-cell>
          <table:covered-table-cell table:number-columns-repeated="8" table:style-name="ce35"/>
        </table:table-row>
        <table:table-row table:style-name="ro3">
          <table:covered-table-cell table:number-columns-repeated="2" table:style-name="ce29"/>
          <table:covered-table-cell table:number-columns-repeated="9" table:style-name="ce35"/>
        </table:table-row>
        <table:table-row table:style-name="ro2">
          <table:table-cell table:style-name="ce30" office:value-type="string" calcext:value-type="string" table:number-columns-spanned="1" table:number-rows-spanned="2">
            <text:p>N</text:p>
          </table:table-cell>
          <table:table-cell table:style-name="ce21" office:value-type="string" calcext:value-type="string">
            <text:p>Secuential</text:p>
          </table:table-cell>
          <table:table-cell table:style-name="ce7" office:value-type="string" calcext:value-type="string" table:number-columns-spanned="3" table:number-rows-spanned="1">
            <text:p>K = 4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K = 8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K = 12</text:p>
          </table:table-cell>
          <table:covered-table-cell table:number-columns-repeated="2" table:style-name="ce7"/>
        </table:table-row>
        <table:table-row table:style-name="ro2">
          <table:covered-table-cell table:style-name="ce29"/>
          <table:table-cell table:style-name="ce21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[$General.B15]" office:value-type="float" office:value="11.7499252" calcext:value-type="float">
            <text:p>11,75</text:p>
          </table:table-cell>
          <table:table-cell table:formula="of:=[$General.E15]" office:value-type="float" office:value="4.0206082" calcext:value-type="float">
            <text:p>4,02</text:p>
          </table:table-cell>
          <table:table-cell table:formula="of:=[.B5]/[.C5]" office:value-type="float" office:value="2.92242482119994" calcext:value-type="float">
            <text:p>2,92</text:p>
          </table:table-cell>
          <table:table-cell table:formula="of:=[.D5]/4*100" office:value-type="float" office:value="73.0606205299984" calcext:value-type="float">
            <text:p>73,06</text:p>
          </table:table-cell>
          <table:table-cell table:formula="of:=[$General.F15]" office:value-type="float" office:value="1.7915541" calcext:value-type="float">
            <text:p>1,79</text:p>
          </table:table-cell>
          <table:table-cell table:formula="of:=[.B5]/[.F5]" office:value-type="float" office:value="6.55850984349287" calcext:value-type="float">
            <text:p>6,56</text:p>
          </table:table-cell>
          <table:table-cell table:formula="of:=[.G5]/8*100" office:value-type="float" office:value="81.9813730436608" calcext:value-type="float">
            <text:p>81,98</text:p>
          </table:table-cell>
          <table:table-cell table:formula="of:=[$General.G15]" office:value-type="float" office:value="1.2883006" calcext:value-type="float">
            <text:p>1,29</text:p>
          </table:table-cell>
          <table:table-cell table:formula="of:=[.B5]/[.I5]" office:value-type="float" office:value="9.12048414787667" calcext:value-type="float">
            <text:p>9,12</text:p>
          </table:table-cell>
          <table:table-cell table:formula="of:=[.J5]/12*100" office:value-type="float" office:value="76.0040345656389" calcext:value-type="float">
            <text:p>76,0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$General.C15]" office:value-type="float" office:value="93.1011313" calcext:value-type="float">
            <text:p>93,10</text:p>
          </table:table-cell>
          <table:table-cell table:formula="of:=[$General.H15]" office:value-type="float" office:value="37.7087316" calcext:value-type="float">
            <text:p>37,71</text:p>
          </table:table-cell>
          <table:table-cell table:formula="of:=[.B6]/[.C6]" office:value-type="float" office:value="2.4689542010477" calcext:value-type="float">
            <text:p>2,47</text:p>
          </table:table-cell>
          <table:table-cell table:formula="of:=[.D6]/4*100" office:value-type="float" office:value="61.7238550261924" calcext:value-type="float">
            <text:p>61,72</text:p>
          </table:table-cell>
          <table:table-cell table:formula="of:=[$General.I15]" office:value-type="float" office:value="18.7884436" calcext:value-type="float">
            <text:p>18,79</text:p>
          </table:table-cell>
          <table:table-cell table:formula="of:=[.B6]/[.F6]" office:value-type="float" office:value="4.95523382788343" calcext:value-type="float">
            <text:p>4,96</text:p>
          </table:table-cell>
          <table:table-cell table:formula="of:=[.G6]/8*100" office:value-type="float" office:value="61.9404228485429" calcext:value-type="float">
            <text:p>61,94</text:p>
          </table:table-cell>
          <table:table-cell table:formula="of:=[$General.J15]" office:value-type="float" office:value="11.9359411" calcext:value-type="float">
            <text:p>11,94</text:p>
          </table:table-cell>
          <table:table-cell table:formula="of:=[.B6]/[.I6]" office:value-type="float" office:value="7.8000662469757" calcext:value-type="float">
            <text:p>7,80</text:p>
          </table:table-cell>
          <table:table-cell table:formula="of:=[.J6]/12*100" office:value-type="float" office:value="65.0005520581308" calcext:value-type="float">
            <text:p>65,0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formula="of:=[$General.D15]" office:value-type="float" office:value="2132.6416903" calcext:value-type="float">
            <text:p>2.132,64</text:p>
          </table:table-cell>
          <table:table-cell table:formula="of:=[$General.K15]" office:value-type="float" office:value="707.0114848" calcext:value-type="float">
            <text:p>707,01</text:p>
          </table:table-cell>
          <table:table-cell table:formula="of:=[.B7]/[.C7]" office:value-type="float" office:value="3.01641732298491" calcext:value-type="float">
            <text:p>3,02</text:p>
          </table:table-cell>
          <table:table-cell table:formula="of:=[.D7]/4*100" office:value-type="float" office:value="75.4104330746227" calcext:value-type="float">
            <text:p>75,41</text:p>
          </table:table-cell>
          <table:table-cell table:formula="of:=[$General.L15]" office:value-type="float" office:value="308.5091354" calcext:value-type="float">
            <text:p>308,51</text:p>
          </table:table-cell>
          <table:table-cell table:formula="of:=[.B7]/[.F7]" office:value-type="float" office:value="6.91273432644031" calcext:value-type="float">
            <text:p>6,91</text:p>
          </table:table-cell>
          <table:table-cell table:formula="of:=[.G7]/8*100" office:value-type="float" office:value="86.4091790805038" calcext:value-type="float">
            <text:p>86,41</text:p>
          </table:table-cell>
          <table:table-cell table:formula="of:=[$General.M15]" office:value-type="float" office:value="200.7770619" calcext:value-type="float">
            <text:p>200,78</text:p>
          </table:table-cell>
          <table:table-cell table:formula="of:=[.B7]/[.I7]" office:value-type="float" office:value="10.6219389312619" calcext:value-type="float">
            <text:p>10,62</text:p>
          </table:table-cell>
          <table:table-cell table:formula="of:=[.J7]/12*100" office:value-type="float" office:value="88.5161577605162" calcext:value-type="float">
            <text:p>88,52</text:p>
          </table:table-cell>
        </table:table-row>
      </table:table>
      <table:table table:name="OpenMP" table:style-name="ta1">
        <table:table-column table:style-name="co3" table:default-cell-style-name="ce20"/>
        <table:table-column table:style-name="co9" table:default-cell-style-name="ce22"/>
        <table:table-column table:style-name="co10" table:default-cell-style-name="ce38"/>
        <table:table-column table:style-name="co8" table:default-cell-style-name="ce19"/>
        <table:table-column table:style-name="co5" table:default-cell-style-name="ce19"/>
        <table:table-column table:style-name="co10" table:default-cell-style-name="ce38"/>
        <table:table-column table:style-name="co8" table:default-cell-style-name="ce19"/>
        <table:table-column table:style-name="co5" table:default-cell-style-name="ce19"/>
        <table:table-column table:style-name="co10" table:default-cell-style-name="ce38"/>
        <table:table-column table:style-name="co11" table:default-cell-style-name="ce19"/>
        <table:table-column table:style-name="co12" table:default-cell-style-name="ce19"/>
        <table:table-column table:style-name="co3" table:default-cell-style-name="ce38"/>
        <table:table-column table:style-name="co3" table:default-cell-style-name="ce19"/>
        <table:table-column table:style-name="co12" table:default-cell-style-name="ce19"/>
        <table:table-column table:style-name="co3" table:default-cell-style-name="ce38"/>
        <table:table-column table:style-name="co3" table:default-cell-style-name="ce19"/>
        <table:table-column table:style-name="co13" table:default-cell-style-name="ce19"/>
        <table:table-column table:style-name="co3" table:default-cell-style-name="ce38"/>
        <table:table-column table:style-name="co3" table:number-columns-repeated="2" table:default-cell-style-name="ce19"/>
        <table:table-column table:style-name="co3" table:default-cell-style-name="ce38"/>
        <table:table-column table:style-name="co3" table:number-columns-repeated="2" table:default-cell-style-name="ce19"/>
        <table:table-column table:style-name="co3" table:default-cell-style-name="ce38"/>
        <table:table-column table:style-name="co3" table:number-columns-repeated="2" table:default-cell-style-name="ce19"/>
        <table:table-column table:style-name="co3" table:default-cell-style-name="ce38"/>
        <table:table-column table:style-name="co3" table:number-columns-repeated="2" table:default-cell-style-name="ce19"/>
        <table:table-row table:style-name="ro2">
          <table:table-cell table:style-name="ce29" table:number-columns-repeated="2"/>
          <table:table-cell table:style-name="ce21" office:value-type="string" calcext:value-type="string" table:number-columns-spanned="9" table:number-rows-spanned="1">
            <text:p>K = 4</text:p>
          </table:table-cell>
          <table:covered-table-cell table:number-columns-repeated="8" table:style-name="Default"/>
          <table:table-cell table:style-name="ce21" office:value-type="string" calcext:value-type="string" table:number-columns-spanned="9" table:number-rows-spanned="1">
            <text:p>K = 8</text:p>
          </table:table-cell>
          <table:covered-table-cell table:number-columns-repeated="8" table:style-name="Default"/>
          <table:table-cell table:style-name="ce21" office:value-type="string" calcext:value-type="string" table:number-columns-spanned="9" table:number-rows-spanned="1">
            <text:p>K = 12</text:p>
          </table:table-cell>
          <table:covered-table-cell table:number-columns-repeated="8" table:style-name="Default"/>
        </table:table-row>
        <table:table-row table:style-name="ro2">
          <table:table-cell table:style-name="ce30" office:value-type="string" calcext:value-type="string" table:number-columns-spanned="1" table:number-rows-spanned="2">
            <text:p>N</text:p>
          </table:table-cell>
          <table:table-cell table:style-name="ce21" office:value-type="string" calcext:value-type="string">
            <text:p>Secuential</text:p>
          </table:table-cell>
          <table:table-cell table:style-name="ce21" office:value-type="string" calcext:value-type="string" table:number-columns-spanned="3" table:number-rows-spanned="1">
            <text:p>P = 4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8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12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4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8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12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4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8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12</text:p>
          </table:table-cell>
          <table:covered-table-cell table:number-columns-repeated="2" table:style-name="ce39"/>
        </table:table-row>
        <table:table-row table:style-name="ro2">
          <table:covered-table-cell table:style-name="ce29"/>
          <table:table-cell table:style-name="ce21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[$General.B15]" office:value-type="float" office:value="11.7499252" calcext:value-type="float">
            <text:p>11,75</text:p>
          </table:table-cell>
          <table:table-cell table:formula="of:=[$General.N15]" office:value-type="float" office:value="1.625885" calcext:value-type="float">
            <text:p>1,63</text:p>
          </table:table-cell>
          <table:table-cell table:formula="of:=[.B4]/[.C4]" office:value-type="float" office:value="7.22678738041128" calcext:value-type="float">
            <text:p>7,23</text:p>
          </table:table-cell>
          <table:table-cell table:formula="of:=[.D4]/16*100" office:value-type="float" office:value="45.1674211275705" calcext:value-type="float">
            <text:p>45,17</text:p>
          </table:table-cell>
          <table:table-cell table:formula="of:=[$General.O15]" office:value-type="float" office:value="1.3316144" calcext:value-type="float">
            <text:p>1,33</text:p>
          </table:table-cell>
          <table:table-cell table:formula="of:=[.B4]/[.F4]" office:value-type="float" office:value="8.82381956818731" calcext:value-type="float">
            <text:p>8,82</text:p>
          </table:table-cell>
          <table:table-cell table:formula="of:=[.G4]/32*100" office:value-type="float" office:value="27.5744361505853" calcext:value-type="float">
            <text:p>27,57</text:p>
          </table:table-cell>
          <table:table-cell table:formula="of:=[$General.P15]" office:value-type="float" office:value="1.2861468" calcext:value-type="float">
            <text:p>1,29</text:p>
          </table:table-cell>
          <table:table-cell table:formula="of:=[.B4]/[.I4]" office:value-type="float" office:value="9.13575744230752" calcext:value-type="float">
            <text:p>9,14</text:p>
          </table:table-cell>
          <table:table-cell table:formula="of:=[.J4]/(12*4)*100" office:value-type="float" office:value="19.0328280048073" calcext:value-type="float">
            <text:p>19,03</text:p>
          </table:table-cell>
          <table:table-cell table:formula="of:=[$General.Q15]" office:value-type="float" office:value="1.1338274" calcext:value-type="float">
            <text:p>1,13</text:p>
          </table:table-cell>
          <table:table-cell table:formula="of:=[.B4]/[.L4]" office:value-type="float" office:value="10.363063372785" calcext:value-type="float">
            <text:p>10,36</text:p>
          </table:table-cell>
          <table:table-cell table:formula="of:=[.M4]/32*100" office:value-type="float" office:value="32.384573039953" calcext:value-type="float">
            <text:p>32,38</text:p>
          </table:table-cell>
          <table:table-cell table:formula="of:=[$General.R15]" office:value-type="float" office:value="1.0470835" calcext:value-type="float">
            <text:p>1,05</text:p>
          </table:table-cell>
          <table:table-cell table:formula="of:=[.B4]/[.O4]" office:value-type="float" office:value="11.2215742106527" calcext:value-type="float">
            <text:p>11,22</text:p>
          </table:table-cell>
          <table:table-cell table:formula="of:=[.P4]/64*100" office:value-type="float" office:value="17.5337097041449" calcext:value-type="float">
            <text:p>17,53</text:p>
          </table:table-cell>
          <table:table-cell table:formula="of:=[$General.S15]" office:value-type="float" office:value="1.085175" calcext:value-type="float">
            <text:p>1,09</text:p>
          </table:table-cell>
          <table:table-cell table:formula="of:=[.B4]/[.R4]" office:value-type="float" office:value="10.8276777478287" calcext:value-type="float">
            <text:p>10,83</text:p>
          </table:table-cell>
          <table:table-cell table:formula="of:=[.S4]/(12*8)*100" office:value-type="float" office:value="11.2788309873216" calcext:value-type="float">
            <text:p>11,28</text:p>
          </table:table-cell>
          <table:table-cell table:formula="of:=[$General.T15]" office:value-type="float" office:value="1.0892234" calcext:value-type="float">
            <text:p>1,09</text:p>
          </table:table-cell>
          <table:table-cell table:formula="of:=[.B4]/[.U4]" office:value-type="float" office:value="10.7874336889935" calcext:value-type="float">
            <text:p>10,79</text:p>
          </table:table-cell>
          <table:table-cell table:formula="of:=[.V4]/(4*12)*100" office:value-type="float" office:value="22.473820185403" calcext:value-type="float">
            <text:p>22,47</text:p>
          </table:table-cell>
          <table:table-cell table:formula="of:=[$General.U15]" office:value-type="float" office:value="1.136472" calcext:value-type="float">
            <text:p>1,14</text:p>
          </table:table-cell>
          <table:table-cell table:formula="of:=[.B4]/[.X4]" office:value-type="float" office:value="10.3389482538945" calcext:value-type="float">
            <text:p>10,34</text:p>
          </table:table-cell>
          <table:table-cell table:formula="of:=[.Y4]/(8*12)*100" office:value-type="float" office:value="10.7697377644734" calcext:value-type="float">
            <text:p>10,77</text:p>
          </table:table-cell>
          <table:table-cell table:formula="of:=[$General.V15]" office:value-type="float" office:value="1.2080958" calcext:value-type="float">
            <text:p>1,21</text:p>
          </table:table-cell>
          <table:table-cell table:formula="of:=[.B4]/[.AA4]" office:value-type="float" office:value="9.72598795559094" calcext:value-type="float">
            <text:p>9,73</text:p>
          </table:table-cell>
          <table:table-cell table:formula="of:=[.AB4]/(12*12)*100" office:value-type="float" office:value="6.75415830249371" calcext:value-type="float">
            <text:p>6,7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$General.C15]" office:value-type="float" office:value="93.1011313" calcext:value-type="float">
            <text:p>93,10</text:p>
          </table:table-cell>
          <table:table-cell table:formula="of:=[$General.W15]" office:value-type="float" office:value="12.2755916" calcext:value-type="float">
            <text:p>12,28</text:p>
          </table:table-cell>
          <table:table-cell table:formula="of:=[.B5]/[.C5]" office:value-type="float" office:value="7.58424802108926" calcext:value-type="float">
            <text:p>7,58</text:p>
          </table:table-cell>
          <table:table-cell table:formula="of:=[.D5]/16*100" office:value-type="float" office:value="47.4015501318079" calcext:value-type="float">
            <text:p>47,40</text:p>
          </table:table-cell>
          <table:table-cell table:formula="of:=[$General.X15]" office:value-type="float" office:value="9.474359" calcext:value-type="float">
            <text:p>9,47</text:p>
          </table:table-cell>
          <table:table-cell table:formula="of:=[.B5]/[.F5]" office:value-type="float" office:value="9.82664170737039" calcext:value-type="float">
            <text:p>9,83</text:p>
          </table:table-cell>
          <table:table-cell table:formula="of:=[.G5]/32*100" office:value-type="float" office:value="30.7082553355325" calcext:value-type="float">
            <text:p>30,71</text:p>
          </table:table-cell>
          <table:table-cell table:formula="of:=[$General.Y15]" office:value-type="float" office:value="9.0458197" calcext:value-type="float">
            <text:p>9,05</text:p>
          </table:table-cell>
          <table:table-cell table:formula="of:=[.B5]/[.I5]" office:value-type="float" office:value="10.2921718968155" calcext:value-type="float">
            <text:p>10,29</text:p>
          </table:table-cell>
          <table:table-cell table:formula="of:=[.J5]/(12*4)*100" office:value-type="float" office:value="21.4420247850323" calcext:value-type="float">
            <text:p>21,44</text:p>
          </table:table-cell>
          <table:table-cell table:formula="of:=[$General.Z15]" office:value-type="float" office:value="8.9735985" calcext:value-type="float">
            <text:p>8,97</text:p>
          </table:table-cell>
          <table:table-cell table:formula="of:=[.B5]/[.L5]" office:value-type="float" office:value="10.375005222264" calcext:value-type="float">
            <text:p>10,38</text:p>
          </table:table-cell>
          <table:table-cell table:formula="of:=[.M5]/32*100" office:value-type="float" office:value="32.4218913195749" calcext:value-type="float">
            <text:p>32,42</text:p>
          </table:table-cell>
          <table:table-cell table:formula="of:=[$General.AA15]" office:value-type="float" office:value="8.7925751" calcext:value-type="float">
            <text:p>8,79</text:p>
          </table:table-cell>
          <table:table-cell table:formula="of:=[.B5]/[.O5]" office:value-type="float" office:value="10.5886080290631" calcext:value-type="float">
            <text:p>10,59</text:p>
          </table:table-cell>
          <table:table-cell table:formula="of:=[.P5]/64*100" office:value-type="float" office:value="16.544700045411" calcext:value-type="float">
            <text:p>16,54</text:p>
          </table:table-cell>
          <table:table-cell table:formula="of:=[$General.AB15]" office:value-type="float" office:value="8.6543183" calcext:value-type="float">
            <text:p>8,65</text:p>
          </table:table-cell>
          <table:table-cell table:formula="of:=[.B5]/[.R5]" office:value-type="float" office:value="10.7577660160708" calcext:value-type="float">
            <text:p>10,76</text:p>
          </table:table-cell>
          <table:table-cell table:formula="of:=[.S5]/(12*8)*100" office:value-type="float" office:value="11.2060062667405" calcext:value-type="float">
            <text:p>11,21</text:p>
          </table:table-cell>
          <table:table-cell table:formula="of:=[$General.AC15]" office:value-type="float" office:value="8.2849752" calcext:value-type="float">
            <text:p>8,28</text:p>
          </table:table-cell>
          <table:table-cell table:formula="of:=[.B5]/[.U5]" office:value-type="float" office:value="11.2373458040043" calcext:value-type="float">
            <text:p>11,24</text:p>
          </table:table-cell>
          <table:table-cell table:formula="of:=[.V5]/(4*12)*100" office:value-type="float" office:value="23.4111370916757" calcext:value-type="float">
            <text:p>23,41</text:p>
          </table:table-cell>
          <table:table-cell table:formula="of:=[$General.AD15]" office:value-type="float" office:value="8.6892104" calcext:value-type="float">
            <text:p>8,69</text:p>
          </table:table-cell>
          <table:table-cell table:formula="of:=[.B5]/[.X5]" office:value-type="float" office:value="10.7145674939578" calcext:value-type="float">
            <text:p>10,71</text:p>
          </table:table-cell>
          <table:table-cell table:formula="of:=[.Y5]/(8*12)*100" office:value-type="float" office:value="11.161007806206" calcext:value-type="float">
            <text:p>11,16</text:p>
          </table:table-cell>
          <table:table-cell table:formula="of:=[$General.AE15]" office:value-type="float" office:value="8.7039223" calcext:value-type="float">
            <text:p>8,70</text:p>
          </table:table-cell>
          <table:table-cell table:formula="of:=[.B5]/[.AA5]" office:value-type="float" office:value="10.6964570788965" calcext:value-type="float">
            <text:p>10,70</text:p>
          </table:table-cell>
          <table:table-cell table:formula="of:=[.AB5]/(12*12)*100" office:value-type="float" office:value="7.42809519367812" calcext:value-type="float">
            <text:p>7,43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formula="of:=[$General.D15]" office:value-type="float" office:value="2132.6416903" calcext:value-type="float">
            <text:p>2.132,64</text:p>
          </table:table-cell>
          <table:table-cell table:formula="of:=[$General.AF15]" office:value-type="float" office:value="181.9800738" calcext:value-type="float">
            <text:p>181,98</text:p>
          </table:table-cell>
          <table:table-cell table:formula="of:=[.B6]/[.C6]" office:value-type="float" office:value="11.7190945457238" calcext:value-type="float">
            <text:p>11,72</text:p>
          </table:table-cell>
          <table:table-cell table:formula="of:=[.D6]/16*100" office:value-type="float" office:value="73.2443409107739" calcext:value-type="float">
            <text:p>73,24</text:p>
          </table:table-cell>
          <table:table-cell table:formula="of:=[$General.AG15]" office:value-type="float" office:value="163.8967317" calcext:value-type="float">
            <text:p>163,90</text:p>
          </table:table-cell>
          <table:table-cell table:formula="of:=[.B6]/[.F6]" office:value-type="float" office:value="13.0121062706951" calcext:value-type="float">
            <text:p>13,01</text:p>
          </table:table-cell>
          <table:table-cell table:formula="of:=[.G6]/32*100" office:value-type="float" office:value="40.6628320959221" calcext:value-type="float">
            <text:p>40,66</text:p>
          </table:table-cell>
          <table:table-cell table:formula="of:=[$General.AH15]" office:value-type="float" office:value="165.2877754" calcext:value-type="float">
            <text:p>165,29</text:p>
          </table:table-cell>
          <table:table-cell table:formula="of:=[.B6]/[.I6]" office:value-type="float" office:value="12.9025978184954" calcext:value-type="float">
            <text:p>12,90</text:p>
          </table:table-cell>
          <table:table-cell table:formula="of:=[.J6]/(12*4)*100" office:value-type="float" office:value="26.8804121218654" calcext:value-type="float">
            <text:p>26,88</text:p>
          </table:table-cell>
          <table:table-cell table:formula="of:=[$General.AI15]" office:value-type="float" office:value="140.9188759" calcext:value-type="float">
            <text:p>140,92</text:p>
          </table:table-cell>
          <table:table-cell table:formula="of:=[.B6]/[.L6]" office:value-type="float" office:value="15.1338255906425" calcext:value-type="float">
            <text:p>15,13</text:p>
          </table:table-cell>
          <table:table-cell table:formula="of:=[.M6]/32*100" office:value-type="float" office:value="47.2932049707579" calcext:value-type="float">
            <text:p>47,29</text:p>
          </table:table-cell>
          <table:table-cell table:formula="of:=[$General.AJ15]" office:value-type="float" office:value="138.2739443" calcext:value-type="float">
            <text:p>138,27</text:p>
          </table:table-cell>
          <table:table-cell table:formula="of:=[.B6]/[.O6]" office:value-type="float" office:value="15.4233084265898" calcext:value-type="float">
            <text:p>15,42</text:p>
          </table:table-cell>
          <table:table-cell table:formula="of:=[.P6]/64*100" office:value-type="float" office:value="24.0989194165466" calcext:value-type="float">
            <text:p>24,10</text:p>
          </table:table-cell>
          <table:table-cell table:formula="of:=[$General.AK15]" office:value-type="float" office:value="141.4543868" calcext:value-type="float">
            <text:p>141,45</text:p>
          </table:table-cell>
          <table:table-cell table:formula="of:=[.B6]/[.R6]" office:value-type="float" office:value="15.0765327152088" calcext:value-type="float">
            <text:p>15,08</text:p>
          </table:table-cell>
          <table:table-cell table:formula="of:=[.S6]/(12*8)*100" office:value-type="float" office:value="15.7047215783425" calcext:value-type="float">
            <text:p>15,70</text:p>
          </table:table-cell>
          <table:table-cell table:formula="of:=[$General.AL15]" office:value-type="float" office:value="130.4626726" calcext:value-type="float">
            <text:p>130,46</text:p>
          </table:table-cell>
          <table:table-cell table:formula="of:=[.B6]/[.U6]" office:value-type="float" office:value="16.3467576418483" calcext:value-type="float">
            <text:p>16,35</text:p>
          </table:table-cell>
          <table:table-cell table:formula="of:=[.V6]/(4*12)*100" office:value-type="float" office:value="34.0557450871839" calcext:value-type="float">
            <text:p>34,06</text:p>
          </table:table-cell>
          <table:table-cell table:formula="of:=[$General.AM15]" office:value-type="float" office:value="132.2688512" calcext:value-type="float">
            <text:p>132,27</text:p>
          </table:table-cell>
          <table:table-cell table:formula="of:=[.B6]/[.X6]" office:value-type="float" office:value="16.1235368036522" calcext:value-type="float">
            <text:p>16,12</text:p>
          </table:table-cell>
          <table:table-cell table:formula="of:=[.Y6]/(8*12)*100" office:value-type="float" office:value="16.7953508371377" calcext:value-type="float">
            <text:p>16,80</text:p>
          </table:table-cell>
          <table:table-cell table:formula="of:=[$General.AN15]" office:value-type="float" office:value="133.6183948" calcext:value-type="float">
            <text:p>133,62</text:p>
          </table:table-cell>
          <table:table-cell table:formula="of:=[.B6]/[.AA6]" office:value-type="float" office:value="15.9606893458954" calcext:value-type="float">
            <text:p>15,96</text:p>
          </table:table-cell>
          <table:table-cell table:formula="of:=[.AB6]/(12*12)*100" office:value-type="float" office:value="11.0838120457607" calcext:value-type="float">
            <text:p>11,08</text:p>
          </table:table-cell>
        </table:table-row>
      </table:table>
      <table:table table:name="Graficos" table:style-name="ta1">
        <table:shapes>
          <draw:frame draw:z-index="0" draw:style-name="gr1" draw:text-style-name="P1" svg:width="167.92mm" svg:height="94.45mm" svg:x="71.12mm" svg:y="5.07mm">
            <draw:object draw:notify-on-update-of-ranges="Graficos.A2:Graficos.A2 Graficos.B2:Graficos.B2 Graficos.A3:Graficos.A3 Graficos.B3:Graficos.B3 Graficos.A4:Graficos.A4 Graficos.B4:Graficos.B4 Graficos.A5:Graficos.A5 Graficos.B5:Graficos.B5 Graficos.A6:Graficos.A6 Graficos.B6:Graficos.B6 Graficos.A7:Graficos.A7 Graficos.B7:Graficos.B7 Graficos.A8:Graficos.A8 Graficos.B8:Graficos.B8 Graficos.A9:Graficos.A9 Graficos.B9:Graficos.B9 Graficos.A10:Graficos.A10 Graficos.B10:Graficos.B10 Graficos.A11:Graficos.A11 Graficos.B11:Graficos.B11 Graficos.A12:Graficos.A12 Graficos.B12:Graficos.B12 Graficos.A13:Graficos.A13 Graficos.B13:Graficos.B13 Graficos.A14:Graficos.A14 Graficos.B14:Graficos.B14 Graficos.A15:Graficos.A15 Graficos.B15:Graficos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9.68mm" svg:height="95.44mm" svg:x="306.72mm" svg:y="4.71mm">
            <draw:object draw:notify-on-update-of-ranges="Graficos.L2:Graficos.L2 Graficos.M2:Graficos.M2 Graficos.L3:Graficos.L3 Graficos.M3:Graficos.M3 Graficos.L4:Graficos.L4 Graficos.M4:Graficos.M4 Graficos.L5:Graficos.L5 Graficos.M5:Graficos.M5 Graficos.L6:Graficos.L6 Graficos.M6:Graficos.M6 Graficos.L7:Graficos.L7 Graficos.M7:Graficos.M7 Graficos.L8:Graficos.L8 Graficos.M8:Graficos.M8 Graficos.L9:Graficos.L9 Graficos.M9:Graficos.M9 Graficos.L10:Graficos.L10 Graficos.M10:Graficos.M10 Graficos.L11:Graficos.L11 Graficos.M11:Graficos.M11 Graficos.L12:Graficos.L12 Graficos.M12:Graficos.M12 Graficos.L13:Graficos.L13 Graficos.M13:Graficos.M13 Graficos.L14:Graficos.L14 Graficos.M14:Graficos.M14 Graficos.L15:Graficos.L15 Graficos.M15:Graficos.M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9.61mm" svg:height="95.4mm" svg:x="546.35mm" svg:y="5.66mm">
            <draw:object draw:notify-on-update-of-ranges="Graficos.V2:Graficos.V2 Graficos.W2:Graficos.W2 Graficos.V3:Graficos.V3 Graficos.W3:Graficos.W3 Graficos.V4:Graficos.V4 Graficos.W4:Graficos.W4 Graficos.V5:Graficos.V5 Graficos.W5:Graficos.W5 Graficos.V6:Graficos.V6 Graficos.W6:Graficos.W6 Graficos.V7:Graficos.V7 Graficos.W7:Graficos.W7 Graficos.V8:Graficos.V8 Graficos.W8:Graficos.W8 Graficos.V9:Graficos.V9 Graficos.W9:Graficos.W9 Graficos.V10:Graficos.V10 Graficos.W10:Graficos.W10 Graficos.V11:Graficos.V11 Graficos.W11:Graficos.W11 Graficos.V12:Graficos.V12 Graficos.W12:Graficos.W12 Graficos.V13:Graficos.V13 Graficos.W13:Graficos.W13 Graficos.V14:Graficos.V14 Graficos.W14:Graficos.W14 Graficos.V15:Graficos.V15 Graficos.W15:Graficos.W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3.21mm" svg:height="108.68mm" svg:x="128.41mm" svg:y="107.41mm">
            <draw:object draw:notify-on-update-of-ranges="Graficos.A23:Graficos.A23 Graficos.B23:Graficos.D23 Graficos.A24:Graficos.A24 Graficos.B24:Graficos.D24 Graficos.A25:Graficos.A25 Graficos.B25:Graficos.D25 Graficos.A26:Graficos.A26 Graficos.B26:Graficos.D26 Graficos.A27:Graficos.A27 Graficos.B27:Graficos.D27 Graficos.A28:Graficos.A28 Graficos.B28:Graficos.D28 Graficos.A29:Graficos.A29 Graficos.B29:Graficos.D29 Graficos.A30:Graficos.A30 Graficos.B30:Graficos.D30 Graficos.A31:Graficos.A31 Graficos.B31:Graficos.D31 Graficos.A32:Graficos.A32 Graficos.B32:Graficos.D32 Graficos.A33:Graficos.A33 Graficos.B33:Graficos.D33 Graficos.A34:Graficos.A34 Graficos.B34:Graficos.D34 Graficos.A35:Graficos.A35 Graficos.B35:Graficos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3.21mm" svg:height="108.68mm" svg:x="128.17mm" svg:y="237.86mm">
            <draw:object draw:notify-on-update-of-ranges="Graficos.A49:Graficos.A49 Graficos.B49:Graficos.D49 Graficos.A50:Graficos.A50 Graficos.B50:Graficos.D50 Graficos.A51:Graficos.A51 Graficos.B51:Graficos.D51 Graficos.A52:Graficos.A52 Graficos.B52:Graficos.D52 Graficos.A53:Graficos.A53 Graficos.B53:Graficos.D53 Graficos.A54:Graficos.A54 Graficos.B54:Graficos.D54 Graficos.A55:Graficos.A55 Graficos.B55:Graficos.D55 Graficos.A56:Graficos.A56 Graficos.B56:Graficos.D56 Graficos.A57:Graficos.A57 Graficos.B57:Graficos.D57 Graficos.A58:Graficos.A58 Graficos.B58:Graficos.D58 Graficos.A59:Graficos.A59 Graficos.B59:Graficos.D59 Graficos.A60:Graficos.A60 Graficos.B60:Graficos.D60 Graficos.A61:Graficos.A61 Graficos.B61:Graficos.D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ce43"/>
        <table:table-column table:style-name="co15" table:default-cell-style-name="ce38"/>
        <table:table-column table:style-name="co16" table:number-columns-repeated="2" table:default-cell-style-name="ce38"/>
        <table:table-column table:style-name="co16" table:number-columns-repeated="2" table:default-cell-style-name="Default"/>
        <table:table-column table:style-name="co3" table:number-columns-repeated="5" table:default-cell-style-name="Default"/>
        <table:table-column table:style-name="co17" table:default-cell-style-name="Default"/>
        <table:table-column table:style-name="co3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40" office:value-type="string" calcext:value-type="string">
            <text:p>Tiempos</text:p>
          </table:table-cell>
          <table:table-cell table:style-name="ce44" table:number-columns-repeated="5"/>
          <table:table-cell table:number-columns-repeated="17"/>
        </table:table-row>
        <table:table-row table:style-name="ro2">
          <table:table-cell table:style-name="ce41" office:value-type="string" calcext:value-type="string">
            <text:p>Algoritmo</text:p>
          </table:table-cell>
          <table:table-cell table:style-name="ce41" office:value-type="string" calcext:value-type="string">
            <text:p>N = 512</text:p>
          </table:table-cell>
          <table:table-cell table:style-name="ce40" table:number-columns-repeated="2"/>
          <table:table-cell table:number-columns-repeated="7"/>
          <table:table-cell table:style-name="ce21" office:value-type="string" calcext:value-type="string">
            <text:p>Algoritmo</text:p>
          </table:table-cell>
          <table:table-cell table:style-name="ce21" office:value-type="string" calcext:value-type="string">
            <text:p>N = 1024</text:p>
          </table:table-cell>
          <table:table-cell table:number-columns-repeated="8"/>
          <table:table-cell table:style-name="ce21" office:value-type="string" calcext:value-type="string">
            <text:p>Algoritmo</text:p>
          </table:table-cell>
          <table:table-cell table:style-name="ce21" office:value-type="string" calcext:value-type="string">
            <text:p>N = 2048</text:p>
          </table:table-cell>
        </table:table-row>
        <table:table-row table:style-name="ro2">
          <table:table-cell table:style-name="ce42" office:value-type="string" calcext:value-type="string">
            <text:p>Sec</text:p>
          </table:table-cell>
          <table:table-cell table:style-name="ce45" table:formula="of:=[$General.B15]" office:value-type="float" office:value="11.7499252" calcext:value-type="float">
            <text:p>11,75</text:p>
          </table:table-cell>
          <table:table-cell table:style-name="ce47" table:number-columns-repeated="2"/>
          <table:table-cell table:style-name="ce40" table:number-columns-repeated="2"/>
          <table:table-cell table:number-columns-repeated="5"/>
          <table:table-cell table:style-name="ce42" office:value-type="string" calcext:value-type="string">
            <text:p>Sec</text:p>
          </table:table-cell>
          <table:table-cell table:style-name="ce45" table:formula="of:=[$General.$C$15]" office:value-type="float" office:value="93.1011313" calcext:value-type="float">
            <text:p>93,10</text:p>
          </table:table-cell>
          <table:table-cell table:number-columns-repeated="8"/>
          <table:table-cell table:style-name="ce48" office:value-type="string" calcext:value-type="string">
            <text:p>Sec</text:p>
          </table:table-cell>
          <table:table-cell table:style-name="ce47" table:formula="of:=[$General.$D$15]" office:value-type="float" office:value="2132.6416903" calcext:value-type="float">
            <text:p>2.132,64</text:p>
          </table:table-cell>
        </table:table-row>
        <table:table-row table:style-name="ro2">
          <table:table-cell office:value-type="string" calcext:value-type="string">
            <text:p>MD-K=4</text:p>
          </table:table-cell>
          <table:table-cell table:style-name="ce45" table:formula="of:=[$General.E15]" office:value-type="float" office:value="4.0206082" calcext:value-type="float">
            <text:p>4,02</text:p>
          </table:table-cell>
          <table:table-cell table:style-name="ce47" table:number-columns-repeated="2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D-K=4</text:p>
          </table:table-cell>
          <table:table-cell table:style-name="ce45" table:formula="of:=[$General.$H$15]" office:value-type="float" office:value="37.7087316" calcext:value-type="float">
            <text:p>37,71</text:p>
          </table:table-cell>
          <table:table-cell table:number-columns-repeated="8"/>
          <table:table-cell table:style-name="ce44" office:value-type="string" calcext:value-type="string">
            <text:p>MD-K=4</text:p>
          </table:table-cell>
          <table:table-cell table:style-name="ce47" table:formula="of:=[$General.$K$15]" office:value-type="float" office:value="707.0114848" calcext:value-type="float">
            <text:p>707,01</text:p>
          </table:table-cell>
        </table:table-row>
        <table:table-row table:style-name="ro2">
          <table:table-cell office:value-type="string" calcext:value-type="string">
            <text:p>MD-K=8</text:p>
          </table:table-cell>
          <table:table-cell table:style-name="ce45" table:formula="of:=[$General.F15]" office:value-type="float" office:value="1.7915541" calcext:value-type="float">
            <text:p>1,79</text:p>
          </table:table-cell>
          <table:table-cell table:style-name="ce47" table:number-columns-repeated="2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D-K=8</text:p>
          </table:table-cell>
          <table:table-cell table:style-name="ce45" table:formula="of:=[$General.$I$15]" office:value-type="float" office:value="18.7884436" calcext:value-type="float">
            <text:p>18,79</text:p>
          </table:table-cell>
          <table:table-cell table:number-columns-repeated="8"/>
          <table:table-cell table:style-name="ce44" office:value-type="string" calcext:value-type="string">
            <text:p>MD-K=8</text:p>
          </table:table-cell>
          <table:table-cell table:style-name="ce47" table:formula="of:=[$General.$L$15]" office:value-type="float" office:value="308.5091354" calcext:value-type="float">
            <text:p>308,51</text:p>
          </table:table-cell>
        </table:table-row>
        <table:table-row table:style-name="ro2">
          <table:table-cell office:value-type="string" calcext:value-type="string">
            <text:p>MD-K=12</text:p>
          </table:table-cell>
          <table:table-cell table:style-name="ce45" table:formula="of:=[$General.G15]" office:value-type="float" office:value="1.2883006" calcext:value-type="float">
            <text:p>1,29</text:p>
          </table:table-cell>
          <table:table-cell table:style-name="ce47" table:number-columns-repeated="2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D-K=12</text:p>
          </table:table-cell>
          <table:table-cell table:style-name="ce45" table:formula="of:=[$General.$J$15]" office:value-type="float" office:value="11.9359411" calcext:value-type="float">
            <text:p>11,94</text:p>
          </table:table-cell>
          <table:table-cell table:number-columns-repeated="8"/>
          <table:table-cell table:style-name="ce44" office:value-type="string" calcext:value-type="string">
            <text:p>MD-K=12</text:p>
          </table:table-cell>
          <table:table-cell table:style-name="ce47" table:formula="of:=[$General.$M$15]" office:value-type="float" office:value="200.7770619" calcext:value-type="float">
            <text:p>200,78</text:p>
          </table:table-cell>
        </table:table-row>
        <table:table-row table:style-name="ro2">
          <table:table-cell office:value-type="string" calcext:value-type="string">
            <text:p>MH-K=4 P=4</text:p>
          </table:table-cell>
          <table:table-cell table:style-name="ce45" table:formula="of:=[$General.N15]" office:value-type="float" office:value="1.625885" calcext:value-type="float">
            <text:p>1,63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4 P=4</text:p>
          </table:table-cell>
          <table:table-cell table:style-name="ce45" table:formula="of:=[$General.$W$15]" office:value-type="float" office:value="12.2755916" calcext:value-type="float">
            <text:p>12,28</text:p>
          </table:table-cell>
          <table:table-cell table:number-columns-repeated="8"/>
          <table:table-cell table:style-name="ce44" office:value-type="string" calcext:value-type="string">
            <text:p>MH-K=4 P=4</text:p>
          </table:table-cell>
          <table:table-cell table:style-name="ce47" table:formula="of:=[$General.AF15]" office:value-type="float" office:value="181.9800738" calcext:value-type="float">
            <text:p>181,98</text:p>
          </table:table-cell>
        </table:table-row>
        <table:table-row table:style-name="ro2">
          <table:table-cell office:value-type="string" calcext:value-type="string">
            <text:p>MH-K=4 P=8</text:p>
          </table:table-cell>
          <table:table-cell table:style-name="ce45" table:formula="of:=[$General.O15]" office:value-type="float" office:value="1.3316144" calcext:value-type="float">
            <text:p>1,33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4 P=8</text:p>
          </table:table-cell>
          <table:table-cell table:style-name="ce45" table:formula="of:=[$General.$X$15]" office:value-type="float" office:value="9.474359" calcext:value-type="float">
            <text:p>9,47</text:p>
          </table:table-cell>
          <table:table-cell table:number-columns-repeated="8"/>
          <table:table-cell table:style-name="ce44" office:value-type="string" calcext:value-type="string">
            <text:p>MH-K=4 P=8</text:p>
          </table:table-cell>
          <table:table-cell table:style-name="ce47" table:formula="of:=[$General.AG15]" office:value-type="float" office:value="163.8967317" calcext:value-type="float">
            <text:p>163,90</text:p>
          </table:table-cell>
        </table:table-row>
        <table:table-row table:style-name="ro2">
          <table:table-cell office:value-type="string" calcext:value-type="string">
            <text:p>MH-K=4 P=12</text:p>
          </table:table-cell>
          <table:table-cell table:style-name="ce45" table:formula="of:=[$General.P15]" office:value-type="float" office:value="1.2861468" calcext:value-type="float">
            <text:p>1,29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4 P=12</text:p>
          </table:table-cell>
          <table:table-cell table:style-name="ce45" table:formula="of:=[$General.$Y$15]" office:value-type="float" office:value="9.0458197" calcext:value-type="float">
            <text:p>9,05</text:p>
          </table:table-cell>
          <table:table-cell table:number-columns-repeated="8"/>
          <table:table-cell table:style-name="ce44" office:value-type="string" calcext:value-type="string">
            <text:p>MH-K=4 P=12</text:p>
          </table:table-cell>
          <table:table-cell table:style-name="ce47" table:formula="of:=[$General.AH15]" office:value-type="float" office:value="165.2877754" calcext:value-type="float">
            <text:p>165,29</text:p>
          </table:table-cell>
        </table:table-row>
        <table:table-row table:style-name="ro2">
          <table:table-cell office:value-type="string" calcext:value-type="string">
            <text:p>MH-K=8 P=4</text:p>
          </table:table-cell>
          <table:table-cell table:style-name="ce45" table:formula="of:=[$General.Q15]" office:value-type="float" office:value="1.1338274" calcext:value-type="float">
            <text:p>1,13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8 P=4</text:p>
          </table:table-cell>
          <table:table-cell table:style-name="ce45" table:formula="of:=[$General.$Z$15]" office:value-type="float" office:value="8.9735985" calcext:value-type="float">
            <text:p>8,97</text:p>
          </table:table-cell>
          <table:table-cell table:number-columns-repeated="8"/>
          <table:table-cell table:style-name="ce44" office:value-type="string" calcext:value-type="string">
            <text:p>MH-K=8 P=4</text:p>
          </table:table-cell>
          <table:table-cell table:style-name="ce47" table:formula="of:=[$General.AI15]" office:value-type="float" office:value="140.9188759" calcext:value-type="float">
            <text:p>140,92</text:p>
          </table:table-cell>
        </table:table-row>
        <table:table-row table:style-name="ro2">
          <table:table-cell office:value-type="string" calcext:value-type="string">
            <text:p>MH-K=8 P=8</text:p>
          </table:table-cell>
          <table:table-cell table:style-name="ce45" table:formula="of:=[$General.R15]" office:value-type="float" office:value="1.0470835" calcext:value-type="float">
            <text:p>1,05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8 P=8</text:p>
          </table:table-cell>
          <table:table-cell table:style-name="ce45" table:formula="of:=[$General.$AA$15]" office:value-type="float" office:value="8.7925751" calcext:value-type="float">
            <text:p>8,79</text:p>
          </table:table-cell>
          <table:table-cell table:number-columns-repeated="8"/>
          <table:table-cell table:style-name="ce44" office:value-type="string" calcext:value-type="string">
            <text:p>MH-K=8 P=8</text:p>
          </table:table-cell>
          <table:table-cell table:style-name="ce47" table:formula="of:=[$General.AJ15]" office:value-type="float" office:value="138.2739443" calcext:value-type="float">
            <text:p>138,27</text:p>
          </table:table-cell>
        </table:table-row>
        <table:table-row table:style-name="ro2">
          <table:table-cell office:value-type="string" calcext:value-type="string">
            <text:p>MH-K=8 P=12</text:p>
          </table:table-cell>
          <table:table-cell table:style-name="ce45" table:formula="of:=[$General.S15]" office:value-type="float" office:value="1.085175" calcext:value-type="float">
            <text:p>1,09</text:p>
          </table:table-cell>
          <table:table-cell table:style-name="ce47"/>
          <table:table-cell table:style-name="ce49"/>
          <table:table-cell table:number-columns-repeated="7"/>
          <table:table-cell table:style-name="ce43" office:value-type="string" calcext:value-type="string">
            <text:p>MH-K=8 P=12</text:p>
          </table:table-cell>
          <table:table-cell table:style-name="ce45" table:formula="of:=[$General.$AB$15]" office:value-type="float" office:value="8.6543183" calcext:value-type="float">
            <text:p>8,65</text:p>
          </table:table-cell>
          <table:table-cell table:number-columns-repeated="8"/>
          <table:table-cell table:style-name="ce44" office:value-type="string" calcext:value-type="string">
            <text:p>MH-K=8 P=12</text:p>
          </table:table-cell>
          <table:table-cell table:style-name="ce47" table:formula="of:=[$General.AK15]" office:value-type="float" office:value="141.4543868" calcext:value-type="float">
            <text:p>141,45</text:p>
          </table:table-cell>
        </table:table-row>
        <table:table-row table:style-name="ro2">
          <table:table-cell office:value-type="string" calcext:value-type="string">
            <text:p>MH-K=12 P=4</text:p>
          </table:table-cell>
          <table:table-cell table:style-name="ce46" table:formula="of:=[$General.T15]" office:value-type="float" office:value="1.0892234" calcext:value-type="float">
            <text:p>1,09</text:p>
          </table:table-cell>
          <table:table-cell table:style-name="ce19"/>
          <table:table-cell table:style-name="Default"/>
          <table:table-cell table:number-columns-repeated="7"/>
          <table:table-cell table:style-name="ce43" office:value-type="string" calcext:value-type="string">
            <text:p>MH-K=12 P=4</text:p>
          </table:table-cell>
          <table:table-cell table:style-name="ce46" table:formula="of:=[$General.$AC$15]" office:value-type="float" office:value="8.2849752" calcext:value-type="float">
            <text:p>8,28</text:p>
          </table:table-cell>
          <table:table-cell table:number-columns-repeated="8"/>
          <table:table-cell table:style-name="ce44" office:value-type="string" calcext:value-type="string">
            <text:p>MH-K=12 P=4</text:p>
          </table:table-cell>
          <table:table-cell table:style-name="ce19" table:formula="of:=[$General.AL15]" office:value-type="float" office:value="130.4626726" calcext:value-type="float">
            <text:p>130,46</text:p>
          </table:table-cell>
        </table:table-row>
        <table:table-row table:style-name="ro2">
          <table:table-cell office:value-type="string" calcext:value-type="string">
            <text:p>MH-K=12 P=8</text:p>
          </table:table-cell>
          <table:table-cell table:style-name="ce46" table:formula="of:=[$General.U15]" office:value-type="float" office:value="1.136472" calcext:value-type="float">
            <text:p>1,14</text:p>
          </table:table-cell>
          <table:table-cell table:style-name="ce19"/>
          <table:table-cell table:style-name="Default"/>
          <table:table-cell table:number-columns-repeated="7"/>
          <table:table-cell table:style-name="ce43" office:value-type="string" calcext:value-type="string">
            <text:p>MH-K=12 P=8</text:p>
          </table:table-cell>
          <table:table-cell table:style-name="ce46" table:formula="of:=[$General.$AD$15]" office:value-type="float" office:value="8.6892104" calcext:value-type="float">
            <text:p>8,69</text:p>
          </table:table-cell>
          <table:table-cell table:number-columns-repeated="8"/>
          <table:table-cell table:style-name="ce44" office:value-type="string" calcext:value-type="string">
            <text:p>MH-K=12 P=8</text:p>
          </table:table-cell>
          <table:table-cell table:style-name="ce19" table:formula="of:=[$General.AM15]" office:value-type="float" office:value="132.2688512" calcext:value-type="float">
            <text:p>132,27</text:p>
          </table:table-cell>
        </table:table-row>
        <table:table-row table:style-name="ro2">
          <table:table-cell office:value-type="string" calcext:value-type="string">
            <text:p>MH-K=12 P=12</text:p>
          </table:table-cell>
          <table:table-cell table:style-name="ce46" table:formula="of:=[$General.V15]" office:value-type="float" office:value="1.2080958" calcext:value-type="float">
            <text:p>1,21</text:p>
          </table:table-cell>
          <table:table-cell table:style-name="ce19"/>
          <table:table-cell table:style-name="Default"/>
          <table:table-cell table:number-columns-repeated="7"/>
          <table:table-cell table:style-name="ce43" office:value-type="string" calcext:value-type="string">
            <text:p>MH-K=12 P=12</text:p>
          </table:table-cell>
          <table:table-cell table:style-name="ce46" table:formula="of:=[$General.$AE$15]" office:value-type="float" office:value="8.7039223" calcext:value-type="float">
            <text:p>8,70</text:p>
          </table:table-cell>
          <table:table-cell table:number-columns-repeated="8"/>
          <table:table-cell table:style-name="ce44" office:value-type="string" calcext:value-type="string">
            <text:p>MH-K=12 P=12</text:p>
          </table:table-cell>
          <table:table-cell table:style-name="ce19" table:formula="of:=[$General.AN15]" office:value-type="float" office:value="133.6183948" calcext:value-type="float">
            <text:p>133,62</text:p>
          </table:table-cell>
        </table:table-row>
        <table:table-row table:style-name="ro3" table:number-rows-repeated="6">
          <table:table-cell table:style-name="Default" table:number-columns-repeated="4"/>
          <table:table-cell table:number-columns-repeated="19"/>
        </table:table-row>
        <table:table-row table:style-name="ro2">
          <table:table-cell table:style-name="ce40" office:value-type="string" calcext:value-type="string">
            <text:p>Speedup</text:p>
          </table:table-cell>
          <table:table-cell table:style-name="ce44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41" office:value-type="string" calcext:value-type="string">
            <text:p>Algoritmo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D-K=4</text:p>
          </table:table-cell>
          <table:table-cell table:formula="of:=[$MPI.D5]" office:value-type="float" office:value="2.92242482119994" calcext:value-type="float">
            <text:p>2,92</text:p>
          </table:table-cell>
          <table:table-cell table:formula="of:=[$MPI.D7]" office:value-type="float" office:value="3.01641732298491" calcext:value-type="float">
            <text:p>3,02</text:p>
          </table:table-cell>
          <table:table-cell table:formula="of:=[$MPI.D7]" office:value-type="float" office:value="3.01641732298491" calcext:value-type="float">
            <text:p>3,0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D-K=8</text:p>
          </table:table-cell>
          <table:table-cell table:formula="of:=[$MPI.G5]" office:value-type="float" office:value="6.55850984349287" calcext:value-type="float">
            <text:p>6,56</text:p>
          </table:table-cell>
          <table:table-cell table:formula="of:=[$MPI.G6]" office:value-type="float" office:value="4.95523382788343" calcext:value-type="float">
            <text:p>4,96</text:p>
          </table:table-cell>
          <table:table-cell table:formula="of:=[$MPI.G7]" office:value-type="float" office:value="6.91273432644031" calcext:value-type="float">
            <text:p>6,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D-K=12</text:p>
          </table:table-cell>
          <table:table-cell table:formula="of:=[$MPI.J5]" office:value-type="float" office:value="9.12048414787667" calcext:value-type="float">
            <text:p>9,12</text:p>
          </table:table-cell>
          <table:table-cell table:formula="of:=[$MPI.J6]" office:value-type="float" office:value="7.8000662469757" calcext:value-type="float">
            <text:p>7,80</text:p>
          </table:table-cell>
          <table:table-cell table:formula="of:=[$MPI.J7]" office:value-type="float" office:value="10.6219389312619" calcext:value-type="float">
            <text:p>10,6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4 P=4</text:p>
          </table:table-cell>
          <table:table-cell table:formula="of:=[$OpenMP.D4]" office:value-type="float" office:value="7.22678738041128" calcext:value-type="float">
            <text:p>7,23</text:p>
          </table:table-cell>
          <table:table-cell table:formula="of:=[$OpenMP.D5]" office:value-type="float" office:value="7.58424802108926" calcext:value-type="float">
            <text:p>7,58</text:p>
          </table:table-cell>
          <table:table-cell table:formula="of:=[$OpenMP.D6]" office:value-type="float" office:value="11.7190945457238" calcext:value-type="float">
            <text:p>11,7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4 P=8</text:p>
          </table:table-cell>
          <table:table-cell table:formula="of:=[$OpenMP.G4]" office:value-type="float" office:value="8.82381956818731" calcext:value-type="float">
            <text:p>8,82</text:p>
          </table:table-cell>
          <table:table-cell table:formula="of:=[$OpenMP.G5]" office:value-type="float" office:value="9.82664170737039" calcext:value-type="float">
            <text:p>9,83</text:p>
          </table:table-cell>
          <table:table-cell table:formula="of:=[$OpenMP.G6]" office:value-type="float" office:value="13.0121062706951" calcext:value-type="float">
            <text:p>13,0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4 P=12</text:p>
          </table:table-cell>
          <table:table-cell table:formula="of:=[$OpenMP.J4]" office:value-type="float" office:value="9.13575744230752" calcext:value-type="float">
            <text:p>9,14</text:p>
          </table:table-cell>
          <table:table-cell table:formula="of:=[$OpenMP.J5]" office:value-type="float" office:value="10.2921718968155" calcext:value-type="float">
            <text:p>10,29</text:p>
          </table:table-cell>
          <table:table-cell table:formula="of:=[$OpenMP.J6]" office:value-type="float" office:value="12.9025978184954" calcext:value-type="float">
            <text:p>12,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8 P=4</text:p>
          </table:table-cell>
          <table:table-cell table:formula="of:=[$OpenMP.M4]" office:value-type="float" office:value="10.363063372785" calcext:value-type="float">
            <text:p>10,36</text:p>
          </table:table-cell>
          <table:table-cell table:formula="of:=[$OpenMP.M5]" office:value-type="float" office:value="10.375005222264" calcext:value-type="float">
            <text:p>10,38</text:p>
          </table:table-cell>
          <table:table-cell table:formula="of:=[$OpenMP.M6]" office:value-type="float" office:value="15.1338255906425" calcext:value-type="float">
            <text:p>15,1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8 P=8</text:p>
          </table:table-cell>
          <table:table-cell table:formula="of:=[$OpenMP.P4]" office:value-type="float" office:value="11.2215742106527" calcext:value-type="float">
            <text:p>11,22</text:p>
          </table:table-cell>
          <table:table-cell table:formula="of:=[$OpenMP.P5]" office:value-type="float" office:value="10.5886080290631" calcext:value-type="float">
            <text:p>10,59</text:p>
          </table:table-cell>
          <table:table-cell table:formula="of:=[$OpenMP.P6]" office:value-type="float" office:value="15.4233084265898" calcext:value-type="float">
            <text:p>15,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8 P=12</text:p>
          </table:table-cell>
          <table:table-cell table:formula="of:=[$OpenMP.S4]" office:value-type="float" office:value="10.8276777478287" calcext:value-type="float">
            <text:p>10,83</text:p>
          </table:table-cell>
          <table:table-cell table:formula="of:=[$OpenMP.S5]" office:value-type="float" office:value="10.7577660160708" calcext:value-type="float">
            <text:p>10,76</text:p>
          </table:table-cell>
          <table:table-cell table:formula="of:=[$OpenMP.S6]" office:value-type="float" office:value="15.0765327152088" calcext:value-type="float">
            <text:p>15,0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12 P=4</text:p>
          </table:table-cell>
          <table:table-cell table:formula="of:=[$OpenMP.V4]" office:value-type="float" office:value="10.7874336889935" calcext:value-type="float">
            <text:p>10,79</text:p>
          </table:table-cell>
          <table:table-cell table:formula="of:=[$OpenMP.V5]" office:value-type="float" office:value="11.2373458040043" calcext:value-type="float">
            <text:p>11,24</text:p>
          </table:table-cell>
          <table:table-cell table:formula="of:=[$OpenMP.V6]" office:value-type="float" office:value="16.3467576418483" calcext:value-type="float">
            <text:p>16,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12 P=8</text:p>
          </table:table-cell>
          <table:table-cell table:formula="of:=[$OpenMP.Y4]" office:value-type="float" office:value="10.3389482538945" calcext:value-type="float">
            <text:p>10,34</text:p>
          </table:table-cell>
          <table:table-cell table:formula="of:=[$OpenMP.Y5]" office:value-type="float" office:value="10.7145674939578" calcext:value-type="float">
            <text:p>10,71</text:p>
          </table:table-cell>
          <table:table-cell table:formula="of:=[$OpenMP.Y6]" office:value-type="float" office:value="16.1235368036522" calcext:value-type="float">
            <text:p>16,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12 P=12</text:p>
          </table:table-cell>
          <table:table-cell table:formula="of:=[$OpenMP.AB4]" office:value-type="float" office:value="9.72598795559094" calcext:value-type="float">
            <text:p>9,73</text:p>
          </table:table-cell>
          <table:table-cell table:formula="of:=[$OpenMP.AB5]" office:value-type="float" office:value="10.6964570788965" calcext:value-type="float">
            <text:p>10,70</text:p>
          </table:table-cell>
          <table:table-cell table:formula="of:=[$OpenMP.AB6]" office:value-type="float" office:value="15.9606893458954" calcext:value-type="float">
            <text:p>15,96</text:p>
          </table:table-cell>
          <table:table-cell table:number-columns-repeated="19"/>
        </table:table-row>
        <table:table-row table:style-name="ro3" table:number-rows-repeated="12">
          <table:table-cell table:style-name="Default" table:number-columns-repeated="4"/>
          <table:table-cell table:number-columns-repeated="19"/>
        </table:table-row>
        <table:table-row table:style-name="ro2">
          <table:table-cell table:style-name="ce40" office:value-type="string" calcext:value-type="string">
            <text:p>Eficiencia</text:p>
          </table:table-cell>
          <table:table-cell table:style-name="ce44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41" office:value-type="string" calcext:value-type="string">
            <text:p>Algoritmo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D-K=4</text:p>
          </table:table-cell>
          <table:table-cell table:formula="of:=[$MPI.E5]" office:value-type="float" office:value="73.0606205299984" calcext:value-type="float">
            <text:p>73,06</text:p>
          </table:table-cell>
          <table:table-cell table:formula="of:=[$MPI.E6]" office:value-type="float" office:value="61.7238550261924" calcext:value-type="float">
            <text:p>61,72</text:p>
          </table:table-cell>
          <table:table-cell table:formula="of:=[$MPI.E7]" office:value-type="float" office:value="75.4104330746227" calcext:value-type="float">
            <text:p>75,4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D-K=8</text:p>
          </table:table-cell>
          <table:table-cell table:formula="of:=[$MPI.H5]" office:value-type="float" office:value="81.9813730436608" calcext:value-type="float">
            <text:p>81,98</text:p>
          </table:table-cell>
          <table:table-cell table:formula="of:=[$MPI.H6]" office:value-type="float" office:value="61.9404228485429" calcext:value-type="float">
            <text:p>61,94</text:p>
          </table:table-cell>
          <table:table-cell table:formula="of:=[$MPI.H7]" office:value-type="float" office:value="86.4091790805038" calcext:value-type="float">
            <text:p>86,4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D-K=12</text:p>
          </table:table-cell>
          <table:table-cell table:formula="of:=[$MPI.K5]" office:value-type="float" office:value="76.0040345656389" calcext:value-type="float">
            <text:p>76,00</text:p>
          </table:table-cell>
          <table:table-cell table:formula="of:=[$MPI.K6]" office:value-type="float" office:value="65.0005520581308" calcext:value-type="float">
            <text:p>65,00</text:p>
          </table:table-cell>
          <table:table-cell table:formula="of:=[$MPI.K7]" office:value-type="float" office:value="88.5161577605162" calcext:value-type="float">
            <text:p>88,5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4 P=4</text:p>
          </table:table-cell>
          <table:table-cell table:formula="of:=[$OpenMP.E4]" office:value-type="float" office:value="45.1674211275705" calcext:value-type="float">
            <text:p>45,17</text:p>
          </table:table-cell>
          <table:table-cell table:formula="of:=[$OpenMP.E5]" office:value-type="float" office:value="47.4015501318079" calcext:value-type="float">
            <text:p>47,40</text:p>
          </table:table-cell>
          <table:table-cell table:formula="of:=[$OpenMP.E6]" office:value-type="float" office:value="73.2443409107739" calcext:value-type="float">
            <text:p>73,2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4 P=8</text:p>
          </table:table-cell>
          <table:table-cell table:formula="of:=[$OpenMP.H4]" office:value-type="float" office:value="27.5744361505853" calcext:value-type="float">
            <text:p>27,57</text:p>
          </table:table-cell>
          <table:table-cell table:formula="of:=[$OpenMP.H5]" office:value-type="float" office:value="30.7082553355325" calcext:value-type="float">
            <text:p>30,71</text:p>
          </table:table-cell>
          <table:table-cell table:formula="of:=[$OpenMP.H6]" office:value-type="float" office:value="40.6628320959221" calcext:value-type="float">
            <text:p>40,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4 P=12</text:p>
          </table:table-cell>
          <table:table-cell table:formula="of:=[$OpenMP.K4]" office:value-type="float" office:value="19.0328280048073" calcext:value-type="float">
            <text:p>19,03</text:p>
          </table:table-cell>
          <table:table-cell table:formula="of:=[$OpenMP.K5]" office:value-type="float" office:value="21.4420247850323" calcext:value-type="float">
            <text:p>21,44</text:p>
          </table:table-cell>
          <table:table-cell table:formula="of:=[$OpenMP.K6]" office:value-type="float" office:value="26.8804121218654" calcext:value-type="float">
            <text:p>26,8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8 P=4</text:p>
          </table:table-cell>
          <table:table-cell table:formula="of:=[$OpenMP.N4]" office:value-type="float" office:value="32.384573039953" calcext:value-type="float">
            <text:p>32,38</text:p>
          </table:table-cell>
          <table:table-cell table:formula="of:=[$OpenMP.N5]" office:value-type="float" office:value="32.4218913195749" calcext:value-type="float">
            <text:p>32,42</text:p>
          </table:table-cell>
          <table:table-cell table:formula="of:=[$OpenMP.N6]" office:value-type="float" office:value="47.2932049707579" calcext:value-type="float">
            <text:p>47,29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8 P=8</text:p>
          </table:table-cell>
          <table:table-cell table:formula="of:=[$OpenMP.Q4]" office:value-type="float" office:value="17.5337097041449" calcext:value-type="float">
            <text:p>17,53</text:p>
          </table:table-cell>
          <table:table-cell table:formula="of:=[$OpenMP.Q5]" office:value-type="float" office:value="16.544700045411" calcext:value-type="float">
            <text:p>16,54</text:p>
          </table:table-cell>
          <table:table-cell table:formula="of:=[$OpenMP.Q6]" office:value-type="float" office:value="24.0989194165466" calcext:value-type="float">
            <text:p>24,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8 P=12</text:p>
          </table:table-cell>
          <table:table-cell table:formula="of:=[$OpenMP.T4]" office:value-type="float" office:value="11.2788309873216" calcext:value-type="float">
            <text:p>11,28</text:p>
          </table:table-cell>
          <table:table-cell table:formula="of:=[$OpenMP.T5]" office:value-type="float" office:value="11.2060062667405" calcext:value-type="float">
            <text:p>11,21</text:p>
          </table:table-cell>
          <table:table-cell table:formula="of:=[$OpenMP.T6]" office:value-type="float" office:value="15.7047215783425" calcext:value-type="float">
            <text:p>15,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12 P=4</text:p>
          </table:table-cell>
          <table:table-cell table:formula="of:=[$OpenMP.W4]" office:value-type="float" office:value="22.473820185403" calcext:value-type="float">
            <text:p>22,47</text:p>
          </table:table-cell>
          <table:table-cell table:formula="of:=[$OpenMP.W5]" office:value-type="float" office:value="23.4111370916757" calcext:value-type="float">
            <text:p>23,41</text:p>
          </table:table-cell>
          <table:table-cell table:formula="of:=[$OpenMP.W6]" office:value-type="float" office:value="34.0557450871839" calcext:value-type="float">
            <text:p>34,0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12 P=8</text:p>
          </table:table-cell>
          <table:table-cell table:formula="of:=[$OpenMP.Z4]" office:value-type="float" office:value="10.7697377644734" calcext:value-type="float">
            <text:p>10,77</text:p>
          </table:table-cell>
          <table:table-cell table:formula="of:=[$OpenMP.Z5]" office:value-type="float" office:value="11.161007806206" calcext:value-type="float">
            <text:p>11,16</text:p>
          </table:table-cell>
          <table:table-cell table:formula="of:=[$OpenMP.Z6]" office:value-type="float" office:value="16.7953508371377" calcext:value-type="float">
            <text:p>16,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H-K=12 P=12</text:p>
          </table:table-cell>
          <table:table-cell table:formula="of:=[$OpenMP.AC4]" office:value-type="float" office:value="6.75415830249371" calcext:value-type="float">
            <text:p>6,75</text:p>
          </table:table-cell>
          <table:table-cell table:formula="of:=[$OpenMP.AC5]" office:value-type="float" office:value="7.42809519367812" calcext:value-type="float">
            <text:p>7,43</text:p>
          </table:table-cell>
          <table:table-cell table:formula="of:=[$OpenMP.AC6]" office:value-type="float" office:value="11.0838120457607" calcext:value-type="float">
            <text:p>11,08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s" number:country="AR">
      <loext:text> </loext:text>
      <loext:fill-character> </loext:fill-character>
      <number:text>- </number:text>
    </number:number-style>
    <number:text-style style:name="N10137" number:language="es" number:country="A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38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38" number:language="es" number:country="A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s" number:country="A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40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s" number:country="A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1:22:03.757297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0:07:49.129590993</meta:creation-date>
    <meta:generator>LibreOffice/6.0.7.3$Linux_X86_64 LibreOffice_project/00m0$Build-3</meta:generator>
    <dc:date>2021-12-16T19:34:18.417162485</dc:date>
    <meta:editing-duration>P2DT13H15M17S</meta:editing-duration>
    <meta:editing-cycles>11</meta:editing-cycles>
    <meta:document-statistic meta:table-count="4" meta:cell-count="8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793cm" svg:height="9.446cm" xlink:href=".." xlink:type="simple" chart:class="chart:bar" chart:style-name="ch1">
        <chart:legend chart:legend-position="end" svg:x="13.657cm" svg:y="1.436cm" style:legend-expansion="high" chart:style-name="ch2"/>
        <chart:plot-area chart:style-name="ch3" table:cell-range-address="Graficos.A2:Graficos.B15" chart:data-source-has-labels="both" svg:x="1.346cm" svg:y="0.188cm" svg:width="11.976cm" svg:height="8.089cm">
          <chartooo:coordinate-region svg:x="2.444cm" svg:y="0.387cm" svg:width="10.878cm" svg:height="7.243cm"/>
          <chart:axis chart:dimension="x" chart:name="primary-x" chart:style-name="ch4" chartooo:axis-type="auto">
            <chartooo:date-scale/>
            <chart:title svg:x="5.65cm" svg:y="8.465cm" chart:style-name="ch5">
              <text:p>Tamaño de la matriz N</text:p>
            </chart:title>
            <chart:categories table:cell-range-address="Graficos.B2:Graficos.B2"/>
          </chart:axis>
          <chart:axis chart:dimension="y" chart:name="primary-y" chart:style-name="ch6">
            <chart:title svg:x="0.451cm" svg:y="4.607cm" chart:style-name="ch7">
              <text:p>T (s)</text:p>
            </chart:title>
            <chart:grid chart:style-name="ch8" chart:class="major"/>
          </chart:axis>
          <chart:series chart:style-name="ch9" chart:values-cell-range-address="Graficos.B3:Graficos.B3" chart:label-cell-address="Graficos.A3:Graficos.A3" chart:class="chart:bar">
            <chart:data-point/>
          </chart:series>
          <chart:series chart:style-name="ch10" chart:values-cell-range-address="Graficos.B4:Graficos.B4" chart:label-cell-address="Graficos.A4:Graficos.A4" chart:class="chart:bar">
            <chart:data-point/>
          </chart:series>
          <chart:series chart:style-name="ch11" chart:values-cell-range-address="Graficos.B5:Graficos.B5" chart:label-cell-address="Graficos.A5:Graficos.A5" chart:class="chart:bar">
            <chart:data-point/>
          </chart:series>
          <chart:series chart:style-name="ch12" chart:values-cell-range-address="Graficos.B6:Graficos.B6" chart:label-cell-address="Graficos.A6:Graficos.A6" chart:class="chart:bar">
            <chart:data-point/>
          </chart:series>
          <chart:series chart:style-name="ch13" chart:values-cell-range-address="Graficos.B7:Graficos.B7" chart:label-cell-address="Graficos.A7:Graficos.A7" chart:class="chart:bar">
            <chart:data-point/>
          </chart:series>
          <chart:series chart:style-name="ch14" chart:values-cell-range-address="Graficos.B8:Graficos.B8" chart:label-cell-address="Graficos.A8:Graficos.A8" chart:class="chart:bar">
            <chart:data-point/>
          </chart:series>
          <chart:series chart:style-name="ch15" chart:values-cell-range-address="Graficos.B9:Graficos.B9" chart:label-cell-address="Graficos.A9:Graficos.A9" chart:class="chart:bar">
            <chart:data-point/>
          </chart:series>
          <chart:series chart:style-name="ch16" chart:values-cell-range-address="Graficos.B10:Graficos.B10" chart:label-cell-address="Graficos.A10:Graficos.A10" chart:class="chart:bar">
            <chart:data-point/>
          </chart:series>
          <chart:series chart:style-name="ch17" chart:values-cell-range-address="Graficos.B11:Graficos.B11" chart:label-cell-address="Graficos.A11:Graficos.A11" chart:class="chart:bar">
            <chart:data-point/>
          </chart:series>
          <chart:series chart:style-name="ch18" chart:values-cell-range-address="Graficos.B12:Graficos.B12" chart:label-cell-address="Graficos.A12:Graficos.A12" chart:class="chart:bar">
            <chart:data-point/>
          </chart:series>
          <chart:series chart:style-name="ch19" chart:values-cell-range-address="Graficos.B13:Graficos.B13" chart:label-cell-address="Graficos.A13:Graficos.A13" chart:class="chart:bar">
            <chart:data-point/>
          </chart:series>
          <chart:series chart:style-name="ch20" chart:values-cell-range-address="Graficos.B14:Graficos.B14" chart:label-cell-address="Graficos.A14:Graficos.A14" chart:class="chart:bar">
            <chart:data-point/>
          </chart:series>
          <chart:series chart:style-name="ch9" chart:values-cell-range-address="Graficos.B15:Graficos.B15" chart:label-cell-address="Graficos.A15:Graficos.A1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512</text:p>
                <draw:g>
                  <svg:desc>Graficos.B2:Grafic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</text:p>
                <draw:g>
                  <svg:desc>Graficos.A3:Graficos.A3</svg:desc>
                </draw:g>
              </table:table-cell>
              <table:table-cell office:value-type="float" office:value="11.7499252">
                <text:p>11.7499252</text:p>
                <draw:g>
                  <svg:desc>Graficos.B3:Graficos.B3</svg:desc>
                </draw:g>
              </table:table-cell>
            </table:table-row>
            <table:table-row>
              <table:table-cell office:value-type="string">
                <text:p>MD-K=4</text:p>
                <draw:g>
                  <svg:desc>Graficos.A4:Graficos.A4</svg:desc>
                </draw:g>
              </table:table-cell>
              <table:table-cell office:value-type="float" office:value="4.0206082">
                <text:p>4.0206082</text:p>
                <draw:g>
                  <svg:desc>Graficos.B4:Graficos.B4</svg:desc>
                </draw:g>
              </table:table-cell>
            </table:table-row>
            <table:table-row>
              <table:table-cell office:value-type="string">
                <text:p>MD-K=8</text:p>
                <draw:g>
                  <svg:desc>Graficos.A5:Graficos.A5</svg:desc>
                </draw:g>
              </table:table-cell>
              <table:table-cell office:value-type="float" office:value="1.7915541">
                <text:p>1.7915541</text:p>
                <draw:g>
                  <svg:desc>Graficos.B5:Graficos.B5</svg:desc>
                </draw:g>
              </table:table-cell>
            </table:table-row>
            <table:table-row>
              <table:table-cell office:value-type="string">
                <text:p>MD-K=12</text:p>
                <draw:g>
                  <svg:desc>Graficos.A6:Graficos.A6</svg:desc>
                </draw:g>
              </table:table-cell>
              <table:table-cell office:value-type="float" office:value="1.2883006">
                <text:p>1.2883006</text:p>
                <draw:g>
                  <svg:desc>Graficos.B6:Graficos.B6</svg:desc>
                </draw:g>
              </table:table-cell>
            </table:table-row>
            <table:table-row>
              <table:table-cell office:value-type="string">
                <text:p>MH-K=4 P=4</text:p>
                <draw:g>
                  <svg:desc>Graficos.A7:Graficos.A7</svg:desc>
                </draw:g>
              </table:table-cell>
              <table:table-cell office:value-type="float" office:value="1.625885">
                <text:p>1.625885</text:p>
                <draw:g>
                  <svg:desc>Graficos.B7:Graficos.B7</svg:desc>
                </draw:g>
              </table:table-cell>
            </table:table-row>
            <table:table-row>
              <table:table-cell office:value-type="string">
                <text:p>MH-K=4 P=8</text:p>
                <draw:g>
                  <svg:desc>Graficos.A8:Graficos.A8</svg:desc>
                </draw:g>
              </table:table-cell>
              <table:table-cell office:value-type="float" office:value="1.3316144">
                <text:p>1.3316144</text:p>
                <draw:g>
                  <svg:desc>Graficos.B8:Graficos.B8</svg:desc>
                </draw:g>
              </table:table-cell>
            </table:table-row>
            <table:table-row>
              <table:table-cell office:value-type="string">
                <text:p>MH-K=4 P=12</text:p>
                <draw:g>
                  <svg:desc>Graficos.A9:Graficos.A9</svg:desc>
                </draw:g>
              </table:table-cell>
              <table:table-cell office:value-type="float" office:value="1.2861468">
                <text:p>1.2861468</text:p>
                <draw:g>
                  <svg:desc>Graficos.B9:Graficos.B9</svg:desc>
                </draw:g>
              </table:table-cell>
            </table:table-row>
            <table:table-row>
              <table:table-cell office:value-type="string">
                <text:p>MH-K=8 P=4</text:p>
                <draw:g>
                  <svg:desc>Graficos.A10:Graficos.A10</svg:desc>
                </draw:g>
              </table:table-cell>
              <table:table-cell office:value-type="float" office:value="1.1338274">
                <text:p>1.1338274</text:p>
                <draw:g>
                  <svg:desc>Graficos.B10:Graficos.B10</svg:desc>
                </draw:g>
              </table:table-cell>
            </table:table-row>
            <table:table-row>
              <table:table-cell office:value-type="string">
                <text:p>MH-K=8 P=8</text:p>
                <draw:g>
                  <svg:desc>Graficos.A11:Graficos.A11</svg:desc>
                </draw:g>
              </table:table-cell>
              <table:table-cell office:value-type="float" office:value="1.0470835">
                <text:p>1.0470835</text:p>
                <draw:g>
                  <svg:desc>Graficos.B11:Graficos.B11</svg:desc>
                </draw:g>
              </table:table-cell>
            </table:table-row>
            <table:table-row>
              <table:table-cell office:value-type="string">
                <text:p>MH-K=8 P=12</text:p>
                <draw:g>
                  <svg:desc>Graficos.A12:Graficos.A12</svg:desc>
                </draw:g>
              </table:table-cell>
              <table:table-cell office:value-type="float" office:value="1.085175">
                <text:p>1.085175</text:p>
                <draw:g>
                  <svg:desc>Graficos.B12:Graficos.B12</svg:desc>
                </draw:g>
              </table:table-cell>
            </table:table-row>
            <table:table-row>
              <table:table-cell office:value-type="string">
                <text:p>MH-K=12 P=4</text:p>
                <draw:g>
                  <svg:desc>Graficos.A13:Graficos.A13</svg:desc>
                </draw:g>
              </table:table-cell>
              <table:table-cell office:value-type="float" office:value="1.0892234">
                <text:p>1.0892234</text:p>
                <draw:g>
                  <svg:desc>Graficos.B13:Graficos.B13</svg:desc>
                </draw:g>
              </table:table-cell>
            </table:table-row>
            <table:table-row>
              <table:table-cell office:value-type="string">
                <text:p>MH-K=12 P=8</text:p>
                <draw:g>
                  <svg:desc>Graficos.A14:Graficos.A14</svg:desc>
                </draw:g>
              </table:table-cell>
              <table:table-cell office:value-type="float" office:value="1.136472">
                <text:p>1.136472</text:p>
                <draw:g>
                  <svg:desc>Graficos.B14:Graficos.B14</svg:desc>
                </draw:g>
              </table:table-cell>
            </table:table-row>
            <table:table-row>
              <table:table-cell office:value-type="string">
                <text:p>MH-K=12 P=12</text:p>
                <draw:g>
                  <svg:desc>Graficos.A15:Graficos.A15</svg:desc>
                </draw:g>
              </table:table-cell>
              <table:table-cell office:value-type="float" office:value="1.2080958">
                <text:p>1.2080958</text:p>
                <draw:g>
                  <svg:desc>Graficos.B15:Graficos.B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969cm" svg:height="9.545cm" xlink:href=".." xlink:type="simple" chart:class="chart:bar" chart:style-name="ch1">
        <chart:legend chart:legend-position="end" svg:x="13.833cm" svg:y="1.485cm" style:legend-expansion="high" chart:style-name="ch2"/>
        <chart:plot-area chart:style-name="ch3" table:cell-range-address="Graficos.L2:Graficos.M15" chart:data-source-has-labels="both" svg:x="1.35cm" svg:y="0.19cm" svg:width="12.144cm" svg:height="8.184cm">
          <chartooo:coordinate-region svg:x="2.633cm" svg:y="0.389cm" svg:width="10.861cm" svg:height="7.338cm"/>
          <chart:axis chart:dimension="x" chart:name="primary-x" chart:style-name="ch4" chartooo:axis-type="auto">
            <chartooo:date-scale/>
            <chart:title svg:x="5.738cm" svg:y="8.564cm" chart:style-name="ch5">
              <text:p>Tamaño de la matriz N</text:p>
            </chart:title>
            <chart:categories table:cell-range-address="Graficos.M2:Graficos.M2"/>
          </chart:axis>
          <chart:axis chart:dimension="y" chart:name="primary-y" chart:style-name="ch6">
            <chart:title svg:x="0.451cm" svg:y="4.657cm" chart:style-name="ch7">
              <text:p>T (s)</text:p>
            </chart:title>
            <chart:grid chart:style-name="ch8" chart:class="major"/>
          </chart:axis>
          <chart:series chart:style-name="ch9" chart:values-cell-range-address="Graficos.M3:Graficos.M3" chart:label-cell-address="Graficos.L3:Graficos.L3" chart:class="chart:bar">
            <chart:data-point/>
          </chart:series>
          <chart:series chart:style-name="ch10" chart:values-cell-range-address="Graficos.M4:Graficos.M4" chart:label-cell-address="Graficos.L4:Graficos.L4" chart:class="chart:bar">
            <chart:data-point/>
          </chart:series>
          <chart:series chart:style-name="ch11" chart:values-cell-range-address="Graficos.M5:Graficos.M5" chart:label-cell-address="Graficos.L5:Graficos.L5" chart:class="chart:bar">
            <chart:data-point/>
          </chart:series>
          <chart:series chart:style-name="ch12" chart:values-cell-range-address="Graficos.M6:Graficos.M6" chart:label-cell-address="Graficos.L6:Graficos.L6" chart:class="chart:bar">
            <chart:data-point/>
          </chart:series>
          <chart:series chart:style-name="ch13" chart:values-cell-range-address="Graficos.M7:Graficos.M7" chart:label-cell-address="Graficos.L7:Graficos.L7" chart:class="chart:bar">
            <chart:data-point/>
          </chart:series>
          <chart:series chart:style-name="ch14" chart:values-cell-range-address="Graficos.M8:Graficos.M8" chart:label-cell-address="Graficos.L8:Graficos.L8" chart:class="chart:bar">
            <chart:data-point/>
          </chart:series>
          <chart:series chart:style-name="ch15" chart:values-cell-range-address="Graficos.M9:Graficos.M9" chart:label-cell-address="Graficos.L9:Graficos.L9" chart:class="chart:bar">
            <chart:data-point/>
          </chart:series>
          <chart:series chart:style-name="ch16" chart:values-cell-range-address="Graficos.M10:Graficos.M10" chart:label-cell-address="Graficos.L10:Graficos.L10" chart:class="chart:bar">
            <chart:data-point/>
          </chart:series>
          <chart:series chart:style-name="ch17" chart:values-cell-range-address="Graficos.M11:Graficos.M11" chart:label-cell-address="Graficos.L11:Graficos.L11" chart:class="chart:bar">
            <chart:data-point/>
          </chart:series>
          <chart:series chart:style-name="ch18" chart:values-cell-range-address="Graficos.M12:Graficos.M12" chart:label-cell-address="Graficos.L12:Graficos.L12" chart:class="chart:bar">
            <chart:data-point/>
          </chart:series>
          <chart:series chart:style-name="ch19" chart:values-cell-range-address="Graficos.M13:Graficos.M13" chart:label-cell-address="Graficos.L13:Graficos.L13" chart:class="chart:bar">
            <chart:data-point/>
          </chart:series>
          <chart:series chart:style-name="ch20" chart:values-cell-range-address="Graficos.M14:Graficos.M14" chart:label-cell-address="Graficos.L14:Graficos.L14" chart:class="chart:bar">
            <chart:data-point/>
          </chart:series>
          <chart:series chart:style-name="ch9" chart:values-cell-range-address="Graficos.M15:Graficos.M15" chart:label-cell-address="Graficos.L15:Graficos.L1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024</text:p>
                <draw:g>
                  <svg:desc>Graficos.M2:Graficos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</text:p>
                <draw:g>
                  <svg:desc>Graficos.L3:Graficos.L3</svg:desc>
                </draw:g>
              </table:table-cell>
              <table:table-cell office:value-type="float" office:value="93.1011313">
                <text:p>93.1011313</text:p>
                <draw:g>
                  <svg:desc>Graficos.M3:Graficos.M3</svg:desc>
                </draw:g>
              </table:table-cell>
            </table:table-row>
            <table:table-row>
              <table:table-cell office:value-type="string">
                <text:p>MD-K=4</text:p>
                <draw:g>
                  <svg:desc>Graficos.L4:Graficos.L4</svg:desc>
                </draw:g>
              </table:table-cell>
              <table:table-cell office:value-type="float" office:value="37.7087316">
                <text:p>37.7087316</text:p>
                <draw:g>
                  <svg:desc>Graficos.M4:Graficos.M4</svg:desc>
                </draw:g>
              </table:table-cell>
            </table:table-row>
            <table:table-row>
              <table:table-cell office:value-type="string">
                <text:p>MD-K=8</text:p>
                <draw:g>
                  <svg:desc>Graficos.L5:Graficos.L5</svg:desc>
                </draw:g>
              </table:table-cell>
              <table:table-cell office:value-type="float" office:value="18.7884436">
                <text:p>18.7884436</text:p>
                <draw:g>
                  <svg:desc>Graficos.M5:Graficos.M5</svg:desc>
                </draw:g>
              </table:table-cell>
            </table:table-row>
            <table:table-row>
              <table:table-cell office:value-type="string">
                <text:p>MD-K=12</text:p>
                <draw:g>
                  <svg:desc>Graficos.L6:Graficos.L6</svg:desc>
                </draw:g>
              </table:table-cell>
              <table:table-cell office:value-type="float" office:value="11.9359411">
                <text:p>11.9359411</text:p>
                <draw:g>
                  <svg:desc>Graficos.M6:Graficos.M6</svg:desc>
                </draw:g>
              </table:table-cell>
            </table:table-row>
            <table:table-row>
              <table:table-cell office:value-type="string">
                <text:p>MH-K=4 P=4</text:p>
                <draw:g>
                  <svg:desc>Graficos.L7:Graficos.L7</svg:desc>
                </draw:g>
              </table:table-cell>
              <table:table-cell office:value-type="float" office:value="12.2755916">
                <text:p>12.2755916</text:p>
                <draw:g>
                  <svg:desc>Graficos.M7:Graficos.M7</svg:desc>
                </draw:g>
              </table:table-cell>
            </table:table-row>
            <table:table-row>
              <table:table-cell office:value-type="string">
                <text:p>MH-K=4 P=8</text:p>
                <draw:g>
                  <svg:desc>Graficos.L8:Graficos.L8</svg:desc>
                </draw:g>
              </table:table-cell>
              <table:table-cell office:value-type="float" office:value="9.474359">
                <text:p>9.474359</text:p>
                <draw:g>
                  <svg:desc>Graficos.M8:Graficos.M8</svg:desc>
                </draw:g>
              </table:table-cell>
            </table:table-row>
            <table:table-row>
              <table:table-cell office:value-type="string">
                <text:p>MH-K=4 P=12</text:p>
                <draw:g>
                  <svg:desc>Graficos.L9:Graficos.L9</svg:desc>
                </draw:g>
              </table:table-cell>
              <table:table-cell office:value-type="float" office:value="9.0458197">
                <text:p>9.0458197</text:p>
                <draw:g>
                  <svg:desc>Graficos.M9:Graficos.M9</svg:desc>
                </draw:g>
              </table:table-cell>
            </table:table-row>
            <table:table-row>
              <table:table-cell office:value-type="string">
                <text:p>MH-K=8 P=4</text:p>
                <draw:g>
                  <svg:desc>Graficos.L10:Graficos.L10</svg:desc>
                </draw:g>
              </table:table-cell>
              <table:table-cell office:value-type="float" office:value="8.9735985">
                <text:p>8.9735985</text:p>
                <draw:g>
                  <svg:desc>Graficos.M10:Graficos.M10</svg:desc>
                </draw:g>
              </table:table-cell>
            </table:table-row>
            <table:table-row>
              <table:table-cell office:value-type="string">
                <text:p>MH-K=8 P=8</text:p>
                <draw:g>
                  <svg:desc>Graficos.L11:Graficos.L11</svg:desc>
                </draw:g>
              </table:table-cell>
              <table:table-cell office:value-type="float" office:value="8.7925751">
                <text:p>8.7925751</text:p>
                <draw:g>
                  <svg:desc>Graficos.M11:Graficos.M11</svg:desc>
                </draw:g>
              </table:table-cell>
            </table:table-row>
            <table:table-row>
              <table:table-cell office:value-type="string">
                <text:p>MH-K=8 P=12</text:p>
                <draw:g>
                  <svg:desc>Graficos.L12:Graficos.L12</svg:desc>
                </draw:g>
              </table:table-cell>
              <table:table-cell office:value-type="float" office:value="8.6543183">
                <text:p>8.6543183</text:p>
                <draw:g>
                  <svg:desc>Graficos.M12:Graficos.M12</svg:desc>
                </draw:g>
              </table:table-cell>
            </table:table-row>
            <table:table-row>
              <table:table-cell office:value-type="string">
                <text:p>MH-K=12 P=4</text:p>
                <draw:g>
                  <svg:desc>Graficos.L13:Graficos.L13</svg:desc>
                </draw:g>
              </table:table-cell>
              <table:table-cell office:value-type="float" office:value="8.2849752">
                <text:p>8.2849752</text:p>
                <draw:g>
                  <svg:desc>Graficos.M13:Graficos.M13</svg:desc>
                </draw:g>
              </table:table-cell>
            </table:table-row>
            <table:table-row>
              <table:table-cell office:value-type="string">
                <text:p>MH-K=12 P=8</text:p>
                <draw:g>
                  <svg:desc>Graficos.L14:Graficos.L14</svg:desc>
                </draw:g>
              </table:table-cell>
              <table:table-cell office:value-type="float" office:value="8.6892104">
                <text:p>8.6892104</text:p>
                <draw:g>
                  <svg:desc>Graficos.M14:Graficos.M14</svg:desc>
                </draw:g>
              </table:table-cell>
            </table:table-row>
            <table:table-row>
              <table:table-cell office:value-type="string">
                <text:p>MH-K=12 P=12</text:p>
                <draw:g>
                  <svg:desc>Graficos.L15:Graficos.L15</svg:desc>
                </draw:g>
              </table:table-cell>
              <table:table-cell office:value-type="float" office:value="8.7039223">
                <text:p>8.7039223</text:p>
                <draw:g>
                  <svg:desc>Graficos.M15:Graficos.M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962cm" svg:height="9.541cm" xlink:href=".." xlink:type="simple" chart:class="chart:bar" chart:style-name="ch1">
        <chart:legend chart:legend-position="end" svg:x="13.826cm" svg:y="1.483cm" style:legend-expansion="high" chart:style-name="ch2"/>
        <chart:plot-area chart:style-name="ch3" table:cell-range-address="Graficos.V2:Graficos.W15" chart:data-source-has-labels="both" svg:x="1.35cm" svg:y="0.19cm" svg:width="12.137cm" svg:height="8.18cm">
          <chartooo:coordinate-region svg:x="2.924cm" svg:y="0.389cm" svg:width="10.563cm" svg:height="7.334cm"/>
          <chart:axis chart:dimension="x" chart:name="primary-x" chart:style-name="ch4" chartooo:axis-type="auto">
            <chartooo:date-scale/>
            <chart:title svg:x="5.734cm" svg:y="8.56cm" chart:style-name="ch5">
              <text:p>Tamaño de la matriz N</text:p>
            </chart:title>
            <chart:categories table:cell-range-address="Graficos.W2:Graficos.W2"/>
          </chart:axis>
          <chart:axis chart:dimension="y" chart:name="primary-y" chart:style-name="ch6">
            <chart:title svg:x="0.451cm" svg:y="4.655cm" chart:style-name="ch7">
              <text:p>T (s)</text:p>
            </chart:title>
            <chart:grid chart:style-name="ch8" chart:class="major"/>
          </chart:axis>
          <chart:series chart:style-name="ch9" chart:values-cell-range-address="Graficos.W3:Graficos.W3" chart:label-cell-address="Graficos.V3:Graficos.V3" chart:class="chart:bar">
            <chart:data-point/>
          </chart:series>
          <chart:series chart:style-name="ch10" chart:values-cell-range-address="Graficos.W4:Graficos.W4" chart:label-cell-address="Graficos.V4:Graficos.V4" chart:class="chart:bar">
            <chart:data-point/>
          </chart:series>
          <chart:series chart:style-name="ch11" chart:values-cell-range-address="Graficos.W5:Graficos.W5" chart:label-cell-address="Graficos.V5:Graficos.V5" chart:class="chart:bar">
            <chart:data-point/>
          </chart:series>
          <chart:series chart:style-name="ch12" chart:values-cell-range-address="Graficos.W6:Graficos.W6" chart:label-cell-address="Graficos.V6:Graficos.V6" chart:class="chart:bar">
            <chart:data-point/>
          </chart:series>
          <chart:series chart:style-name="ch13" chart:values-cell-range-address="Graficos.W7:Graficos.W7" chart:label-cell-address="Graficos.V7:Graficos.V7" chart:class="chart:bar">
            <chart:data-point/>
          </chart:series>
          <chart:series chart:style-name="ch14" chart:values-cell-range-address="Graficos.W8:Graficos.W8" chart:label-cell-address="Graficos.V8:Graficos.V8" chart:class="chart:bar">
            <chart:data-point/>
          </chart:series>
          <chart:series chart:style-name="ch15" chart:values-cell-range-address="Graficos.W9:Graficos.W9" chart:label-cell-address="Graficos.V9:Graficos.V9" chart:class="chart:bar">
            <chart:data-point/>
          </chart:series>
          <chart:series chart:style-name="ch16" chart:values-cell-range-address="Graficos.W10:Graficos.W10" chart:label-cell-address="Graficos.V10:Graficos.V10" chart:class="chart:bar">
            <chart:data-point/>
          </chart:series>
          <chart:series chart:style-name="ch17" chart:values-cell-range-address="Graficos.W11:Graficos.W11" chart:label-cell-address="Graficos.V11:Graficos.V11" chart:class="chart:bar">
            <chart:data-point/>
          </chart:series>
          <chart:series chart:style-name="ch18" chart:values-cell-range-address="Graficos.W12:Graficos.W12" chart:label-cell-address="Graficos.V12:Graficos.V12" chart:class="chart:bar">
            <chart:data-point/>
          </chart:series>
          <chart:series chart:style-name="ch19" chart:values-cell-range-address="Graficos.W13:Graficos.W13" chart:label-cell-address="Graficos.V13:Graficos.V13" chart:class="chart:bar">
            <chart:data-point/>
          </chart:series>
          <chart:series chart:style-name="ch20" chart:values-cell-range-address="Graficos.W14:Graficos.W14" chart:label-cell-address="Graficos.V14:Graficos.V14" chart:class="chart:bar">
            <chart:data-point/>
          </chart:series>
          <chart:series chart:style-name="ch9" chart:values-cell-range-address="Graficos.W15:Graficos.W15" chart:label-cell-address="Graficos.V15:Graficos.V1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</text:p>
                <draw:g>
                  <svg:desc>Graficos.W2:Graficos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</text:p>
                <draw:g>
                  <svg:desc>Graficos.V3:Graficos.V3</svg:desc>
                </draw:g>
              </table:table-cell>
              <table:table-cell office:value-type="float" office:value="2132.6416903">
                <text:p>2132.6416903</text:p>
                <draw:g>
                  <svg:desc>Graficos.W3:Graficos.W3</svg:desc>
                </draw:g>
              </table:table-cell>
            </table:table-row>
            <table:table-row>
              <table:table-cell office:value-type="string">
                <text:p>MD-K=4</text:p>
                <draw:g>
                  <svg:desc>Graficos.V4:Graficos.V4</svg:desc>
                </draw:g>
              </table:table-cell>
              <table:table-cell office:value-type="float" office:value="707.0114848">
                <text:p>707.0114848</text:p>
                <draw:g>
                  <svg:desc>Graficos.W4:Graficos.W4</svg:desc>
                </draw:g>
              </table:table-cell>
            </table:table-row>
            <table:table-row>
              <table:table-cell office:value-type="string">
                <text:p>MD-K=8</text:p>
                <draw:g>
                  <svg:desc>Graficos.V5:Graficos.V5</svg:desc>
                </draw:g>
              </table:table-cell>
              <table:table-cell office:value-type="float" office:value="308.5091354">
                <text:p>308.5091354</text:p>
                <draw:g>
                  <svg:desc>Graficos.W5:Graficos.W5</svg:desc>
                </draw:g>
              </table:table-cell>
            </table:table-row>
            <table:table-row>
              <table:table-cell office:value-type="string">
                <text:p>MD-K=12</text:p>
                <draw:g>
                  <svg:desc>Graficos.V6:Graficos.V6</svg:desc>
                </draw:g>
              </table:table-cell>
              <table:table-cell office:value-type="float" office:value="200.7770619">
                <text:p>200.7770619</text:p>
                <draw:g>
                  <svg:desc>Graficos.W6:Graficos.W6</svg:desc>
                </draw:g>
              </table:table-cell>
            </table:table-row>
            <table:table-row>
              <table:table-cell office:value-type="string">
                <text:p>MH-K=4 P=4</text:p>
                <draw:g>
                  <svg:desc>Graficos.V7:Graficos.V7</svg:desc>
                </draw:g>
              </table:table-cell>
              <table:table-cell office:value-type="float" office:value="181.9800738">
                <text:p>181.9800738</text:p>
                <draw:g>
                  <svg:desc>Graficos.W7:Graficos.W7</svg:desc>
                </draw:g>
              </table:table-cell>
            </table:table-row>
            <table:table-row>
              <table:table-cell office:value-type="string">
                <text:p>MH-K=4 P=8</text:p>
                <draw:g>
                  <svg:desc>Graficos.V8:Graficos.V8</svg:desc>
                </draw:g>
              </table:table-cell>
              <table:table-cell office:value-type="float" office:value="163.8967317">
                <text:p>163.8967317</text:p>
                <draw:g>
                  <svg:desc>Graficos.W8:Graficos.W8</svg:desc>
                </draw:g>
              </table:table-cell>
            </table:table-row>
            <table:table-row>
              <table:table-cell office:value-type="string">
                <text:p>MH-K=4 P=12</text:p>
                <draw:g>
                  <svg:desc>Graficos.V9:Graficos.V9</svg:desc>
                </draw:g>
              </table:table-cell>
              <table:table-cell office:value-type="float" office:value="165.2877754">
                <text:p>165.2877754</text:p>
                <draw:g>
                  <svg:desc>Graficos.W9:Graficos.W9</svg:desc>
                </draw:g>
              </table:table-cell>
            </table:table-row>
            <table:table-row>
              <table:table-cell office:value-type="string">
                <text:p>MH-K=8 P=4</text:p>
                <draw:g>
                  <svg:desc>Graficos.V10:Graficos.V10</svg:desc>
                </draw:g>
              </table:table-cell>
              <table:table-cell office:value-type="float" office:value="140.9188759">
                <text:p>140.9188759</text:p>
                <draw:g>
                  <svg:desc>Graficos.W10:Graficos.W10</svg:desc>
                </draw:g>
              </table:table-cell>
            </table:table-row>
            <table:table-row>
              <table:table-cell office:value-type="string">
                <text:p>MH-K=8 P=8</text:p>
                <draw:g>
                  <svg:desc>Graficos.V11:Graficos.V11</svg:desc>
                </draw:g>
              </table:table-cell>
              <table:table-cell office:value-type="float" office:value="138.2739443">
                <text:p>138.2739443</text:p>
                <draw:g>
                  <svg:desc>Graficos.W11:Graficos.W11</svg:desc>
                </draw:g>
              </table:table-cell>
            </table:table-row>
            <table:table-row>
              <table:table-cell office:value-type="string">
                <text:p>MH-K=8 P=12</text:p>
                <draw:g>
                  <svg:desc>Graficos.V12:Graficos.V12</svg:desc>
                </draw:g>
              </table:table-cell>
              <table:table-cell office:value-type="float" office:value="141.4543868">
                <text:p>141.4543868</text:p>
                <draw:g>
                  <svg:desc>Graficos.W12:Graficos.W12</svg:desc>
                </draw:g>
              </table:table-cell>
            </table:table-row>
            <table:table-row>
              <table:table-cell office:value-type="string">
                <text:p>MH-K=12 P=4</text:p>
                <draw:g>
                  <svg:desc>Graficos.V13:Graficos.V13</svg:desc>
                </draw:g>
              </table:table-cell>
              <table:table-cell office:value-type="float" office:value="130.4626726">
                <text:p>130.4626726</text:p>
                <draw:g>
                  <svg:desc>Graficos.W13:Graficos.W13</svg:desc>
                </draw:g>
              </table:table-cell>
            </table:table-row>
            <table:table-row>
              <table:table-cell office:value-type="string">
                <text:p>MH-K=12 P=8</text:p>
                <draw:g>
                  <svg:desc>Graficos.V14:Graficos.V14</svg:desc>
                </draw:g>
              </table:table-cell>
              <table:table-cell office:value-type="float" office:value="132.2688512">
                <text:p>132.2688512</text:p>
                <draw:g>
                  <svg:desc>Graficos.W14:Graficos.W14</svg:desc>
                </draw:g>
              </table:table-cell>
            </table:table-row>
            <table:table-row>
              <table:table-cell office:value-type="string">
                <text:p>MH-K=12 P=12</text:p>
                <draw:g>
                  <svg:desc>Graficos.V15:Graficos.V15</svg:desc>
                </draw:g>
              </table:table-cell>
              <table:table-cell office:value-type="float" office:value="133.6183948">
                <text:p>133.6183948</text:p>
                <draw:g>
                  <svg:desc>Graficos.W15:Graficos.W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4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322cm" svg:height="10.869cm" xlink:href=".." xlink:type="simple" chart:class="chart:line" chart:style-name="ch1">
        <chart:title svg:x="7.62cm" svg:y="0.353cm" chart:style-name="ch2">
          <text:p>Gráfico de Speedup</text:p>
        </chart:title>
        <chart:legend chart:legend-position="end" svg:x="15.597cm" svg:y="2.396cm" style:legend-expansion="high" chart:style-name="ch3"/>
        <chart:plot-area chart:style-name="ch4" table:cell-range-address="Graficos.A23:Graficos.D35" chart:data-source-has-labels="both" svg:x="1.397cm" svg:y="1.349cm" svg:width="13.814cm" svg:height="8.322cm">
          <chartooo:coordinate-region svg:x="2.494cm" svg:y="1.548cm" svg:width="12.345cm" svg:height="7.476cm"/>
          <chart:axis chart:dimension="x" chart:name="primary-x" chart:style-name="ch5" chartooo:axis-type="auto">
            <chartooo:date-scale/>
            <chart:title svg:x="6.553cm" svg:y="9.888cm" chart:style-name="ch6">
              <text:p>Tamaño Matriz NxN (N)</text:p>
            </chart:title>
            <chart:categories table:cell-range-address="Graficos.B23:Graficos.D23"/>
          </chart:axis>
          <chart:axis chart:dimension="y" chart:name="primary-y" chart:style-name="ch7">
            <chart:title svg:x="0.451cm" svg:y="6.48cm" chart:style-name="ch8">
              <text:p>Speedup (S)</text:p>
            </chart:title>
            <chart:grid chart:style-name="ch9" chart:class="major"/>
          </chart:axis>
          <chart:series chart:style-name="ch10" chart:values-cell-range-address="Graficos.B24:Graficos.D24" chart:label-cell-address="Graficos.A24:Graficos.A24" chart:class="chart:line">
            <chart:data-point chart:repeated="3"/>
          </chart:series>
          <chart:series chart:style-name="ch11" chart:values-cell-range-address="Graficos.B25:Graficos.D25" chart:label-cell-address="Graficos.A25:Graficos.A25" chart:class="chart:line">
            <chart:data-point chart:repeated="3"/>
          </chart:series>
          <chart:series chart:style-name="ch12" chart:values-cell-range-address="Graficos.B26:Graficos.D26" chart:label-cell-address="Graficos.A26:Graficos.A26" chart:class="chart:line">
            <chart:data-point chart:repeated="3"/>
          </chart:series>
          <chart:series chart:style-name="ch13" chart:values-cell-range-address="Graficos.B27:Graficos.D27" chart:label-cell-address="Graficos.A27:Graficos.A27" chart:class="chart:line">
            <chart:data-point chart:repeated="3"/>
          </chart:series>
          <chart:series chart:style-name="ch14" chart:values-cell-range-address="Graficos.B28:Graficos.D28" chart:label-cell-address="Graficos.A28:Graficos.A28" chart:class="chart:line">
            <chart:data-point chart:repeated="3"/>
          </chart:series>
          <chart:series chart:style-name="ch15" chart:values-cell-range-address="Graficos.B29:Graficos.D29" chart:label-cell-address="Graficos.A29:Graficos.A29" chart:class="chart:line">
            <chart:data-point chart:repeated="3"/>
          </chart:series>
          <chart:series chart:style-name="ch16" chart:values-cell-range-address="Graficos.B30:Graficos.D30" chart:label-cell-address="Graficos.A30:Graficos.A30" chart:class="chart:line">
            <chart:data-point chart:repeated="3"/>
          </chart:series>
          <chart:series chart:style-name="ch17" chart:values-cell-range-address="Graficos.B31:Graficos.D31" chart:label-cell-address="Graficos.A31:Graficos.A31" chart:class="chart:line">
            <chart:data-point chart:repeated="3"/>
          </chart:series>
          <chart:series chart:style-name="ch18" chart:values-cell-range-address="Graficos.B32:Graficos.D32" chart:label-cell-address="Graficos.A32:Graficos.A32" chart:class="chart:line">
            <chart:data-point chart:repeated="3"/>
          </chart:series>
          <chart:series chart:style-name="ch19" chart:values-cell-range-address="Graficos.B33:Graficos.D33" chart:label-cell-address="Graficos.A33:Graficos.A33" chart:class="chart:line">
            <chart:data-point chart:repeated="3"/>
          </chart:series>
          <chart:series chart:style-name="ch20" chart:values-cell-range-address="Graficos.B34:Graficos.D34" chart:label-cell-address="Graficos.A34:Graficos.A34" chart:class="chart:line">
            <chart:data-point chart:repeated="3"/>
          </chart:series>
          <chart:series chart:style-name="ch21" chart:values-cell-range-address="Graficos.B35:Graficos.D35" chart:label-cell-address="Graficos.A35:Graficos.A35" chart:class="chart:line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2</text:p>
                <draw:g>
                  <svg:desc>Graficos.B23:Graficos.D23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MD-K=4</text:p>
                <draw:g>
                  <svg:desc>Graficos.A24:Graficos.A24</svg:desc>
                </draw:g>
              </table:table-cell>
              <table:table-cell office:value-type="float" office:value="2.92242482119994">
                <text:p>2.92242482119994</text:p>
                <draw:g>
                  <svg:desc>Graficos.B24:Graficos.D24</svg:desc>
                </draw:g>
              </table:table-cell>
              <table:table-cell office:value-type="float" office:value="3.01641732298491">
                <text:p>3.01641732298491</text:p>
              </table:table-cell>
              <table:table-cell office:value-type="float" office:value="3.01641732298491">
                <text:p>3.01641732298491</text:p>
              </table:table-cell>
            </table:table-row>
            <table:table-row>
              <table:table-cell office:value-type="string">
                <text:p>MD-K=8</text:p>
                <draw:g>
                  <svg:desc>Graficos.A25:Graficos.A25</svg:desc>
                </draw:g>
              </table:table-cell>
              <table:table-cell office:value-type="float" office:value="6.55850984349287">
                <text:p>6.55850984349287</text:p>
                <draw:g>
                  <svg:desc>Graficos.B25:Graficos.D25</svg:desc>
                </draw:g>
              </table:table-cell>
              <table:table-cell office:value-type="float" office:value="4.95523382788343">
                <text:p>4.95523382788343</text:p>
              </table:table-cell>
              <table:table-cell office:value-type="float" office:value="6.91273432644031">
                <text:p>6.91273432644031</text:p>
              </table:table-cell>
            </table:table-row>
            <table:table-row>
              <table:table-cell office:value-type="string">
                <text:p>MD-K=12</text:p>
                <draw:g>
                  <svg:desc>Graficos.A26:Graficos.A26</svg:desc>
                </draw:g>
              </table:table-cell>
              <table:table-cell office:value-type="float" office:value="9.12048414787667">
                <text:p>9.12048414787667</text:p>
                <draw:g>
                  <svg:desc>Graficos.B26:Graficos.D26</svg:desc>
                </draw:g>
              </table:table-cell>
              <table:table-cell office:value-type="float" office:value="7.8000662469757">
                <text:p>7.8000662469757</text:p>
              </table:table-cell>
              <table:table-cell office:value-type="float" office:value="10.6219389312619">
                <text:p>10.6219389312619</text:p>
              </table:table-cell>
            </table:table-row>
            <table:table-row>
              <table:table-cell office:value-type="string">
                <text:p>MH-K=4 P=4</text:p>
                <draw:g>
                  <svg:desc>Graficos.A27:Graficos.A27</svg:desc>
                </draw:g>
              </table:table-cell>
              <table:table-cell office:value-type="float" office:value="7.22678738041128">
                <text:p>7.22678738041128</text:p>
                <draw:g>
                  <svg:desc>Graficos.B27:Graficos.D27</svg:desc>
                </draw:g>
              </table:table-cell>
              <table:table-cell office:value-type="float" office:value="7.58424802108926">
                <text:p>7.58424802108926</text:p>
              </table:table-cell>
              <table:table-cell office:value-type="float" office:value="11.7190945457238">
                <text:p>11.7190945457238</text:p>
              </table:table-cell>
            </table:table-row>
            <table:table-row>
              <table:table-cell office:value-type="string">
                <text:p>MH-K=4 P=8</text:p>
                <draw:g>
                  <svg:desc>Graficos.A28:Graficos.A28</svg:desc>
                </draw:g>
              </table:table-cell>
              <table:table-cell office:value-type="float" office:value="8.82381956818731">
                <text:p>8.82381956818731</text:p>
                <draw:g>
                  <svg:desc>Graficos.B28:Graficos.D28</svg:desc>
                </draw:g>
              </table:table-cell>
              <table:table-cell office:value-type="float" office:value="9.82664170737039">
                <text:p>9.82664170737039</text:p>
              </table:table-cell>
              <table:table-cell office:value-type="float" office:value="13.0121062706951">
                <text:p>13.0121062706951</text:p>
              </table:table-cell>
            </table:table-row>
            <table:table-row>
              <table:table-cell office:value-type="string">
                <text:p>MH-K=4 P=12</text:p>
                <draw:g>
                  <svg:desc>Graficos.A29:Graficos.A29</svg:desc>
                </draw:g>
              </table:table-cell>
              <table:table-cell office:value-type="float" office:value="9.13575744230752">
                <text:p>9.13575744230752</text:p>
                <draw:g>
                  <svg:desc>Graficos.B29:Graficos.D29</svg:desc>
                </draw:g>
              </table:table-cell>
              <table:table-cell office:value-type="float" office:value="10.2921718968155">
                <text:p>10.2921718968155</text:p>
              </table:table-cell>
              <table:table-cell office:value-type="float" office:value="12.9025978184954">
                <text:p>12.9025978184954</text:p>
              </table:table-cell>
            </table:table-row>
            <table:table-row>
              <table:table-cell office:value-type="string">
                <text:p>MH-K=8 P=4</text:p>
                <draw:g>
                  <svg:desc>Graficos.A30:Graficos.A30</svg:desc>
                </draw:g>
              </table:table-cell>
              <table:table-cell office:value-type="float" office:value="10.363063372785">
                <text:p>10.363063372785</text:p>
                <draw:g>
                  <svg:desc>Graficos.B30:Graficos.D30</svg:desc>
                </draw:g>
              </table:table-cell>
              <table:table-cell office:value-type="float" office:value="10.375005222264">
                <text:p>10.375005222264</text:p>
              </table:table-cell>
              <table:table-cell office:value-type="float" office:value="15.1338255906425">
                <text:p>15.1338255906425</text:p>
              </table:table-cell>
            </table:table-row>
            <table:table-row>
              <table:table-cell office:value-type="string">
                <text:p>MH-K=8 P=8</text:p>
                <draw:g>
                  <svg:desc>Graficos.A31:Graficos.A31</svg:desc>
                </draw:g>
              </table:table-cell>
              <table:table-cell office:value-type="float" office:value="11.2215742106527">
                <text:p>11.2215742106527</text:p>
                <draw:g>
                  <svg:desc>Graficos.B31:Graficos.D31</svg:desc>
                </draw:g>
              </table:table-cell>
              <table:table-cell office:value-type="float" office:value="10.5886080290631">
                <text:p>10.5886080290631</text:p>
              </table:table-cell>
              <table:table-cell office:value-type="float" office:value="15.4233084265898">
                <text:p>15.4233084265898</text:p>
              </table:table-cell>
            </table:table-row>
            <table:table-row>
              <table:table-cell office:value-type="string">
                <text:p>MH-K=8 P=12</text:p>
                <draw:g>
                  <svg:desc>Graficos.A32:Graficos.A32</svg:desc>
                </draw:g>
              </table:table-cell>
              <table:table-cell office:value-type="float" office:value="10.8276777478287">
                <text:p>10.8276777478287</text:p>
                <draw:g>
                  <svg:desc>Graficos.B32:Graficos.D32</svg:desc>
                </draw:g>
              </table:table-cell>
              <table:table-cell office:value-type="float" office:value="10.7577660160708">
                <text:p>10.7577660160708</text:p>
              </table:table-cell>
              <table:table-cell office:value-type="float" office:value="15.0765327152088">
                <text:p>15.0765327152088</text:p>
              </table:table-cell>
            </table:table-row>
            <table:table-row>
              <table:table-cell office:value-type="string">
                <text:p>MH-K=12 P=4</text:p>
                <draw:g>
                  <svg:desc>Graficos.A33:Graficos.A33</svg:desc>
                </draw:g>
              </table:table-cell>
              <table:table-cell office:value-type="float" office:value="10.7874336889935">
                <text:p>10.7874336889935</text:p>
                <draw:g>
                  <svg:desc>Graficos.B33:Graficos.D33</svg:desc>
                </draw:g>
              </table:table-cell>
              <table:table-cell office:value-type="float" office:value="11.2373458040043">
                <text:p>11.2373458040043</text:p>
              </table:table-cell>
              <table:table-cell office:value-type="float" office:value="16.3467576418483">
                <text:p>16.3467576418483</text:p>
              </table:table-cell>
            </table:table-row>
            <table:table-row>
              <table:table-cell office:value-type="string">
                <text:p>MH-K=12 P=8</text:p>
                <draw:g>
                  <svg:desc>Graficos.A34:Graficos.A34</svg:desc>
                </draw:g>
              </table:table-cell>
              <table:table-cell office:value-type="float" office:value="10.3389482538945">
                <text:p>10.3389482538945</text:p>
                <draw:g>
                  <svg:desc>Graficos.B34:Graficos.D34</svg:desc>
                </draw:g>
              </table:table-cell>
              <table:table-cell office:value-type="float" office:value="10.7145674939578">
                <text:p>10.7145674939578</text:p>
              </table:table-cell>
              <table:table-cell office:value-type="float" office:value="16.1235368036522">
                <text:p>16.1235368036522</text:p>
              </table:table-cell>
            </table:table-row>
            <table:table-row>
              <table:table-cell office:value-type="string">
                <text:p>MH-K=12 P=12</text:p>
                <draw:g>
                  <svg:desc>Graficos.A35:Graficos.A35</svg:desc>
                </draw:g>
              </table:table-cell>
              <table:table-cell office:value-type="float" office:value="9.72598795559094">
                <text:p>9.72598795559094</text:p>
                <draw:g>
                  <svg:desc>Graficos.B35:Graficos.D35</svg:desc>
                </draw:g>
              </table:table-cell>
              <table:table-cell office:value-type="float" office:value="10.6964570788965">
                <text:p>10.6964570788965</text:p>
              </table:table-cell>
              <table:table-cell office:value-type="float" office:value="15.9606893458954">
                <text:p>15.96068934589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4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322cm" svg:height="10.869cm" xlink:href=".." xlink:type="simple" chart:class="chart:line" chart:style-name="ch1">
        <chart:title svg:x="7.514cm" svg:y="0.353cm" chart:style-name="ch2">
          <text:p>Gráfico de Eficiencia</text:p>
        </chart:title>
        <chart:legend chart:legend-position="end" svg:x="15.597cm" svg:y="2.396cm" style:legend-expansion="high" chart:style-name="ch3"/>
        <chart:plot-area chart:style-name="ch4" table:cell-range-address="Graficos.A49:Graficos.D61" chart:data-source-has-labels="both" svg:x="1.397cm" svg:y="1.349cm" svg:width="13.814cm" svg:height="8.322cm">
          <chartooo:coordinate-region svg:x="2.68cm" svg:y="1.548cm" svg:width="12.159cm" svg:height="7.476cm"/>
          <chart:axis chart:dimension="x" chart:name="primary-x" chart:style-name="ch5" chartooo:axis-type="auto">
            <chartooo:date-scale/>
            <chart:title svg:x="6.553cm" svg:y="9.888cm" chart:style-name="ch6">
              <text:p>Tamaño Matriz NxN (N)</text:p>
            </chart:title>
            <chart:categories table:cell-range-address="Graficos.B49:Graficos.D49"/>
          </chart:axis>
          <chart:axis chart:dimension="y" chart:name="primary-y" chart:style-name="ch7">
            <chart:title svg:x="0.451cm" svg:y="6.52cm" chart:style-name="ch8">
              <text:p>Eficiencia (E)</text:p>
            </chart:title>
            <chart:grid chart:style-name="ch9" chart:class="major"/>
          </chart:axis>
          <chart:series chart:style-name="ch10" chart:values-cell-range-address="Graficos.B50:Graficos.D50" chart:label-cell-address="Graficos.A50:Graficos.A50" chart:class="chart:line">
            <chart:data-point chart:repeated="3"/>
          </chart:series>
          <chart:series chart:style-name="ch11" chart:values-cell-range-address="Graficos.B51:Graficos.D51" chart:label-cell-address="Graficos.A51:Graficos.A51" chart:class="chart:line">
            <chart:data-point chart:repeated="3"/>
          </chart:series>
          <chart:series chart:style-name="ch12" chart:values-cell-range-address="Graficos.B52:Graficos.D52" chart:label-cell-address="Graficos.A52:Graficos.A52" chart:class="chart:line">
            <chart:data-point chart:repeated="3"/>
          </chart:series>
          <chart:series chart:style-name="ch13" chart:values-cell-range-address="Graficos.B53:Graficos.D53" chart:label-cell-address="Graficos.A53:Graficos.A53" chart:class="chart:line">
            <chart:data-point chart:repeated="3"/>
          </chart:series>
          <chart:series chart:style-name="ch14" chart:values-cell-range-address="Graficos.B54:Graficos.D54" chart:label-cell-address="Graficos.A54:Graficos.A54" chart:class="chart:line">
            <chart:data-point chart:repeated="3"/>
          </chart:series>
          <chart:series chart:style-name="ch15" chart:values-cell-range-address="Graficos.B55:Graficos.D55" chart:label-cell-address="Graficos.A55:Graficos.A55" chart:class="chart:line">
            <chart:data-point chart:repeated="3"/>
          </chart:series>
          <chart:series chart:style-name="ch16" chart:values-cell-range-address="Graficos.B56:Graficos.D56" chart:label-cell-address="Graficos.A56:Graficos.A56" chart:class="chart:line">
            <chart:data-point chart:repeated="3"/>
          </chart:series>
          <chart:series chart:style-name="ch17" chart:values-cell-range-address="Graficos.B57:Graficos.D57" chart:label-cell-address="Graficos.A57:Graficos.A57" chart:class="chart:line">
            <chart:data-point chart:repeated="3"/>
          </chart:series>
          <chart:series chart:style-name="ch18" chart:values-cell-range-address="Graficos.B58:Graficos.D58" chart:label-cell-address="Graficos.A58:Graficos.A58" chart:class="chart:line">
            <chart:data-point chart:repeated="3"/>
          </chart:series>
          <chart:series chart:style-name="ch19" chart:values-cell-range-address="Graficos.B59:Graficos.D59" chart:label-cell-address="Graficos.A59:Graficos.A59" chart:class="chart:line">
            <chart:data-point chart:repeated="3"/>
          </chart:series>
          <chart:series chart:style-name="ch20" chart:values-cell-range-address="Graficos.B60:Graficos.D60" chart:label-cell-address="Graficos.A60:Graficos.A60" chart:class="chart:line">
            <chart:data-point chart:repeated="3"/>
          </chart:series>
          <chart:series chart:style-name="ch21" chart:values-cell-range-address="Graficos.B61:Graficos.D61" chart:label-cell-address="Graficos.A61:Graficos.A61" chart:class="chart:line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2</text:p>
                <draw:g>
                  <svg:desc>Graficos.B49:Graficos.D49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MD-K=4</text:p>
                <draw:g>
                  <svg:desc>Graficos.A50:Graficos.A50</svg:desc>
                </draw:g>
              </table:table-cell>
              <table:table-cell office:value-type="float" office:value="73.0606205299984">
                <text:p>73.0606205299984</text:p>
                <draw:g>
                  <svg:desc>Graficos.B50:Graficos.D50</svg:desc>
                </draw:g>
              </table:table-cell>
              <table:table-cell office:value-type="float" office:value="61.7238550261924">
                <text:p>61.7238550261924</text:p>
              </table:table-cell>
              <table:table-cell office:value-type="float" office:value="75.4104330746227">
                <text:p>75.4104330746227</text:p>
              </table:table-cell>
            </table:table-row>
            <table:table-row>
              <table:table-cell office:value-type="string">
                <text:p>MD-K=8</text:p>
                <draw:g>
                  <svg:desc>Graficos.A51:Graficos.A51</svg:desc>
                </draw:g>
              </table:table-cell>
              <table:table-cell office:value-type="float" office:value="81.9813730436608">
                <text:p>81.9813730436608</text:p>
                <draw:g>
                  <svg:desc>Graficos.B51:Graficos.D51</svg:desc>
                </draw:g>
              </table:table-cell>
              <table:table-cell office:value-type="float" office:value="61.9404228485429">
                <text:p>61.9404228485429</text:p>
              </table:table-cell>
              <table:table-cell office:value-type="float" office:value="86.4091790805038">
                <text:p>86.4091790805038</text:p>
              </table:table-cell>
            </table:table-row>
            <table:table-row>
              <table:table-cell office:value-type="string">
                <text:p>MD-K=12</text:p>
                <draw:g>
                  <svg:desc>Graficos.A52:Graficos.A52</svg:desc>
                </draw:g>
              </table:table-cell>
              <table:table-cell office:value-type="float" office:value="76.0040345656389">
                <text:p>76.0040345656389</text:p>
                <draw:g>
                  <svg:desc>Graficos.B52:Graficos.D52</svg:desc>
                </draw:g>
              </table:table-cell>
              <table:table-cell office:value-type="float" office:value="65.0005520581308">
                <text:p>65.0005520581308</text:p>
              </table:table-cell>
              <table:table-cell office:value-type="float" office:value="88.5161577605162">
                <text:p>88.5161577605162</text:p>
              </table:table-cell>
            </table:table-row>
            <table:table-row>
              <table:table-cell office:value-type="string">
                <text:p>MH-K=4 P=4</text:p>
                <draw:g>
                  <svg:desc>Graficos.A53:Graficos.A53</svg:desc>
                </draw:g>
              </table:table-cell>
              <table:table-cell office:value-type="float" office:value="45.1674211275705">
                <text:p>45.1674211275705</text:p>
                <draw:g>
                  <svg:desc>Graficos.B53:Graficos.D53</svg:desc>
                </draw:g>
              </table:table-cell>
              <table:table-cell office:value-type="float" office:value="47.4015501318079">
                <text:p>47.4015501318079</text:p>
              </table:table-cell>
              <table:table-cell office:value-type="float" office:value="73.2443409107739">
                <text:p>73.2443409107739</text:p>
              </table:table-cell>
            </table:table-row>
            <table:table-row>
              <table:table-cell office:value-type="string">
                <text:p>MH-K=4 P=8</text:p>
                <draw:g>
                  <svg:desc>Graficos.A54:Graficos.A54</svg:desc>
                </draw:g>
              </table:table-cell>
              <table:table-cell office:value-type="float" office:value="27.5744361505853">
                <text:p>27.5744361505853</text:p>
                <draw:g>
                  <svg:desc>Graficos.B54:Graficos.D54</svg:desc>
                </draw:g>
              </table:table-cell>
              <table:table-cell office:value-type="float" office:value="30.7082553355325">
                <text:p>30.7082553355325</text:p>
              </table:table-cell>
              <table:table-cell office:value-type="float" office:value="40.6628320959221">
                <text:p>40.6628320959221</text:p>
              </table:table-cell>
            </table:table-row>
            <table:table-row>
              <table:table-cell office:value-type="string">
                <text:p>MH-K=4 P=12</text:p>
                <draw:g>
                  <svg:desc>Graficos.A55:Graficos.A55</svg:desc>
                </draw:g>
              </table:table-cell>
              <table:table-cell office:value-type="float" office:value="19.0328280048073">
                <text:p>19.0328280048073</text:p>
                <draw:g>
                  <svg:desc>Graficos.B55:Graficos.D55</svg:desc>
                </draw:g>
              </table:table-cell>
              <table:table-cell office:value-type="float" office:value="21.4420247850323">
                <text:p>21.4420247850323</text:p>
              </table:table-cell>
              <table:table-cell office:value-type="float" office:value="26.8804121218654">
                <text:p>26.8804121218654</text:p>
              </table:table-cell>
            </table:table-row>
            <table:table-row>
              <table:table-cell office:value-type="string">
                <text:p>MH-K=8 P=4</text:p>
                <draw:g>
                  <svg:desc>Graficos.A56:Graficos.A56</svg:desc>
                </draw:g>
              </table:table-cell>
              <table:table-cell office:value-type="float" office:value="32.384573039953">
                <text:p>32.384573039953</text:p>
                <draw:g>
                  <svg:desc>Graficos.B56:Graficos.D56</svg:desc>
                </draw:g>
              </table:table-cell>
              <table:table-cell office:value-type="float" office:value="32.4218913195749">
                <text:p>32.4218913195749</text:p>
              </table:table-cell>
              <table:table-cell office:value-type="float" office:value="47.2932049707579">
                <text:p>47.2932049707579</text:p>
              </table:table-cell>
            </table:table-row>
            <table:table-row>
              <table:table-cell office:value-type="string">
                <text:p>MH-K=8 P=8</text:p>
                <draw:g>
                  <svg:desc>Graficos.A57:Graficos.A57</svg:desc>
                </draw:g>
              </table:table-cell>
              <table:table-cell office:value-type="float" office:value="17.5337097041449">
                <text:p>17.5337097041449</text:p>
                <draw:g>
                  <svg:desc>Graficos.B57:Graficos.D57</svg:desc>
                </draw:g>
              </table:table-cell>
              <table:table-cell office:value-type="float" office:value="16.544700045411">
                <text:p>16.544700045411</text:p>
              </table:table-cell>
              <table:table-cell office:value-type="float" office:value="24.0989194165466">
                <text:p>24.0989194165466</text:p>
              </table:table-cell>
            </table:table-row>
            <table:table-row>
              <table:table-cell office:value-type="string">
                <text:p>MH-K=8 P=12</text:p>
                <draw:g>
                  <svg:desc>Graficos.A58:Graficos.A58</svg:desc>
                </draw:g>
              </table:table-cell>
              <table:table-cell office:value-type="float" office:value="11.2788309873216">
                <text:p>11.2788309873216</text:p>
                <draw:g>
                  <svg:desc>Graficos.B58:Graficos.D58</svg:desc>
                </draw:g>
              </table:table-cell>
              <table:table-cell office:value-type="float" office:value="11.2060062667405">
                <text:p>11.2060062667405</text:p>
              </table:table-cell>
              <table:table-cell office:value-type="float" office:value="15.7047215783425">
                <text:p>15.7047215783425</text:p>
              </table:table-cell>
            </table:table-row>
            <table:table-row>
              <table:table-cell office:value-type="string">
                <text:p>MH-K=12 P=4</text:p>
                <draw:g>
                  <svg:desc>Graficos.A59:Graficos.A59</svg:desc>
                </draw:g>
              </table:table-cell>
              <table:table-cell office:value-type="float" office:value="22.473820185403">
                <text:p>22.473820185403</text:p>
                <draw:g>
                  <svg:desc>Graficos.B59:Graficos.D59</svg:desc>
                </draw:g>
              </table:table-cell>
              <table:table-cell office:value-type="float" office:value="23.4111370916757">
                <text:p>23.4111370916757</text:p>
              </table:table-cell>
              <table:table-cell office:value-type="float" office:value="34.0557450871839">
                <text:p>34.0557450871839</text:p>
              </table:table-cell>
            </table:table-row>
            <table:table-row>
              <table:table-cell office:value-type="string">
                <text:p>MH-K=12 P=8</text:p>
                <draw:g>
                  <svg:desc>Graficos.A60:Graficos.A60</svg:desc>
                </draw:g>
              </table:table-cell>
              <table:table-cell office:value-type="float" office:value="10.7697377644734">
                <text:p>10.7697377644734</text:p>
                <draw:g>
                  <svg:desc>Graficos.B60:Graficos.D60</svg:desc>
                </draw:g>
              </table:table-cell>
              <table:table-cell office:value-type="float" office:value="11.161007806206">
                <text:p>11.161007806206</text:p>
              </table:table-cell>
              <table:table-cell office:value-type="float" office:value="16.7953508371377">
                <text:p>16.7953508371377</text:p>
              </table:table-cell>
            </table:table-row>
            <table:table-row>
              <table:table-cell office:value-type="string">
                <text:p>MH-K=12 P=12</text:p>
                <draw:g>
                  <svg:desc>Graficos.A61:Graficos.A61</svg:desc>
                </draw:g>
              </table:table-cell>
              <table:table-cell office:value-type="float" office:value="6.75415830249371">
                <text:p>6.75415830249371</text:p>
                <draw:g>
                  <svg:desc>Graficos.B61:Graficos.D61</svg:desc>
                </draw:g>
              </table:table-cell>
              <table:table-cell office:value-type="float" office:value="7.42809519367812">
                <text:p>7.42809519367812</text:p>
              </table:table-cell>
              <table:table-cell office:value-type="float" office:value="11.0838120457607">
                <text:p>11.08381204576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